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Object 0-0/content.xml"/>
  <manifest:file-entry manifest:media-type="text/xml" manifest:full-path="Object 0-0/styles.xml"/>
  <manifest:file-entry manifest:media-type="text/xml" manifest:full-path="Object 0-0/meta.xml"/>
  <manifest:file-entry manifest:media-type="application/vnd.oasis.opendocument.chart" manifest:full-path="Object 0-0"/>
  <manifest:file-entry manifest:media-type="text/xml" manifest:full-path="Object 0-1/content.xml"/>
  <manifest:file-entry manifest:media-type="text/xml" manifest:full-path="Object 0-1/styles.xml"/>
  <manifest:file-entry manifest:media-type="text/xml" manifest:full-path="Object 0-1/meta.xml"/>
  <manifest:file-entry manifest:media-type="application/vnd.oasis.opendocument.chart" manifest:full-path="Object 0-1"/>
  <manifest:file-entry manifest:media-type="text/xml" manifest:full-path="Object 0-2/content.xml"/>
  <manifest:file-entry manifest:media-type="text/xml" manifest:full-path="Object 0-2/styles.xml"/>
  <manifest:file-entry manifest:media-type="text/xml" manifest:full-path="Object 0-2/meta.xml"/>
  <manifest:file-entry manifest:media-type="application/vnd.oasis.opendocument.chart" manifest:full-path="Object 0-2"/>
  <manifest:file-entry manifest:media-type="text/xml" manifest:full-path="Object 0-3/content.xml"/>
  <manifest:file-entry manifest:media-type="text/xml" manifest:full-path="Object 0-3/styles.xml"/>
  <manifest:file-entry manifest:media-type="text/xml" manifest:full-path="Object 0-3/meta.xml"/>
  <manifest:file-entry manifest:media-type="application/vnd.oasis.opendocument.chart" manifest:full-path="Object 0-3"/>
  <manifest:file-entry manifest:media-type="text/xml" manifest:full-path="Object 1-0/content.xml"/>
  <manifest:file-entry manifest:media-type="text/xml" manifest:full-path="Object 1-0/styles.xml"/>
  <manifest:file-entry manifest:media-type="text/xml" manifest:full-path="Object 1-0/meta.xml"/>
  <manifest:file-entry manifest:media-type="application/vnd.oasis.opendocument.chart" manifest:full-path="Object 1-0"/>
  <manifest:file-entry manifest:media-type="text/xml" manifest:full-path="Object 1-1/content.xml"/>
  <manifest:file-entry manifest:media-type="text/xml" manifest:full-path="Object 1-1/styles.xml"/>
  <manifest:file-entry manifest:media-type="text/xml" manifest:full-path="Object 1-1/meta.xml"/>
  <manifest:file-entry manifest:media-type="application/vnd.oasis.opendocument.chart" manifest:full-path="Object 1-1"/>
  <manifest:file-entry manifest:media-type="text/xml" manifest:full-path="Object 2-0/content.xml"/>
  <manifest:file-entry manifest:media-type="text/xml" manifest:full-path="Object 2-0/styles.xml"/>
  <manifest:file-entry manifest:media-type="text/xml" manifest:full-path="Object 2-0/meta.xml"/>
  <manifest:file-entry manifest:media-type="application/vnd.oasis.opendocument.chart" manifest:full-path="Object 2-0"/>
  <manifest:file-entry manifest:media-type="text/xml" manifest:full-path="Object 2-1/content.xml"/>
  <manifest:file-entry manifest:media-type="text/xml" manifest:full-path="Object 2-1/styles.xml"/>
  <manifest:file-entry manifest:media-type="text/xml" manifest:full-path="Object 2-1/meta.xml"/>
  <manifest:file-entry manifest:media-type="application/vnd.oasis.opendocument.chart" manifest:full-path="Object 2-1"/>
  <manifest:file-entry manifest:media-type="text/xml" manifest:full-path="Object 2-2/content.xml"/>
  <manifest:file-entry manifest:media-type="text/xml" manifest:full-path="Object 2-2/styles.xml"/>
  <manifest:file-entry manifest:media-type="text/xml" manifest:full-path="Object 2-2/meta.xml"/>
  <manifest:file-entry manifest:media-type="application/vnd.oasis.opendocument.chart" manifest:full-path="Object 2-2"/>
  <manifest:file-entry manifest:media-type="text/xml" manifest:full-path="Object 2-3/content.xml"/>
  <manifest:file-entry manifest:media-type="text/xml" manifest:full-path="Object 2-3/styles.xml"/>
  <manifest:file-entry manifest:media-type="text/xml" manifest:full-path="Object 2-3/meta.xml"/>
  <manifest:file-entry manifest:media-type="application/vnd.oasis.opendocument.chart" manifest:full-path="Object 2-3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5729166666666666in"/>
    </style:style>
    <style:style style:name="co3" style:family="table-column">
      <style:table-column-properties fo:break-before="auto" style:column-width="0.59375in"/>
    </style:style>
    <style:style style:name="co4" style:family="table-column">
      <style:table-column-properties fo:break-before="auto" style:column-width="0.6770833333333334in"/>
    </style:style>
    <style:style style:name="co5" style:family="table-column">
      <style:table-column-properties fo:break-before="auto" style:column-width="0.6458333333333334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0.5208333333333334in"/>
    </style:style>
    <style:style style:name="co8" style:family="table-column">
      <style:table-column-properties fo:break-before="auto" style:column-width="0.6041666666666666in"/>
    </style:style>
    <style:style style:name="co9" style:family="table-column">
      <style:table-column-properties fo:break-before="auto" style:column-width="0.5625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0.4791666666666667in"/>
    </style:style>
    <style:style style:name="co13" style:family="table-column">
      <style:table-column-properties fo:break-before="auto" style:column-width="0.8541666666666666in"/>
    </style:style>
    <style:style style:name="co14" style:family="table-column">
      <style:table-column-properties fo:break-before="auto" style:column-width="0.770833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3958333333333334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roblem 4">
      <style:table-properties table:display="true" style:writing-mode="lr-tb"/>
    </style:style>
    <style:style style:name="ta2" style:family="table" style:master-page-name="PageStyle_5f_problem5">
      <style:table-properties table:display="true" style:writing-mode="lr-tb"/>
    </style:style>
    <style:style style:name="ta3" style:family="table" style:master-page-name="PageStyle_5f_problem6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4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5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  <style:style style:name="S6" style:family="graphic">
      <style:graphic-properties fo:wrap-option="wrap" draw:textarea-vertical-align="top" draw:textarea-horizontal-align="left" draw:stroke="solid" svg:stroke-width="0.0208in" svg:stroke-color="#000000" svg:stroke-opacity="100%"/>
      <style:paragraph-properties fo:text-align="start" fo:margin-left="0cm"/>
    </style:style>
  </office:automatic-styles>
  <office:body>
    <office:spreadsheet>
      <table:table table:name="problem 4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amount</text:p>
          </table:table-cell>
          <table:table-cell table:style-name="ce22" office:value-type="string">
            <text:p>greedy coins</text:p>
          </table:table-cell>
          <table:table-cell table:style-name="ce22" office:value-type="string">
            <text:p>dp coins</text:p>
          </table:table-cell>
          <table:table-cell table:style-name="ce22" office:value-type="string">
            <text:p>greedy time</text:p>
          </table:table-cell>
          <table:table-cell table:style-name="ce22" office:value-type="string">
            <text:p>dp time</text:p>
          </table:table-cell>
        </table:table-row>
        <table:table-row table:style-name="ro2">
          <table:table-cell table:style-name="ce23" office:value-type="float" office:value="2010">
            <text:p>201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.002138">
            <text:p>0.002138</text:p>
          </table:table-cell>
          <table:table-cell table:style-name="ce23" office:value-type="float" office:value="3.37967">
            <text:p>3.37967</text:p>
          </table:table-cell>
          <table:table-cell>
            <draw:frame table:end-cell-address="problem 4.J16" svg:x="0.05cm" svg:y="0.05cm" svg:width="13.23cm" svg:height="8.18cm" draw:z-index="0" draw:name="Chart 1" draw:style-name="gr1">
              <draw:object draw:notify-on-update-of-ranges="'problem 4'.B2:'problem 4'.B40 " xlink:href="./Object 0-0" xlink:type="simple" xlink:show="embed" xlink:actuate="onLoad"/>
              <draw:image xlink:href="./ObjectReplacements/Object 0-0" xlink:show="embed" xlink:actuate="onLoad"/>
            </draw:frame>
          </table:table-cell>
        </table:table-row>
        <table:table-row table:style-name="ro2">
          <table:table-cell table:style-name="ce23" office:value-type="float" office:value="2015">
            <text:p>201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36">
            <text:p>0.002136</text:p>
          </table:table-cell>
          <table:table-cell table:style-name="ce23" office:value-type="float" office:value="3.39256">
            <text:p>3.39256</text:p>
          </table:table-cell>
        </table:table-row>
        <table:table-row table:style-name="ro2">
          <table:table-cell table:style-name="ce23" office:value-type="float" office:value="2020">
            <text:p>202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81">
            <text:p>0.002181</text:p>
          </table:table-cell>
          <table:table-cell table:style-name="ce23" office:value-type="float" office:value="3.42028">
            <text:p>3.42028</text:p>
          </table:table-cell>
        </table:table-row>
        <table:table-row table:style-name="ro2">
          <table:table-cell table:style-name="ce23" office:value-type="float" office:value="2025">
            <text:p>202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.002125">
            <text:p>0.002125</text:p>
          </table:table-cell>
          <table:table-cell table:style-name="ce23" office:value-type="float" office:value="3.4096">
            <text:p>3.4096</text:p>
          </table:table-cell>
        </table:table-row>
        <table:table-row table:style-name="ro2">
          <table:table-cell table:style-name="ce23" office:value-type="float" office:value="2030">
            <text:p>203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278">
            <text:p>0.002278</text:p>
          </table:table-cell>
          <table:table-cell table:style-name="ce23" office:value-type="float" office:value="3.41309">
            <text:p>3.41309</text:p>
          </table:table-cell>
        </table:table-row>
        <table:table-row table:style-name="ro2">
          <table:table-cell table:style-name="ce23" office:value-type="float" office:value="2035">
            <text:p>203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2">
            <text:p>0.00212</text:p>
          </table:table-cell>
          <table:table-cell table:style-name="ce23" office:value-type="float" office:value="3.40577">
            <text:p>3.40577</text:p>
          </table:table-cell>
        </table:table-row>
        <table:table-row table:style-name="ro2">
          <table:table-cell table:style-name="ce23" office:value-type="float" office:value="2040">
            <text:p>204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26">
            <text:p>0.002126</text:p>
          </table:table-cell>
          <table:table-cell table:style-name="ce23" office:value-type="float" office:value="3.43308">
            <text:p>3.43308</text:p>
          </table:table-cell>
        </table:table-row>
        <table:table-row table:style-name="ro2">
          <table:table-cell table:style-name="ce23" office:value-type="float" office:value="2045">
            <text:p>204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72">
            <text:p>0.002172</text:p>
          </table:table-cell>
          <table:table-cell table:style-name="ce23" office:value-type="float" office:value="3.4413">
            <text:p>3.4413</text:p>
          </table:table-cell>
        </table:table-row>
        <table:table-row table:style-name="ro2">
          <table:table-cell table:style-name="ce23" office:value-type="float" office:value="2050">
            <text:p>205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.002146">
            <text:p>0.002146</text:p>
          </table:table-cell>
          <table:table-cell table:style-name="ce23" office:value-type="float" office:value="3.4892">
            <text:p>3.4892</text:p>
          </table:table-cell>
        </table:table-row>
        <table:table-row table:style-name="ro2">
          <table:table-cell table:style-name="ce23" office:value-type="float" office:value="2055">
            <text:p>205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39">
            <text:p>0.00239</text:p>
          </table:table-cell>
          <table:table-cell table:style-name="ce23" office:value-type="float" office:value="3.43409">
            <text:p>3.43409</text:p>
          </table:table-cell>
        </table:table-row>
        <table:table-row table:style-name="ro2">
          <table:table-cell table:style-name="ce23" office:value-type="float" office:value="2060">
            <text:p>206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32">
            <text:p>0.002132</text:p>
          </table:table-cell>
          <table:table-cell table:style-name="ce23" office:value-type="float" office:value="3.47326">
            <text:p>3.47326</text:p>
          </table:table-cell>
        </table:table-row>
        <table:table-row table:style-name="ro2">
          <table:table-cell table:style-name="ce23" office:value-type="float" office:value="2065">
            <text:p>206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45883">
            <text:p>3.45883</text:p>
          </table:table-cell>
        </table:table-row>
        <table:table-row table:style-name="ro2">
          <table:table-cell table:style-name="ce23" office:value-type="float" office:value="2070">
            <text:p>207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24">
            <text:p>0.002124</text:p>
          </table:table-cell>
          <table:table-cell table:style-name="ce23" office:value-type="float" office:value="3.44417">
            <text:p>3.44417</text:p>
          </table:table-cell>
        </table:table-row>
        <table:table-row table:style-name="ro2">
          <table:table-cell table:style-name="ce23" office:value-type="float" office:value="2075">
            <text:p>2075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102">
            <text:p>0.002102</text:p>
          </table:table-cell>
          <table:table-cell table:style-name="ce23" office:value-type="float" office:value="3.49894">
            <text:p>3.49894</text:p>
          </table:table-cell>
        </table:table-row>
        <table:table-row table:style-name="ro2">
          <table:table-cell table:style-name="ce23" office:value-type="float" office:value="2080">
            <text:p>208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15">
            <text:p>0.002115</text:p>
          </table:table-cell>
          <table:table-cell table:style-name="ce23" office:value-type="float" office:value="3.55028">
            <text:p>3.55028</text:p>
          </table:table-cell>
        </table:table-row>
        <table:table-row table:style-name="ro2">
          <table:table-cell table:style-name="ce23" office:value-type="float" office:value="2085">
            <text:p>208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29">
            <text:p>0.002129</text:p>
          </table:table-cell>
          <table:table-cell table:style-name="ce23" office:value-type="float" office:value="3.5207">
            <text:p>3.5207</text:p>
          </table:table-cell>
        </table:table-row>
        <table:table-row table:style-name="ro2">
          <table:table-cell table:style-name="ce23" office:value-type="float" office:value="2090">
            <text:p>209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17">
            <text:p>0.002117</text:p>
          </table:table-cell>
          <table:table-cell table:style-name="ce23" office:value-type="float" office:value="3.51547">
            <text:p>3.51547</text:p>
          </table:table-cell>
          <table:table-cell>
            <draw:frame table:end-cell-address="problem 4.J32" svg:x="0.08cm" svg:y="0.11cm" svg:width="13.23cm" svg:height="8.18cm" draw:z-index="1" draw:name="Chart 4" draw:style-name="gr2">
              <draw:object draw:notify-on-update-of-ranges="'problem 4'.C2:'problem 4'.C40 " xlink:href="./Object 0-1" xlink:type="simple" xlink:show="embed" xlink:actuate="onLoad"/>
              <draw:image xlink:href="./ObjectReplacements/Object 0-1" xlink:show="embed" xlink:actuate="onLoad"/>
            </draw:frame>
          </table:table-cell>
        </table:table-row>
        <table:table-row table:style-name="ro2">
          <table:table-cell table:style-name="ce23" office:value-type="float" office:value="2095">
            <text:p>209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211">
            <text:p>0.002211</text:p>
          </table:table-cell>
          <table:table-cell table:style-name="ce23" office:value-type="float" office:value="3.5197">
            <text:p>3.5197</text:p>
          </table:table-cell>
        </table:table-row>
        <table:table-row table:style-name="ro2">
          <table:table-cell table:style-name="ce23" office:value-type="float" office:value="2100">
            <text:p>210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.002089">
            <text:p>0.002089</text:p>
          </table:table-cell>
          <table:table-cell table:style-name="ce23" office:value-type="float" office:value="3.54442">
            <text:p>3.54442</text:p>
          </table:table-cell>
        </table:table-row>
        <table:table-row table:style-name="ro2">
          <table:table-cell table:style-name="ce23" office:value-type="float" office:value="2105">
            <text:p>210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57812">
            <text:p>3.57812</text:p>
          </table:table-cell>
        </table:table-row>
        <table:table-row table:style-name="ro2">
          <table:table-cell table:style-name="ce23" office:value-type="float" office:value="2110">
            <text:p>211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66">
            <text:p>0.002166</text:p>
          </table:table-cell>
          <table:table-cell table:style-name="ce23" office:value-type="float" office:value="3.57149">
            <text:p>3.57149</text:p>
          </table:table-cell>
        </table:table-row>
        <table:table-row table:style-name="ro2">
          <table:table-cell table:style-name="ce23" office:value-type="float" office:value="2115">
            <text:p>211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12">
            <text:p>0.002112</text:p>
          </table:table-cell>
          <table:table-cell table:style-name="ce23" office:value-type="float" office:value="3.59001">
            <text:p>3.59001</text:p>
          </table:table-cell>
        </table:table-row>
        <table:table-row table:style-name="ro2">
          <table:table-cell table:style-name="ce23" office:value-type="float" office:value="2120">
            <text:p>212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267">
            <text:p>0.002267</text:p>
          </table:table-cell>
          <table:table-cell table:style-name="ce23" office:value-type="float" office:value="3.56738">
            <text:p>3.56738</text:p>
          </table:table-cell>
        </table:table-row>
        <table:table-row table:style-name="ro2">
          <table:table-cell table:style-name="ce23" office:value-type="float" office:value="2125">
            <text:p>2125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37">
            <text:p>0.00237</text:p>
          </table:table-cell>
          <table:table-cell table:style-name="ce23" office:value-type="float" office:value="3.54797">
            <text:p>3.54797</text:p>
          </table:table-cell>
        </table:table-row>
        <table:table-row table:style-name="ro2">
          <table:table-cell table:style-name="ce23" office:value-type="float" office:value="2130">
            <text:p>213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14">
            <text:p>0.002114</text:p>
          </table:table-cell>
          <table:table-cell table:style-name="ce23" office:value-type="float" office:value="3.5786">
            <text:p>3.5786</text:p>
          </table:table-cell>
        </table:table-row>
        <table:table-row table:style-name="ro2">
          <table:table-cell table:style-name="ce23" office:value-type="float" office:value="2135">
            <text:p>213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097">
            <text:p>0.002097</text:p>
          </table:table-cell>
          <table:table-cell table:style-name="ce23" office:value-type="float" office:value="3.63435">
            <text:p>3.63435</text:p>
          </table:table-cell>
        </table:table-row>
        <table:table-row table:style-name="ro2">
          <table:table-cell table:style-name="ce23" office:value-type="float" office:value="2140">
            <text:p>214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03">
            <text:p>0.002103</text:p>
          </table:table-cell>
          <table:table-cell table:style-name="ce23" office:value-type="float" office:value="3.61402">
            <text:p>3.61402</text:p>
          </table:table-cell>
        </table:table-row>
        <table:table-row table:style-name="ro2">
          <table:table-cell table:style-name="ce23" office:value-type="float" office:value="2145">
            <text:p>21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02">
            <text:p>0.002102</text:p>
          </table:table-cell>
          <table:table-cell table:style-name="ce23" office:value-type="float" office:value="3.63954">
            <text:p>3.63954</text:p>
          </table:table-cell>
        </table:table-row>
        <table:table-row table:style-name="ro2">
          <table:table-cell table:style-name="ce23" office:value-type="float" office:value="2150">
            <text:p>2150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.002137">
            <text:p>0.002137</text:p>
          </table:table-cell>
          <table:table-cell table:style-name="ce23" office:value-type="float" office:value="3.62034">
            <text:p>3.62034</text:p>
          </table:table-cell>
        </table:table-row>
        <table:table-row table:style-name="ro2">
          <table:table-cell table:style-name="ce23" office:value-type="float" office:value="2155">
            <text:p>215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04">
            <text:p>0.002104</text:p>
          </table:table-cell>
          <table:table-cell table:style-name="ce23" office:value-type="float" office:value="3.66065">
            <text:p>3.66065</text:p>
          </table:table-cell>
        </table:table-row>
        <table:table-row table:style-name="ro2">
          <table:table-cell table:style-name="ce23" office:value-type="float" office:value="2160">
            <text:p>216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145">
            <text:p>0.002145</text:p>
          </table:table-cell>
          <table:table-cell table:style-name="ce23" office:value-type="float" office:value="3.66425">
            <text:p>3.66425</text:p>
          </table:table-cell>
        </table:table-row>
        <table:table-row table:style-name="ro2">
          <table:table-cell table:style-name="ce23" office:value-type="float" office:value="2165">
            <text:p>216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56">
            <text:p>0.002156</text:p>
          </table:table-cell>
          <table:table-cell table:style-name="ce23" office:value-type="float" office:value="3.64831">
            <text:p>3.64831</text:p>
            <draw:frame table:end-cell-address="problem 4.J48" svg:x="1.61cm" svg:y="0.5cm" svg:width="13.28cm" svg:height="8.23cm" draw:z-index="2" draw:name="Chart 6" draw:style-name="gr3">
              <draw:object draw:notify-on-update-of-ranges="'problem 4'.D2:'problem 4'.D40 " xlink:href="./Object 0-2" xlink:type="simple" xlink:show="embed" xlink:actuate="onLoad"/>
              <draw:image xlink:href="./ObjectReplacements/Object 0-2" xlink:show="embed" xlink:actuate="onLoad"/>
            </draw:frame>
          </table:table-cell>
        </table:table-row>
        <table:table-row table:style-name="ro2">
          <table:table-cell table:style-name="ce23" office:value-type="float" office:value="2170">
            <text:p>217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15">
            <text:p>0.002115</text:p>
          </table:table-cell>
          <table:table-cell table:style-name="ce23" office:value-type="float" office:value="3.64878">
            <text:p>3.64878</text:p>
          </table:table-cell>
        </table:table-row>
        <table:table-row table:style-name="ro2">
          <table:table-cell table:style-name="ce23" office:value-type="float" office:value="2175">
            <text:p>2175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6546">
            <text:p>3.6546</text:p>
          </table:table-cell>
        </table:table-row>
        <table:table-row table:style-name="ro2">
          <table:table-cell table:style-name="ce23" office:value-type="float" office:value="2180">
            <text:p>2180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11">
            <text:p>0.00211</text:p>
          </table:table-cell>
          <table:table-cell table:style-name="ce23" office:value-type="float" office:value="3.6377">
            <text:p>3.6377</text:p>
          </table:table-cell>
        </table:table-row>
        <table:table-row table:style-name="ro2">
          <table:table-cell table:style-name="ce23" office:value-type="float" office:value="2185">
            <text:p>218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.002091">
            <text:p>0.002091</text:p>
          </table:table-cell>
          <table:table-cell table:style-name="ce23" office:value-type="float" office:value="3.67051">
            <text:p>3.67051</text:p>
          </table:table-cell>
        </table:table-row>
        <table:table-row table:style-name="ro2">
          <table:table-cell table:style-name="ce23" office:value-type="float" office:value="2190">
            <text:p>2190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.00211">
            <text:p>0.00211</text:p>
          </table:table-cell>
          <table:table-cell table:style-name="ce23" office:value-type="float" office:value="3.72922">
            <text:p>3.72922</text:p>
          </table:table-cell>
        </table:table-row>
        <table:table-row table:style-name="ro2">
          <table:table-cell table:style-name="ce23" office:value-type="float" office:value="2195">
            <text:p>219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0.002111">
            <text:p>0.002111</text:p>
          </table:table-cell>
          <table:table-cell table:style-name="ce23" office:value-type="float" office:value="3.6946">
            <text:p>3.6946</text:p>
          </table:table-cell>
        </table:table-row>
        <table:table-row table:style-name="ro2">
          <table:table-cell table:style-name="ce23" office:value-type="float" office:value="2200">
            <text:p>220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67028">
            <text:p>3.67028</text:p>
          </table:table-cell>
        </table:table-row>
        <table:table-row table:number-rows-repeated="9" table:style-name="ro1"/>
        <table:table-row table:style-name="ro1">
          <table:table-cell table:number-columns-repeated="5"/>
          <table:table-cell>
            <draw:frame table:end-cell-address="problem 4.J64" svg:x="0cm" svg:y="0cm" svg:width="13.28cm" svg:height="8.23cm" draw:z-index="3" draw:name="Chart 7" draw:style-name="gr4">
              <draw:object draw:notify-on-update-of-ranges="'problem 4'.E2:'problem 4'.E40 " xlink:href="./Object 0-3" xlink:type="simple" xlink:show="embed" xlink:actuate="onLoad"/>
              <draw:image xlink:href="./ObjectReplacements/Object 0-3" xlink:show="embed" xlink:actuate="onLoad"/>
            </draw:frame>
          </table:table-cell>
        </table:table-row>
      </table:table>
      <table:table table:name="problem5" table:style-name="ta2" table:print="false">
        <office:forms form:automatic-focus="false" form:apply-design-mode="false"/>
        <table:table-column table:style-name="co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6" table:default-cell-style-name="ce15" table:number-columns-repeated="251"/>
        <table:table-row table:style-name="ro4">
          <table:table-cell table:style-name="ce21" office:value-type="string">
            <text:p>amount</text:p>
          </table:table-cell>
          <table:table-cell table:style-name="ce22" office:value-type="string">
            <text:p>greedy coins v1</text:p>
          </table:table-cell>
          <table:table-cell table:style-name="ce22" office:value-type="string">
            <text:p>dp coins v1</text:p>
          </table:table-cell>
          <table:table-cell table:style-name="ce22" office:value-type="string">
            <text:p>greedy coins v2</text:p>
          </table:table-cell>
          <table:table-cell table:style-name="ce22" office:value-type="string">
            <text:p>dp coins v2</text:p>
          </table:table-cell>
          <table:table-cell table:style-name="ce22" office:value-type="string">
            <text:p>greedy time v1</text:p>
          </table:table-cell>
          <table:table-cell table:style-name="ce22" office:value-type="string">
            <text:p>dp time v1</text:p>
          </table:table-cell>
          <table:table-cell table:style-name="ce22" office:value-type="string">
            <text:p>greedy time v2</text:p>
          </table:table-cell>
          <table:table-cell table:style-name="ce22" office:value-type="string">
            <text:p>dp time v2</text:p>
          </table:table-cell>
        </table:table-row>
        <table:table-row table:style-name="ro2">
          <table:table-cell table:style-name="ce23" office:value-type="float" office:value="2000">
            <text:p>200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612">
            <text:p>0.002612</text:p>
          </table:table-cell>
          <table:table-cell table:style-name="ce23" office:value-type="float" office:value="4.5041">
            <text:p>4.5041</text:p>
          </table:table-cell>
          <table:table-cell table:style-name="ce23" office:value-type="float" office:value="0.002134">
            <text:p>0.002134</text:p>
          </table:table-cell>
          <table:table-cell table:style-name="ce23" office:value-type="float" office:value="3.33621">
            <text:p>3.33621</text:p>
          </table:table-cell>
        </table:table-row>
        <table:table-row table:style-name="ro2">
          <table:table-cell table:style-name="ce23" office:value-type="float" office:value="2001">
            <text:p>200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46">
            <text:p>0.002546</text:p>
          </table:table-cell>
          <table:table-cell table:style-name="ce23" office:value-type="float" office:value="4.53779">
            <text:p>4.53779</text:p>
          </table:table-cell>
          <table:table-cell table:style-name="ce23" office:value-type="float" office:value="0.002077">
            <text:p>0.002077</text:p>
          </table:table-cell>
          <table:table-cell table:style-name="ce23" office:value-type="float" office:value="3.34719">
            <text:p>3.34719</text:p>
          </table:table-cell>
        </table:table-row>
        <table:table-row table:style-name="ro2">
          <table:table-cell table:style-name="ce23" office:value-type="float" office:value="2002">
            <text:p>200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42">
            <text:p>0.002542</text:p>
          </table:table-cell>
          <table:table-cell table:style-name="ce23" office:value-type="float" office:value="4.58974">
            <text:p>4.58974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33804">
            <text:p>3.33804</text:p>
          </table:table-cell>
        </table:table-row>
        <table:table-row table:style-name="ro2">
          <table:table-cell table:style-name="ce23" office:value-type="float" office:value="2003">
            <text:p>200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15">
            <text:p>0.002515</text:p>
          </table:table-cell>
          <table:table-cell table:style-name="ce23" office:value-type="float" office:value="4.52578">
            <text:p>4.52578</text:p>
          </table:table-cell>
          <table:table-cell table:style-name="ce23" office:value-type="float" office:value="0.002098">
            <text:p>0.002098</text:p>
          </table:table-cell>
          <table:table-cell table:style-name="ce23" office:value-type="float" office:value="3.34602">
            <text:p>3.34602</text:p>
          </table:table-cell>
        </table:table-row>
        <table:table-row table:style-name="ro2">
          <table:table-cell table:style-name="ce23" office:value-type="float" office:value="2004">
            <text:p>200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52378">
            <text:p>4.52378</text:p>
          </table:table-cell>
          <table:table-cell table:style-name="ce23" office:value-type="float" office:value="0.002065">
            <text:p>0.002065</text:p>
          </table:table-cell>
          <table:table-cell table:style-name="ce23" office:value-type="float" office:value="3.42077">
            <text:p>3.42077</text:p>
          </table:table-cell>
        </table:table-row>
        <table:table-row table:style-name="ro2">
          <table:table-cell table:style-name="ce23" office:value-type="float" office:value="2005">
            <text:p>200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05">
            <text:p>0.002505</text:p>
          </table:table-cell>
          <table:table-cell table:style-name="ce23" office:value-type="float" office:value="4.52924">
            <text:p>4.52924</text:p>
          </table:table-cell>
          <table:table-cell table:style-name="ce23" office:value-type="float" office:value="0.002083">
            <text:p>0.002083</text:p>
          </table:table-cell>
          <table:table-cell table:style-name="ce23" office:value-type="float" office:value="3.35307">
            <text:p>3.35307</text:p>
          </table:table-cell>
        </table:table-row>
        <table:table-row table:style-name="ro2">
          <table:table-cell table:style-name="ce23" office:value-type="float" office:value="2006">
            <text:p>200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54393">
            <text:p>4.54393</text:p>
          </table:table-cell>
          <table:table-cell table:style-name="ce23" office:value-type="float" office:value="0.002155">
            <text:p>0.002155</text:p>
          </table:table-cell>
          <table:table-cell table:style-name="ce23" office:value-type="float" office:value="3.36062">
            <text:p>3.36062</text:p>
          </table:table-cell>
        </table:table-row>
        <table:table-row table:style-name="ro2">
          <table:table-cell table:style-name="ce23" office:value-type="float" office:value="2007">
            <text:p>200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15">
            <text:p>0.002515</text:p>
          </table:table-cell>
          <table:table-cell table:style-name="ce23" office:value-type="float" office:value="4.59742">
            <text:p>4.59742</text:p>
          </table:table-cell>
          <table:table-cell table:style-name="ce23" office:value-type="float" office:value="0.002086">
            <text:p>0.002086</text:p>
          </table:table-cell>
          <table:table-cell table:style-name="ce23" office:value-type="float" office:value="3.35109">
            <text:p>3.35109</text:p>
          </table:table-cell>
        </table:table-row>
        <table:table-row table:style-name="ro2">
          <table:table-cell table:style-name="ce23" office:value-type="float" office:value="2008">
            <text:p>200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2">
            <text:p>0.002562</text:p>
          </table:table-cell>
          <table:table-cell table:style-name="ce23" office:value-type="float" office:value="4.53805">
            <text:p>4.53805</text:p>
          </table:table-cell>
          <table:table-cell table:style-name="ce23" office:value-type="float" office:value="0.002119">
            <text:p>0.002119</text:p>
          </table:table-cell>
          <table:table-cell table:style-name="ce23" office:value-type="float" office:value="3.37131">
            <text:p>3.37131</text:p>
          </table:table-cell>
        </table:table-row>
        <table:table-row table:style-name="ro2">
          <table:table-cell table:style-name="ce23" office:value-type="float" office:value="2009">
            <text:p>200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19">
            <text:p>0.002519</text:p>
          </table:table-cell>
          <table:table-cell table:style-name="ce23" office:value-type="float" office:value="4.53429">
            <text:p>4.53429</text:p>
          </table:table-cell>
          <table:table-cell table:style-name="ce23" office:value-type="float" office:value="0.002167">
            <text:p>0.002167</text:p>
          </table:table-cell>
          <table:table-cell table:style-name="ce23" office:value-type="float" office:value="3.39628">
            <text:p>3.39628</text:p>
          </table:table-cell>
        </table:table-row>
        <table:table-row table:style-name="ro2">
          <table:table-cell table:style-name="ce23" office:value-type="float" office:value="2010">
            <text:p>201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62">
            <text:p>0.00262</text:p>
          </table:table-cell>
          <table:table-cell table:style-name="ce23" office:value-type="float" office:value="4.54345">
            <text:p>4.54345</text:p>
          </table:table-cell>
          <table:table-cell table:style-name="ce23" office:value-type="float" office:value="0.002175">
            <text:p>0.002175</text:p>
          </table:table-cell>
          <table:table-cell table:style-name="ce23" office:value-type="float" office:value="3.35019">
            <text:p>3.35019</text:p>
          </table:table-cell>
        </table:table-row>
        <table:table-row table:style-name="ro2">
          <table:table-cell table:style-name="ce23" office:value-type="float" office:value="2011">
            <text:p>201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9">
            <text:p>0.002529</text:p>
          </table:table-cell>
          <table:table-cell table:style-name="ce23" office:value-type="float" office:value="4.53946">
            <text:p>4.53946</text:p>
          </table:table-cell>
          <table:table-cell table:style-name="ce23" office:value-type="float" office:value="0.002081">
            <text:p>0.002081</text:p>
          </table:table-cell>
          <table:table-cell table:style-name="ce23" office:value-type="float" office:value="3.37578">
            <text:p>3.37578</text:p>
          </table:table-cell>
        </table:table-row>
        <table:table-row table:style-name="ro2">
          <table:table-cell table:style-name="ce23" office:value-type="float" office:value="2012">
            <text:p>20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8">
            <text:p>0.002558</text:p>
          </table:table-cell>
          <table:table-cell table:style-name="ce23" office:value-type="float" office:value="4.58039">
            <text:p>4.58039</text:p>
          </table:table-cell>
          <table:table-cell table:style-name="ce23" office:value-type="float" office:value="0.002105">
            <text:p>0.002105</text:p>
          </table:table-cell>
          <table:table-cell table:style-name="ce23" office:value-type="float" office:value="3.36554">
            <text:p>3.36554</text:p>
          </table:table-cell>
        </table:table-row>
        <table:table-row table:style-name="ro2">
          <table:table-cell table:style-name="ce23" office:value-type="float" office:value="2013">
            <text:p>201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28">
            <text:p>0.002528</text:p>
          </table:table-cell>
          <table:table-cell table:style-name="ce23" office:value-type="float" office:value="4.54679">
            <text:p>4.54679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38168">
            <text:p>3.38168</text:p>
          </table:table-cell>
        </table:table-row>
        <table:table-row table:style-name="ro2">
          <table:table-cell table:style-name="ce23" office:value-type="float" office:value="2014">
            <text:p>201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">
            <text:p>0.00256</text:p>
          </table:table-cell>
          <table:table-cell table:style-name="ce23" office:value-type="float" office:value="4.55601">
            <text:p>4.55601</text:p>
          </table:table-cell>
          <table:table-cell table:style-name="ce23" office:value-type="float" office:value="0.002086">
            <text:p>0.002086</text:p>
          </table:table-cell>
          <table:table-cell table:style-name="ce23" office:value-type="float" office:value="3.41001">
            <text:p>3.41001</text:p>
          </table:table-cell>
        </table:table-row>
        <table:table-row table:style-name="ro2">
          <table:table-cell table:style-name="ce23" office:value-type="float" office:value="2015">
            <text:p>20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56733">
            <text:p>4.56733</text:p>
          </table:table-cell>
          <table:table-cell table:style-name="ce23" office:value-type="float" office:value="0.002095">
            <text:p>0.002095</text:p>
          </table:table-cell>
          <table:table-cell table:style-name="ce23" office:value-type="float" office:value="3.36592">
            <text:p>3.36592</text:p>
          </table:table-cell>
        </table:table-row>
        <table:table-row table:style-name="ro2">
          <table:table-cell table:style-name="ce23" office:value-type="float" office:value="2016">
            <text:p>201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">
            <text:p>0.002562</text:p>
          </table:table-cell>
          <table:table-cell table:style-name="ce23" office:value-type="float" office:value="4.55655">
            <text:p>4.55655</text:p>
          </table:table-cell>
          <table:table-cell table:style-name="ce23" office:value-type="float" office:value="0.002069">
            <text:p>0.002069</text:p>
          </table:table-cell>
          <table:table-cell table:style-name="ce23" office:value-type="float" office:value="3.37806">
            <text:p>3.37806</text:p>
          </table:table-cell>
        </table:table-row>
        <table:table-row table:style-name="ro2">
          <table:table-cell table:style-name="ce23" office:value-type="float" office:value="2017">
            <text:p>201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7">
            <text:p>0.002557</text:p>
          </table:table-cell>
          <table:table-cell table:style-name="ce23" office:value-type="float" office:value="4.59917">
            <text:p>4.59917</text:p>
          </table:table-cell>
          <table:table-cell table:style-name="ce23" office:value-type="float" office:value="0.002133">
            <text:p>0.002133</text:p>
          </table:table-cell>
          <table:table-cell table:style-name="ce23" office:value-type="float" office:value="3.35195">
            <text:p>3.35195</text:p>
          </table:table-cell>
        </table:table-row>
        <table:table-row table:style-name="ro2">
          <table:table-cell table:style-name="ce23" office:value-type="float" office:value="2018">
            <text:p>201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57">
            <text:p>0.002857</text:p>
          </table:table-cell>
          <table:table-cell table:style-name="ce23" office:value-type="float" office:value="4.5528">
            <text:p>4.5528</text:p>
          </table:table-cell>
          <table:table-cell table:style-name="ce23" office:value-type="float" office:value="0.002145">
            <text:p>0.002145</text:p>
          </table:table-cell>
          <table:table-cell table:style-name="ce23" office:value-type="float" office:value="3.38384">
            <text:p>3.38384</text:p>
          </table:table-cell>
        </table:table-row>
        <table:table-row table:style-name="ro2">
          <table:table-cell table:style-name="ce23" office:value-type="float" office:value="2019">
            <text:p>201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">
            <text:p>0.00258</text:p>
          </table:table-cell>
          <table:table-cell table:style-name="ce23" office:value-type="float" office:value="4.5664">
            <text:p>4.5664</text:p>
          </table:table-cell>
          <table:table-cell table:style-name="ce23" office:value-type="float" office:value="0.002108">
            <text:p>0.002108</text:p>
          </table:table-cell>
          <table:table-cell table:style-name="ce23" office:value-type="float" office:value="3.40682">
            <text:p>3.40682</text:p>
          </table:table-cell>
        </table:table-row>
        <table:table-row table:style-name="ro2">
          <table:table-cell table:style-name="ce23" office:value-type="float" office:value="2020">
            <text:p>202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3">
            <text:p>0.002563</text:p>
          </table:table-cell>
          <table:table-cell table:style-name="ce23" office:value-type="float" office:value="4.58181">
            <text:p>4.58181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35147">
            <text:p>3.35147</text:p>
          </table:table-cell>
        </table:table-row>
        <table:table-row table:style-name="ro2">
          <table:table-cell table:style-name="ce23" office:value-type="float" office:value="2021">
            <text:p>202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56365">
            <text:p>4.56365</text:p>
          </table:table-cell>
          <table:table-cell table:style-name="ce23" office:value-type="float" office:value="0.002155">
            <text:p>0.002155</text:p>
          </table:table-cell>
          <table:table-cell table:style-name="ce23" office:value-type="float" office:value="3.37303">
            <text:p>3.37303</text:p>
          </table:table-cell>
        </table:table-row>
        <table:table-row table:style-name="ro2">
          <table:table-cell table:style-name="ce23" office:value-type="float" office:value="2022">
            <text:p>202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5">
            <text:p>0.002565</text:p>
          </table:table-cell>
          <table:table-cell table:style-name="ce23" office:value-type="float" office:value="4.63397">
            <text:p>4.63397</text:p>
          </table:table-cell>
          <table:table-cell table:style-name="ce23" office:value-type="float" office:value="0.002112">
            <text:p>0.002112</text:p>
          </table:table-cell>
          <table:table-cell table:style-name="ce23" office:value-type="float" office:value="3.38221">
            <text:p>3.38221</text:p>
          </table:table-cell>
        </table:table-row>
        <table:table-row table:style-name="ro2">
          <table:table-cell table:style-name="ce23" office:value-type="float" office:value="2023">
            <text:p>202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21">
            <text:p>0.002521</text:p>
          </table:table-cell>
          <table:table-cell table:style-name="ce23" office:value-type="float" office:value="4.5609">
            <text:p>4.5609</text:p>
          </table:table-cell>
          <table:table-cell table:style-name="ce23" office:value-type="float" office:value="0.002361">
            <text:p>0.002361</text:p>
          </table:table-cell>
          <table:table-cell table:style-name="ce23" office:value-type="float" office:value="3.4769">
            <text:p>3.4769</text:p>
          </table:table-cell>
        </table:table-row>
        <table:table-row table:style-name="ro2">
          <table:table-cell table:style-name="ce23" office:value-type="float" office:value="2024">
            <text:p>202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597">
            <text:p>0.002597</text:p>
          </table:table-cell>
          <table:table-cell table:style-name="ce23" office:value-type="float" office:value="4.61627">
            <text:p>4.61627</text:p>
          </table:table-cell>
          <table:table-cell table:style-name="ce23" office:value-type="float" office:value="0.002212">
            <text:p>0.002212</text:p>
          </table:table-cell>
          <table:table-cell table:style-name="ce23" office:value-type="float" office:value="3.40244">
            <text:p>3.40244</text:p>
          </table:table-cell>
        </table:table-row>
        <table:table-row table:style-name="ro2">
          <table:table-cell table:style-name="ce23" office:value-type="float" office:value="2025">
            <text:p>202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25">
            <text:p>0.002525</text:p>
          </table:table-cell>
          <table:table-cell table:style-name="ce23" office:value-type="float" office:value="4.57187">
            <text:p>4.57187</text:p>
          </table:table-cell>
          <table:table-cell table:style-name="ce23" office:value-type="float" office:value="0.002098">
            <text:p>0.002098</text:p>
          </table:table-cell>
          <table:table-cell table:style-name="ce23" office:value-type="float" office:value="3.36811">
            <text:p>3.36811</text:p>
          </table:table-cell>
        </table:table-row>
        <table:table-row table:style-name="ro2">
          <table:table-cell table:style-name="ce23" office:value-type="float" office:value="2026">
            <text:p>202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57731">
            <text:p>4.57731</text:p>
          </table:table-cell>
          <table:table-cell table:style-name="ce23" office:value-type="float" office:value="0.002081">
            <text:p>0.002081</text:p>
          </table:table-cell>
          <table:table-cell table:style-name="ce23" office:value-type="float" office:value="3.40174">
            <text:p>3.40174</text:p>
          </table:table-cell>
        </table:table-row>
        <table:table-row table:style-name="ro2">
          <table:table-cell table:style-name="ce23" office:value-type="float" office:value="2027">
            <text:p>202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52">
            <text:p>0.002852</text:p>
          </table:table-cell>
          <table:table-cell table:style-name="ce23" office:value-type="float" office:value="4.63461">
            <text:p>4.63461</text:p>
          </table:table-cell>
          <table:table-cell table:style-name="ce23" office:value-type="float" office:value="0.002094">
            <text:p>0.002094</text:p>
          </table:table-cell>
          <table:table-cell table:style-name="ce23" office:value-type="float" office:value="3.40157">
            <text:p>3.40157</text:p>
          </table:table-cell>
        </table:table-row>
        <table:table-row table:style-name="ro2">
          <table:table-cell table:style-name="ce23" office:value-type="float" office:value="2028">
            <text:p>2028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78">
            <text:p>0.002578</text:p>
          </table:table-cell>
          <table:table-cell table:style-name="ce23" office:value-type="float" office:value="4.58557">
            <text:p>4.58557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37895">
            <text:p>3.37895</text:p>
          </table:table-cell>
        </table:table-row>
        <table:table-row table:style-name="ro2">
          <table:table-cell table:style-name="ce23" office:value-type="float" office:value="2029">
            <text:p>2029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6">
            <text:p>0.002546</text:p>
          </table:table-cell>
          <table:table-cell table:style-name="ce23" office:value-type="float" office:value="4.62954">
            <text:p>4.62954</text:p>
          </table:table-cell>
          <table:table-cell table:style-name="ce23" office:value-type="float" office:value="0.002071">
            <text:p>0.002071</text:p>
          </table:table-cell>
          <table:table-cell table:style-name="ce23" office:value-type="float" office:value="3.41891">
            <text:p>3.41891</text:p>
          </table:table-cell>
        </table:table-row>
        <table:table-row table:style-name="ro2">
          <table:table-cell table:style-name="ce23" office:value-type="float" office:value="2030">
            <text:p>203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59335">
            <text:p>4.59335</text:p>
          </table:table-cell>
          <table:table-cell table:style-name="ce23" office:value-type="float" office:value="0.002109">
            <text:p>0.002109</text:p>
          </table:table-cell>
          <table:table-cell table:style-name="ce23" office:value-type="float" office:value="3.39321">
            <text:p>3.39321</text:p>
          </table:table-cell>
        </table:table-row>
        <table:table-row table:style-name="ro2">
          <table:table-cell table:style-name="ce23" office:value-type="float" office:value="2031">
            <text:p>203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42">
            <text:p>0.002542</text:p>
          </table:table-cell>
          <table:table-cell table:style-name="ce23" office:value-type="float" office:value="4.59465">
            <text:p>4.59465</text:p>
          </table:table-cell>
          <table:table-cell table:style-name="ce23" office:value-type="float" office:value="0.002064">
            <text:p>0.002064</text:p>
          </table:table-cell>
          <table:table-cell table:style-name="ce23" office:value-type="float" office:value="3.42299">
            <text:p>3.42299</text:p>
          </table:table-cell>
        </table:table-row>
        <table:table-row table:style-name="ro2">
          <table:table-cell table:style-name="ce23" office:value-type="float" office:value="2032">
            <text:p>203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81">
            <text:p>0.002581</text:p>
          </table:table-cell>
          <table:table-cell table:style-name="ce23" office:value-type="float" office:value="4.59573">
            <text:p>4.59573</text:p>
          </table:table-cell>
          <table:table-cell table:style-name="ce23" office:value-type="float" office:value="0.002178">
            <text:p>0.002178</text:p>
          </table:table-cell>
          <table:table-cell table:style-name="ce23" office:value-type="float" office:value="3.41925">
            <text:p>3.41925</text:p>
          </table:table-cell>
        </table:table-row>
        <table:table-row table:style-name="ro2">
          <table:table-cell table:style-name="ce23" office:value-type="float" office:value="2033">
            <text:p>203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78">
            <text:p>0.002578</text:p>
          </table:table-cell>
          <table:table-cell table:style-name="ce23" office:value-type="float" office:value="4.59779">
            <text:p>4.59779</text:p>
          </table:table-cell>
          <table:table-cell table:style-name="ce23" office:value-type="float" office:value="0.002114">
            <text:p>0.002114</text:p>
          </table:table-cell>
          <table:table-cell table:style-name="ce23" office:value-type="float" office:value="3.3814">
            <text:p>3.3814</text:p>
          </table:table-cell>
        </table:table-row>
        <table:table-row table:style-name="ro2">
          <table:table-cell table:style-name="ce23" office:value-type="float" office:value="2034">
            <text:p>203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5">
            <text:p>0.002555</text:p>
          </table:table-cell>
          <table:table-cell table:style-name="ce23" office:value-type="float" office:value="4.61773">
            <text:p>4.61773</text:p>
          </table:table-cell>
          <table:table-cell table:style-name="ce23" office:value-type="float" office:value="0.002112">
            <text:p>0.002112</text:p>
          </table:table-cell>
          <table:table-cell table:style-name="ce23" office:value-type="float" office:value="3.39676">
            <text:p>3.39676</text:p>
          </table:table-cell>
        </table:table-row>
        <table:table-row table:style-name="ro2">
          <table:table-cell table:style-name="ce23" office:value-type="float" office:value="2035">
            <text:p>203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83">
            <text:p>0.002583</text:p>
          </table:table-cell>
          <table:table-cell table:style-name="ce23" office:value-type="float" office:value="4.60599">
            <text:p>4.60599</text:p>
          </table:table-cell>
          <table:table-cell table:style-name="ce23" office:value-type="float" office:value="0.002106">
            <text:p>0.002106</text:p>
          </table:table-cell>
          <table:table-cell table:style-name="ce23" office:value-type="float" office:value="3.41067">
            <text:p>3.41067</text:p>
          </table:table-cell>
        </table:table-row>
        <table:table-row table:style-name="ro2">
          <table:table-cell table:style-name="ce23" office:value-type="float" office:value="2036">
            <text:p>20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91">
            <text:p>0.002591</text:p>
          </table:table-cell>
          <table:table-cell table:style-name="ce23" office:value-type="float" office:value="4.59812">
            <text:p>4.59812</text:p>
          </table:table-cell>
          <table:table-cell table:style-name="ce23" office:value-type="float" office:value="0.002146">
            <text:p>0.002146</text:p>
          </table:table-cell>
          <table:table-cell table:style-name="ce23" office:value-type="float" office:value="3.4272">
            <text:p>3.4272</text:p>
          </table:table-cell>
        </table:table-row>
        <table:table-row table:style-name="ro2">
          <table:table-cell table:style-name="ce23" office:value-type="float" office:value="2037">
            <text:p>20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614">
            <text:p>0.002614</text:p>
          </table:table-cell>
          <table:table-cell table:style-name="ce23" office:value-type="float" office:value="4.61561">
            <text:p>4.61561</text:p>
          </table:table-cell>
          <table:table-cell table:style-name="ce23" office:value-type="float" office:value="0.002144">
            <text:p>0.002144</text:p>
          </table:table-cell>
          <table:table-cell table:style-name="ce23" office:value-type="float" office:value="3.41287">
            <text:p>3.41287</text:p>
          </table:table-cell>
          <table:table-cell>
            <draw:frame table:end-cell-address="problem5.P56" svg:x="0.34cm" svg:y="0.13cm" svg:width="15.87cm" svg:height="9.82cm" draw:z-index="0" draw:name="Chart 8" draw:style-name="gr2">
              <draw:object draw:notify-on-update-of-ranges="problem5.F2:problem5.F1000 problem5.H2:problem5.H1000 " xlink:href="./Object 1-0" xlink:type="simple" xlink:show="embed" xlink:actuate="onLoad"/>
              <draw:image xlink:href="./ObjectReplacements/Object 1-0" xlink:show="embed" xlink:actuate="onLoad"/>
            </draw:frame>
          </table:table-cell>
        </table:table-row>
        <table:table-row table:style-name="ro2">
          <table:table-cell table:style-name="ce23" office:value-type="float" office:value="2038">
            <text:p>20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71">
            <text:p>0.002571</text:p>
          </table:table-cell>
          <table:table-cell table:style-name="ce23" office:value-type="float" office:value="4.61743">
            <text:p>4.61743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42957">
            <text:p>3.42957</text:p>
          </table:table-cell>
        </table:table-row>
        <table:table-row table:style-name="ro2">
          <table:table-cell table:style-name="ce23" office:value-type="float" office:value="2039">
            <text:p>20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3">
            <text:p>0.002533</text:p>
          </table:table-cell>
          <table:table-cell table:style-name="ce23" office:value-type="float" office:value="4.64917">
            <text:p>4.64917</text:p>
          </table:table-cell>
          <table:table-cell table:style-name="ce23" office:value-type="float" office:value="0.002078">
            <text:p>0.002078</text:p>
          </table:table-cell>
          <table:table-cell table:style-name="ce23" office:value-type="float" office:value="3.39273">
            <text:p>3.39273</text:p>
          </table:table-cell>
        </table:table-row>
        <table:table-row table:style-name="ro2">
          <table:table-cell table:style-name="ce23" office:value-type="float" office:value="2040">
            <text:p>204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1">
            <text:p>0.00251</text:p>
          </table:table-cell>
          <table:table-cell table:style-name="ce23" office:value-type="float" office:value="4.62383">
            <text:p>4.62383</text:p>
          </table:table-cell>
          <table:table-cell table:style-name="ce23" office:value-type="float" office:value="0.002132">
            <text:p>0.002132</text:p>
          </table:table-cell>
          <table:table-cell table:style-name="ce23" office:value-type="float" office:value="3.40762">
            <text:p>3.40762</text:p>
          </table:table-cell>
        </table:table-row>
        <table:table-row table:style-name="ro2">
          <table:table-cell table:style-name="ce23" office:value-type="float" office:value="2041">
            <text:p>204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12">
            <text:p>0.002512</text:p>
          </table:table-cell>
          <table:table-cell table:style-name="ce23" office:value-type="float" office:value="4.62823">
            <text:p>4.62823</text:p>
          </table:table-cell>
          <table:table-cell table:style-name="ce23" office:value-type="float" office:value="0.002087">
            <text:p>0.002087</text:p>
          </table:table-cell>
          <table:table-cell table:style-name="ce23" office:value-type="float" office:value="3.45159">
            <text:p>3.45159</text:p>
          </table:table-cell>
        </table:table-row>
        <table:table-row table:style-name="ro2">
          <table:table-cell table:style-name="ce23" office:value-type="float" office:value="2042">
            <text:p>204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9">
            <text:p>0.002539</text:p>
          </table:table-cell>
          <table:table-cell table:style-name="ce23" office:value-type="float" office:value="4.5988">
            <text:p>4.5988</text:p>
          </table:table-cell>
          <table:table-cell table:style-name="ce23" office:value-type="float" office:value="0.002107">
            <text:p>0.002107</text:p>
          </table:table-cell>
          <table:table-cell table:style-name="ce23" office:value-type="float" office:value="3.42339">
            <text:p>3.42339</text:p>
          </table:table-cell>
        </table:table-row>
        <table:table-row table:style-name="ro2">
          <table:table-cell table:style-name="ce23" office:value-type="float" office:value="2043">
            <text:p>204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599999999">
            <text:p>0.002566</text:p>
          </table:table-cell>
          <table:table-cell table:style-name="ce23" office:value-type="float" office:value="4.62957">
            <text:p>4.62957</text:p>
          </table:table-cell>
          <table:table-cell table:style-name="ce23" office:value-type="float" office:value="0.002121">
            <text:p>0.002121</text:p>
          </table:table-cell>
          <table:table-cell table:style-name="ce23" office:value-type="float" office:value="3.41854">
            <text:p>3.41854</text:p>
          </table:table-cell>
        </table:table-row>
        <table:table-row table:style-name="ro2">
          <table:table-cell table:style-name="ce23" office:value-type="float" office:value="2044">
            <text:p>204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5">
            <text:p>0.002535</text:p>
          </table:table-cell>
          <table:table-cell table:style-name="ce23" office:value-type="float" office:value="4.67738">
            <text:p>4.67738</text:p>
          </table:table-cell>
          <table:table-cell table:style-name="ce23" office:value-type="float" office:value="0.002128">
            <text:p>0.002128</text:p>
          </table:table-cell>
          <table:table-cell table:style-name="ce23" office:value-type="float" office:value="3.39847">
            <text:p>3.39847</text:p>
          </table:table-cell>
        </table:table-row>
        <table:table-row table:style-name="ro2">
          <table:table-cell table:style-name="ce23" office:value-type="float" office:value="2045">
            <text:p>204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7">
            <text:p>0.002547</text:p>
          </table:table-cell>
          <table:table-cell table:style-name="ce23" office:value-type="float" office:value="4.61033">
            <text:p>4.61033</text:p>
          </table:table-cell>
          <table:table-cell table:style-name="ce23" office:value-type="float" office:value="0.002174">
            <text:p>0.002174</text:p>
          </table:table-cell>
          <table:table-cell table:style-name="ce23" office:value-type="float" office:value="3.42951">
            <text:p>3.42951</text:p>
          </table:table-cell>
        </table:table-row>
        <table:table-row table:style-name="ro2">
          <table:table-cell table:style-name="ce23" office:value-type="float" office:value="2046">
            <text:p>204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62900000001">
            <text:p>0.002629</text:p>
          </table:table-cell>
          <table:table-cell table:style-name="ce23" office:value-type="float" office:value="4.62725">
            <text:p>4.62725</text:p>
          </table:table-cell>
          <table:table-cell table:style-name="ce23" office:value-type="float" office:value="0.002315">
            <text:p>0.002315</text:p>
          </table:table-cell>
          <table:table-cell table:style-name="ce23" office:value-type="float" office:value="3.45374">
            <text:p>3.45374</text:p>
          </table:table-cell>
        </table:table-row>
        <table:table-row table:style-name="ro2">
          <table:table-cell table:style-name="ce23" office:value-type="float" office:value="2047">
            <text:p>204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803">
            <text:p>0.002803</text:p>
          </table:table-cell>
          <table:table-cell table:style-name="ce23" office:value-type="float" office:value="4.62132">
            <text:p>4.62132</text:p>
          </table:table-cell>
          <table:table-cell table:style-name="ce23" office:value-type="float" office:value="0.00211700000001">
            <text:p>0.002117</text:p>
          </table:table-cell>
          <table:table-cell table:style-name="ce23" office:value-type="float" office:value="3.41125">
            <text:p>3.41125</text:p>
          </table:table-cell>
        </table:table-row>
        <table:table-row table:style-name="ro2">
          <table:table-cell table:style-name="ce23" office:value-type="float" office:value="2048">
            <text:p>204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5">
            <text:p>0.002545</text:p>
          </table:table-cell>
          <table:table-cell table:style-name="ce23" office:value-type="float" office:value="4.62097">
            <text:p>4.62097</text:p>
          </table:table-cell>
          <table:table-cell table:style-name="ce23" office:value-type="float" office:value="0.002143">
            <text:p>0.002143</text:p>
          </table:table-cell>
          <table:table-cell table:style-name="ce23" office:value-type="float" office:value="3.43473">
            <text:p>3.43473</text:p>
          </table:table-cell>
        </table:table-row>
        <table:table-row table:style-name="ro2">
          <table:table-cell table:style-name="ce23" office:value-type="float" office:value="2049">
            <text:p>204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74">
            <text:p>0.002574</text:p>
          </table:table-cell>
          <table:table-cell table:style-name="ce23" office:value-type="float" office:value="4.66469">
            <text:p>4.66469</text:p>
          </table:table-cell>
          <table:table-cell table:style-name="ce23" office:value-type="float" office:value="0.002211">
            <text:p>0.002211</text:p>
          </table:table-cell>
          <table:table-cell table:style-name="ce23" office:value-type="float" office:value="3.43088">
            <text:p>3.43088</text:p>
          </table:table-cell>
        </table:table-row>
        <table:table-row table:style-name="ro2">
          <table:table-cell table:style-name="ce23" office:value-type="float" office:value="2050">
            <text:p>205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62793">
            <text:p>4.62793</text:p>
          </table:table-cell>
          <table:table-cell table:style-name="ce23" office:value-type="float" office:value="0.002084">
            <text:p>0.002084</text:p>
          </table:table-cell>
          <table:table-cell table:style-name="ce23" office:value-type="float" office:value="3.4222">
            <text:p>3.4222</text:p>
          </table:table-cell>
        </table:table-row>
        <table:table-row table:style-name="ro2">
          <table:table-cell table:style-name="ce23" office:value-type="float" office:value="2051">
            <text:p>205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8">
            <text:p>0.002538</text:p>
          </table:table-cell>
          <table:table-cell table:style-name="ce23" office:value-type="float" office:value="4.66544">
            <text:p>4.66544</text:p>
          </table:table-cell>
          <table:table-cell table:style-name="ce23" office:value-type="float" office:value="0.002207">
            <text:p>0.002207</text:p>
          </table:table-cell>
          <table:table-cell table:style-name="ce23" office:value-type="float" office:value="3.43582">
            <text:p>3.43582</text:p>
          </table:table-cell>
        </table:table-row>
        <table:table-row table:style-name="ro2">
          <table:table-cell table:style-name="ce23" office:value-type="float" office:value="2052">
            <text:p>2052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93">
            <text:p>0.002593</text:p>
          </table:table-cell>
          <table:table-cell table:style-name="ce23" office:value-type="float" office:value="4.63771">
            <text:p>4.63771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42998">
            <text:p>3.42998</text:p>
          </table:table-cell>
        </table:table-row>
        <table:table-row table:style-name="ro2">
          <table:table-cell table:style-name="ce23" office:value-type="float" office:value="2053">
            <text:p>2053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36">
            <text:p>0.002536</text:p>
          </table:table-cell>
          <table:table-cell table:style-name="ce23" office:value-type="float" office:value="4.61741">
            <text:p>4.61741</text:p>
          </table:table-cell>
          <table:table-cell table:style-name="ce23" office:value-type="float" office:value="0.002245">
            <text:p>0.002245</text:p>
          </table:table-cell>
          <table:table-cell table:style-name="ce23" office:value-type="float" office:value="3.48655">
            <text:p>3.48655</text:p>
          </table:table-cell>
        </table:table-row>
        <table:table-row table:style-name="ro2">
          <table:table-cell table:style-name="ce23" office:value-type="float" office:value="2054">
            <text:p>205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7">
            <text:p>0.002547</text:p>
          </table:table-cell>
          <table:table-cell table:style-name="ce23" office:value-type="float" office:value="4.64218">
            <text:p>4.64218</text:p>
          </table:table-cell>
          <table:table-cell table:style-name="ce23" office:value-type="float" office:value="0.002083">
            <text:p>0.002083</text:p>
          </table:table-cell>
          <table:table-cell table:style-name="ce23" office:value-type="float" office:value="3.43323">
            <text:p>3.43323</text:p>
          </table:table-cell>
        </table:table-row>
        <table:table-row table:style-name="ro2">
          <table:table-cell table:style-name="ce23" office:value-type="float" office:value="2055">
            <text:p>205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">
            <text:p>0.00253</text:p>
          </table:table-cell>
          <table:table-cell table:style-name="ce23" office:value-type="float" office:value="4.65938">
            <text:p>4.65938</text:p>
          </table:table-cell>
          <table:table-cell table:style-name="ce23" office:value-type="float" office:value="0.002089">
            <text:p>0.002089</text:p>
          </table:table-cell>
          <table:table-cell table:style-name="ce23" office:value-type="float" office:value="3.41302">
            <text:p>3.41302</text:p>
          </table:table-cell>
        </table:table-row>
        <table:table-row table:style-name="ro2">
          <table:table-cell table:style-name="ce23" office:value-type="float" office:value="2056">
            <text:p>205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61">
            <text:p>0.00261</text:p>
          </table:table-cell>
          <table:table-cell table:style-name="ce23" office:value-type="float" office:value="4.6656">
            <text:p>4.6656</text:p>
          </table:table-cell>
          <table:table-cell table:style-name="ce23" office:value-type="float" office:value="0.00209700000001">
            <text:p>0.002097</text:p>
          </table:table-cell>
          <table:table-cell table:style-name="ce23" office:value-type="float" office:value="3.44581">
            <text:p>3.44581</text:p>
          </table:table-cell>
          <table:table-cell>
            <draw:frame table:end-cell-address="problem5.P75" svg:x="0.4cm" svg:y="0.03cm" svg:width="15.87cm" svg:height="9.82cm" draw:z-index="1" draw:name="Chart 10" draw:style-name="gr3">
              <draw:object draw:notify-on-update-of-ranges="problem5.G2:problem5.G1000 problem5.I2:problem5.I1000 " xlink:href="./Object 1-1" xlink:type="simple" xlink:show="embed" xlink:actuate="onLoad"/>
              <draw:image xlink:href="./ObjectReplacements/Object 1-1" xlink:show="embed" xlink:actuate="onLoad"/>
            </draw:frame>
          </table:table-cell>
        </table:table-row>
        <table:table-row table:style-name="ro2">
          <table:table-cell table:style-name="ce23" office:value-type="float" office:value="2057">
            <text:p>205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41">
            <text:p>0.002641</text:p>
          </table:table-cell>
          <table:table-cell table:style-name="ce23" office:value-type="float" office:value="4.63485">
            <text:p>4.63485</text:p>
          </table:table-cell>
          <table:table-cell table:style-name="ce23" office:value-type="float" office:value="0.002112">
            <text:p>0.002112</text:p>
          </table:table-cell>
          <table:table-cell table:style-name="ce23" office:value-type="float" office:value="3.46618">
            <text:p>3.46618</text:p>
          </table:table-cell>
        </table:table-row>
        <table:table-row table:style-name="ro2">
          <table:table-cell table:style-name="ce23" office:value-type="float" office:value="2058">
            <text:p>205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75">
            <text:p>0.002575</text:p>
          </table:table-cell>
          <table:table-cell table:style-name="ce23" office:value-type="float" office:value="4.65057">
            <text:p>4.65057</text:p>
          </table:table-cell>
          <table:table-cell table:style-name="ce23" office:value-type="float" office:value="0.00213100000001">
            <text:p>0.002131</text:p>
          </table:table-cell>
          <table:table-cell table:style-name="ce23" office:value-type="float" office:value="3.45916">
            <text:p>3.45916</text:p>
          </table:table-cell>
        </table:table-row>
        <table:table-row table:style-name="ro2">
          <table:table-cell table:style-name="ce23" office:value-type="float" office:value="2059">
            <text:p>205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28">
            <text:p>0.002528</text:p>
          </table:table-cell>
          <table:table-cell table:style-name="ce23" office:value-type="float" office:value="4.65201">
            <text:p>4.65201</text:p>
          </table:table-cell>
          <table:table-cell table:style-name="ce23" office:value-type="float" office:value="0.00212999999999">
            <text:p>0.00213</text:p>
          </table:table-cell>
          <table:table-cell table:style-name="ce23" office:value-type="float" office:value="3.45397">
            <text:p>3.45397</text:p>
          </table:table-cell>
        </table:table-row>
        <table:table-row table:style-name="ro2">
          <table:table-cell table:style-name="ce23" office:value-type="float" office:value="2060">
            <text:p>206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85">
            <text:p>0.002585</text:p>
          </table:table-cell>
          <table:table-cell table:style-name="ce23" office:value-type="float" office:value="4.66782">
            <text:p>4.66782</text:p>
          </table:table-cell>
          <table:table-cell table:style-name="ce23" office:value-type="float" office:value="0.002348">
            <text:p>0.002348</text:p>
          </table:table-cell>
          <table:table-cell table:style-name="ce23" office:value-type="float" office:value="3.45367">
            <text:p>3.45367</text:p>
          </table:table-cell>
        </table:table-row>
        <table:table-row table:style-name="ro2">
          <table:table-cell table:style-name="ce23" office:value-type="float" office:value="2061">
            <text:p>206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89">
            <text:p>0.002589</text:p>
          </table:table-cell>
          <table:table-cell table:style-name="ce23" office:value-type="float" office:value="4.70884">
            <text:p>4.70884</text:p>
          </table:table-cell>
          <table:table-cell table:style-name="ce23" office:value-type="float" office:value="0.002104">
            <text:p>0.002104</text:p>
          </table:table-cell>
          <table:table-cell table:style-name="ce23" office:value-type="float" office:value="3.43842">
            <text:p>3.43842</text:p>
          </table:table-cell>
        </table:table-row>
        <table:table-row table:style-name="ro2">
          <table:table-cell table:style-name="ce23" office:value-type="float" office:value="2062">
            <text:p>206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602">
            <text:p>0.002602</text:p>
          </table:table-cell>
          <table:table-cell table:style-name="ce23" office:value-type="float" office:value="4.65386">
            <text:p>4.65386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46123">
            <text:p>3.46123</text:p>
          </table:table-cell>
        </table:table-row>
        <table:table-row table:style-name="ro2">
          <table:table-cell table:style-name="ce23" office:value-type="float" office:value="2063">
            <text:p>206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7">
            <text:p>0.002537</text:p>
          </table:table-cell>
          <table:table-cell table:style-name="ce23" office:value-type="float" office:value="4.66852">
            <text:p>4.66852</text:p>
          </table:table-cell>
          <table:table-cell table:style-name="ce23" office:value-type="float" office:value="0.002201">
            <text:p>0.002201</text:p>
          </table:table-cell>
          <table:table-cell table:style-name="ce23" office:value-type="float" office:value="3.47443">
            <text:p>3.47443</text:p>
          </table:table-cell>
        </table:table-row>
        <table:table-row table:style-name="ro2">
          <table:table-cell table:style-name="ce23" office:value-type="float" office:value="2064">
            <text:p>206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">
            <text:p>0.0026</text:p>
          </table:table-cell>
          <table:table-cell table:style-name="ce23" office:value-type="float" office:value="4.68123">
            <text:p>4.68123</text:p>
          </table:table-cell>
          <table:table-cell table:style-name="ce23" office:value-type="float" office:value="0.002096">
            <text:p>0.002096</text:p>
          </table:table-cell>
          <table:table-cell table:style-name="ce23" office:value-type="float" office:value="3.43882">
            <text:p>3.43882</text:p>
          </table:table-cell>
        </table:table-row>
        <table:table-row table:style-name="ro2">
          <table:table-cell table:style-name="ce23" office:value-type="float" office:value="2065">
            <text:p>206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6">
            <text:p>0.002546</text:p>
          </table:table-cell>
          <table:table-cell table:style-name="ce23" office:value-type="float" office:value="4.67021">
            <text:p>4.67021</text:p>
          </table:table-cell>
          <table:table-cell table:style-name="ce23" office:value-type="float" office:value="0.002123">
            <text:p>0.002123</text:p>
          </table:table-cell>
          <table:table-cell table:style-name="ce23" office:value-type="float" office:value="3.48161">
            <text:p>3.48161</text:p>
          </table:table-cell>
        </table:table-row>
        <table:table-row table:style-name="ro2">
          <table:table-cell table:style-name="ce23" office:value-type="float" office:value="2066">
            <text:p>206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757">
            <text:p>0.002757</text:p>
          </table:table-cell>
          <table:table-cell table:style-name="ce23" office:value-type="float" office:value="4.68669">
            <text:p>4.68669</text:p>
          </table:table-cell>
          <table:table-cell table:style-name="ce23" office:value-type="float" office:value="0.002083">
            <text:p>0.002083</text:p>
          </table:table-cell>
          <table:table-cell table:style-name="ce23" office:value-type="float" office:value="3.45249">
            <text:p>3.45249</text:p>
          </table:table-cell>
        </table:table-row>
        <table:table-row table:style-name="ro2">
          <table:table-cell table:style-name="ce23" office:value-type="float" office:value="2067">
            <text:p>206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25">
            <text:p>0.002525</text:p>
          </table:table-cell>
          <table:table-cell table:style-name="ce23" office:value-type="float" office:value="4.67245">
            <text:p>4.67245</text:p>
          </table:table-cell>
          <table:table-cell table:style-name="ce23" office:value-type="float" office:value="0.002139">
            <text:p>0.002139</text:p>
          </table:table-cell>
          <table:table-cell table:style-name="ce23" office:value-type="float" office:value="3.45116">
            <text:p>3.45116</text:p>
          </table:table-cell>
        </table:table-row>
        <table:table-row table:style-name="ro2">
          <table:table-cell table:style-name="ce23" office:value-type="float" office:value="2068">
            <text:p>206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89">
            <text:p>0.002589</text:p>
          </table:table-cell>
          <table:table-cell table:style-name="ce23" office:value-type="float" office:value="4.73114">
            <text:p>4.73114</text:p>
          </table:table-cell>
          <table:table-cell table:style-name="ce23" office:value-type="float" office:value="0.002087">
            <text:p>0.002087</text:p>
          </table:table-cell>
          <table:table-cell table:style-name="ce23" office:value-type="float" office:value="3.46136">
            <text:p>3.46136</text:p>
          </table:table-cell>
        </table:table-row>
        <table:table-row table:style-name="ro2">
          <table:table-cell table:style-name="ce23" office:value-type="float" office:value="2069">
            <text:p>206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25">
            <text:p>0.002525</text:p>
          </table:table-cell>
          <table:table-cell table:style-name="ce23" office:value-type="float" office:value="4.66983">
            <text:p>4.66983</text:p>
          </table:table-cell>
          <table:table-cell table:style-name="ce23" office:value-type="float" office:value="0.002134">
            <text:p>0.002134</text:p>
          </table:table-cell>
          <table:table-cell table:style-name="ce23" office:value-type="float" office:value="3.4644">
            <text:p>3.4644</text:p>
          </table:table-cell>
        </table:table-row>
        <table:table-row table:style-name="ro2">
          <table:table-cell table:style-name="ce23" office:value-type="float" office:value="2070">
            <text:p>207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2">
            <text:p>0.002542</text:p>
          </table:table-cell>
          <table:table-cell table:style-name="ce23" office:value-type="float" office:value="4.68232">
            <text:p>4.68232</text:p>
          </table:table-cell>
          <table:table-cell table:style-name="ce23" office:value-type="float" office:value="0.0021">
            <text:p>0.0021</text:p>
          </table:table-cell>
          <table:table-cell table:style-name="ce23" office:value-type="float" office:value="3.4769">
            <text:p>3.4769</text:p>
          </table:table-cell>
        </table:table-row>
        <table:table-row table:style-name="ro2">
          <table:table-cell table:style-name="ce23" office:value-type="float" office:value="2071">
            <text:p>207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29">
            <text:p>0.002529</text:p>
          </table:table-cell>
          <table:table-cell table:style-name="ce23" office:value-type="float" office:value="4.69328">
            <text:p>4.69328</text:p>
          </table:table-cell>
          <table:table-cell table:style-name="ce23" office:value-type="float" office:value="0.002122">
            <text:p>0.002122</text:p>
          </table:table-cell>
          <table:table-cell table:style-name="ce23" office:value-type="float" office:value="3.46135">
            <text:p>3.46135</text:p>
          </table:table-cell>
        </table:table-row>
        <table:table-row table:style-name="ro2">
          <table:table-cell table:style-name="ce23" office:value-type="float" office:value="2072">
            <text:p>207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4">
            <text:p>0.002544</text:p>
          </table:table-cell>
          <table:table-cell table:style-name="ce23" office:value-type="float" office:value="4.68235">
            <text:p>4.68235</text:p>
          </table:table-cell>
          <table:table-cell table:style-name="ce23" office:value-type="float" office:value="0.00208">
            <text:p>0.00208</text:p>
          </table:table-cell>
          <table:table-cell table:style-name="ce23" office:value-type="float" office:value="3.47545">
            <text:p>3.47545</text:p>
          </table:table-cell>
        </table:table-row>
        <table:table-row table:style-name="ro2">
          <table:table-cell table:style-name="ce23" office:value-type="float" office:value="2073">
            <text:p>207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9">
            <text:p>0.00259</text:p>
          </table:table-cell>
          <table:table-cell table:style-name="ce23" office:value-type="float" office:value="4.72279">
            <text:p>4.72279</text:p>
          </table:table-cell>
          <table:table-cell table:style-name="ce23" office:value-type="float" office:value="0.002097">
            <text:p>0.002097</text:p>
          </table:table-cell>
          <table:table-cell table:style-name="ce23" office:value-type="float" office:value="3.54734">
            <text:p>3.54734</text:p>
          </table:table-cell>
        </table:table-row>
        <table:table-row table:style-name="ro2">
          <table:table-cell table:style-name="ce23" office:value-type="float" office:value="2074">
            <text:p>207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70824">
            <text:p>4.70824</text:p>
          </table:table-cell>
          <table:table-cell table:style-name="ce23" office:value-type="float" office:value="0.002109">
            <text:p>0.002109</text:p>
          </table:table-cell>
          <table:table-cell table:style-name="ce23" office:value-type="float" office:value="3.49037">
            <text:p>3.49037</text:p>
          </table:table-cell>
        </table:table-row>
        <table:table-row table:style-name="ro2">
          <table:table-cell table:style-name="ce23" office:value-type="float" office:value="2075">
            <text:p>207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5">
            <text:p>0.002535</text:p>
          </table:table-cell>
          <table:table-cell table:style-name="ce23" office:value-type="float" office:value="4.70784">
            <text:p>4.70784</text:p>
          </table:table-cell>
          <table:table-cell table:style-name="ce23" office:value-type="float" office:value="0.002086">
            <text:p>0.002086</text:p>
          </table:table-cell>
          <table:table-cell table:style-name="ce23" office:value-type="float" office:value="3.49976">
            <text:p>3.49976</text:p>
          </table:table-cell>
        </table:table-row>
        <table:table-row table:style-name="ro2">
          <table:table-cell table:style-name="ce23" office:value-type="float" office:value="2076">
            <text:p>207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97">
            <text:p>0.002597</text:p>
          </table:table-cell>
          <table:table-cell table:style-name="ce23" office:value-type="float" office:value="4.69409">
            <text:p>4.69409</text:p>
          </table:table-cell>
          <table:table-cell table:style-name="ce23" office:value-type="float" office:value="0.00208">
            <text:p>0.00208</text:p>
          </table:table-cell>
          <table:table-cell table:style-name="ce23" office:value-type="float" office:value="3.45523">
            <text:p>3.45523</text:p>
          </table:table-cell>
        </table:table-row>
        <table:table-row table:style-name="ro2">
          <table:table-cell table:style-name="ce23" office:value-type="float" office:value="2077">
            <text:p>207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612">
            <text:p>0.002612</text:p>
          </table:table-cell>
          <table:table-cell table:style-name="ce23" office:value-type="float" office:value="4.70705">
            <text:p>4.70705</text:p>
          </table:table-cell>
          <table:table-cell table:style-name="ce23" office:value-type="float" office:value="0.002097">
            <text:p>0.002097</text:p>
          </table:table-cell>
          <table:table-cell table:style-name="ce23" office:value-type="float" office:value="3.49473">
            <text:p>3.49473</text:p>
          </table:table-cell>
        </table:table-row>
        <table:table-row table:style-name="ro2">
          <table:table-cell table:style-name="ce23" office:value-type="float" office:value="2078">
            <text:p>207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869">
            <text:p>0.002869</text:p>
          </table:table-cell>
          <table:table-cell table:style-name="ce23" office:value-type="float" office:value="4.72525">
            <text:p>4.72525</text:p>
          </table:table-cell>
          <table:table-cell table:style-name="ce23" office:value-type="float" office:value="0.0021">
            <text:p>0.0021</text:p>
          </table:table-cell>
          <table:table-cell table:style-name="ce23" office:value-type="float" office:value="3.46581">
            <text:p>3.46581</text:p>
          </table:table-cell>
        </table:table-row>
        <table:table-row table:style-name="ro2">
          <table:table-cell table:style-name="ce23" office:value-type="float" office:value="2079">
            <text:p>207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1">
            <text:p>0.002551</text:p>
          </table:table-cell>
          <table:table-cell table:style-name="ce23" office:value-type="float" office:value="4.70731">
            <text:p>4.70731</text:p>
          </table:table-cell>
          <table:table-cell table:style-name="ce23" office:value-type="float" office:value="0.00210700000001">
            <text:p>0.002107</text:p>
          </table:table-cell>
          <table:table-cell table:style-name="ce23" office:value-type="float" office:value="3.47994">
            <text:p>3.47994</text:p>
          </table:table-cell>
        </table:table-row>
        <table:table-row table:style-name="ro2">
          <table:table-cell table:style-name="ce23" office:value-type="float" office:value="2080">
            <text:p>208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63600000001">
            <text:p>0.002636</text:p>
          </table:table-cell>
          <table:table-cell table:style-name="ce23" office:value-type="float" office:value="4.7669">
            <text:p>4.7669</text:p>
          </table:table-cell>
          <table:table-cell table:style-name="ce23" office:value-type="float" office:value="0.00209700000001">
            <text:p>0.002097</text:p>
          </table:table-cell>
          <table:table-cell table:style-name="ce23" office:value-type="float" office:value="3.4768">
            <text:p>3.4768</text:p>
          </table:table-cell>
        </table:table-row>
        <table:table-row table:style-name="ro2">
          <table:table-cell table:style-name="ce23" office:value-type="float" office:value="2081">
            <text:p>208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099999999">
            <text:p>0.002541</text:p>
          </table:table-cell>
          <table:table-cell table:style-name="ce23" office:value-type="float" office:value="4.70445">
            <text:p>4.70445</text:p>
          </table:table-cell>
          <table:table-cell table:style-name="ce23" office:value-type="float" office:value="0.00211300000001">
            <text:p>0.002113</text:p>
          </table:table-cell>
          <table:table-cell table:style-name="ce23" office:value-type="float" office:value="3.48472">
            <text:p>3.48472</text:p>
          </table:table-cell>
        </table:table-row>
        <table:table-row table:style-name="ro2">
          <table:table-cell table:style-name="ce23" office:value-type="float" office:value="2082">
            <text:p>208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399999999">
            <text:p>0.002554</text:p>
          </table:table-cell>
          <table:table-cell table:style-name="ce23" office:value-type="float" office:value="4.7164">
            <text:p>4.7164</text:p>
          </table:table-cell>
          <table:table-cell table:style-name="ce23" office:value-type="float" office:value="0.002126">
            <text:p>0.002126</text:p>
          </table:table-cell>
          <table:table-cell table:style-name="ce23" office:value-type="float" office:value="3.52339">
            <text:p>3.52339</text:p>
          </table:table-cell>
        </table:table-row>
        <table:table-row table:style-name="ro2">
          <table:table-cell table:style-name="ce23" office:value-type="float" office:value="2083">
            <text:p>208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83">
            <text:p>0.002583</text:p>
          </table:table-cell>
          <table:table-cell table:style-name="ce23" office:value-type="float" office:value="4.72583">
            <text:p>4.72583</text:p>
          </table:table-cell>
          <table:table-cell table:style-name="ce23" office:value-type="float" office:value="0.00212500000001">
            <text:p>0.002125</text:p>
          </table:table-cell>
          <table:table-cell table:style-name="ce23" office:value-type="float" office:value="3.47799">
            <text:p>3.47799</text:p>
          </table:table-cell>
        </table:table-row>
        <table:table-row table:style-name="ro2">
          <table:table-cell table:style-name="ce23" office:value-type="float" office:value="2084">
            <text:p>208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.00256900000001">
            <text:p>0.002569</text:p>
          </table:table-cell>
          <table:table-cell table:style-name="ce23" office:value-type="float" office:value="4.71551">
            <text:p>4.71551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48849">
            <text:p>3.48849</text:p>
          </table:table-cell>
        </table:table-row>
        <table:table-row table:style-name="ro2">
          <table:table-cell table:style-name="ce23" office:value-type="float" office:value="2085">
            <text:p>208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82199999999">
            <text:p>0.002822</text:p>
          </table:table-cell>
          <table:table-cell table:style-name="ce23" office:value-type="float" office:value="4.77136">
            <text:p>4.77136</text:p>
          </table:table-cell>
          <table:table-cell table:style-name="ce23" office:value-type="float" office:value="0.002082">
            <text:p>0.002082</text:p>
          </table:table-cell>
          <table:table-cell table:style-name="ce23" office:value-type="float" office:value="3.48815">
            <text:p>3.48815</text:p>
          </table:table-cell>
        </table:table-row>
        <table:table-row table:style-name="ro2">
          <table:table-cell table:style-name="ce23" office:value-type="float" office:value="2086">
            <text:p>208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99999999">
            <text:p>0.002563</text:p>
          </table:table-cell>
          <table:table-cell table:style-name="ce23" office:value-type="float" office:value="4.71105">
            <text:p>4.71105</text:p>
          </table:table-cell>
          <table:table-cell table:style-name="ce23" office:value-type="float" office:value="0.00210799999999">
            <text:p>0.002108</text:p>
          </table:table-cell>
          <table:table-cell table:style-name="ce23" office:value-type="float" office:value="3.48892">
            <text:p>3.48892</text:p>
          </table:table-cell>
        </table:table-row>
        <table:table-row table:style-name="ro2">
          <table:table-cell table:style-name="ce23" office:value-type="float" office:value="2087">
            <text:p>208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9">
            <text:p>0.002539</text:p>
          </table:table-cell>
          <table:table-cell table:style-name="ce23" office:value-type="float" office:value="4.72644">
            <text:p>4.72644</text:p>
          </table:table-cell>
          <table:table-cell table:style-name="ce23" office:value-type="float" office:value="0.00233700000001">
            <text:p>0.002337</text:p>
          </table:table-cell>
          <table:table-cell table:style-name="ce23" office:value-type="float" office:value="3.53081">
            <text:p>3.53081</text:p>
          </table:table-cell>
        </table:table-row>
        <table:table-row table:style-name="ro2">
          <table:table-cell table:style-name="ce23" office:value-type="float" office:value="2088">
            <text:p>2088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2">
            <text:p>0.002532</text:p>
          </table:table-cell>
          <table:table-cell table:style-name="ce23" office:value-type="float" office:value="4.72044">
            <text:p>4.72044</text:p>
          </table:table-cell>
          <table:table-cell table:style-name="ce23" office:value-type="float" office:value="0.002134">
            <text:p>0.002134</text:p>
          </table:table-cell>
          <table:table-cell table:style-name="ce23" office:value-type="float" office:value="3.4733">
            <text:p>3.4733</text:p>
          </table:table-cell>
        </table:table-row>
        <table:table-row table:style-name="ro2">
          <table:table-cell table:style-name="ce23" office:value-type="float" office:value="2089">
            <text:p>2089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38">
            <text:p>0.002538</text:p>
          </table:table-cell>
          <table:table-cell table:style-name="ce23" office:value-type="float" office:value="4.72629">
            <text:p>4.72629</text:p>
          </table:table-cell>
          <table:table-cell table:style-name="ce23" office:value-type="float" office:value="0.00212399999999">
            <text:p>0.002124</text:p>
          </table:table-cell>
          <table:table-cell table:style-name="ce23" office:value-type="float" office:value="3.55101">
            <text:p>3.55101</text:p>
          </table:table-cell>
        </table:table-row>
        <table:table-row table:style-name="ro2">
          <table:table-cell table:style-name="ce23" office:value-type="float" office:value="2090">
            <text:p>209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713">
            <text:p>0.002713</text:p>
          </table:table-cell>
          <table:table-cell table:style-name="ce23" office:value-type="float" office:value="4.71892">
            <text:p>4.71892</text:p>
          </table:table-cell>
          <table:table-cell table:style-name="ce23" office:value-type="float" office:value="0.002083">
            <text:p>0.002083</text:p>
          </table:table-cell>
          <table:table-cell table:style-name="ce23" office:value-type="float" office:value="3.49592">
            <text:p>3.49592</text:p>
          </table:table-cell>
        </table:table-row>
        <table:table-row table:style-name="ro2">
          <table:table-cell table:style-name="ce23" office:value-type="float" office:value="2091">
            <text:p>209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09">
            <text:p>0.002509</text:p>
          </table:table-cell>
          <table:table-cell table:style-name="ce23" office:value-type="float" office:value="4.71741">
            <text:p>4.71741</text:p>
          </table:table-cell>
          <table:table-cell table:style-name="ce23" office:value-type="float" office:value="0.002082">
            <text:p>0.002082</text:p>
          </table:table-cell>
          <table:table-cell table:style-name="ce23" office:value-type="float" office:value="3.49439">
            <text:p>3.49439</text:p>
          </table:table-cell>
        </table:table-row>
        <table:table-row table:style-name="ro2">
          <table:table-cell table:style-name="ce23" office:value-type="float" office:value="2092">
            <text:p>209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78795">
            <text:p>4.78795</text:p>
          </table:table-cell>
          <table:table-cell table:style-name="ce23" office:value-type="float" office:value="0.00209000000001">
            <text:p>0.00209</text:p>
          </table:table-cell>
          <table:table-cell table:style-name="ce23" office:value-type="float" office:value="3.51711">
            <text:p>3.51711</text:p>
          </table:table-cell>
        </table:table-row>
        <table:table-row table:style-name="ro2">
          <table:table-cell table:style-name="ce23" office:value-type="float" office:value="2093">
            <text:p>209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29">
            <text:p>0.002529</text:p>
          </table:table-cell>
          <table:table-cell table:style-name="ce23" office:value-type="float" office:value="4.73864">
            <text:p>4.73864</text:p>
          </table:table-cell>
          <table:table-cell table:style-name="ce23" office:value-type="float" office:value="0.00211299999999">
            <text:p>0.002113</text:p>
          </table:table-cell>
          <table:table-cell table:style-name="ce23" office:value-type="float" office:value="3.50127">
            <text:p>3.50127</text:p>
          </table:table-cell>
        </table:table-row>
        <table:table-row table:style-name="ro2">
          <table:table-cell table:style-name="ce23" office:value-type="float" office:value="2094">
            <text:p>209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6900000001">
            <text:p>0.002569</text:p>
          </table:table-cell>
          <table:table-cell table:style-name="ce23" office:value-type="float" office:value="4.72838">
            <text:p>4.72838</text:p>
          </table:table-cell>
          <table:table-cell table:style-name="ce23" office:value-type="float" office:value="0.00212499999999">
            <text:p>0.002125</text:p>
          </table:table-cell>
          <table:table-cell table:style-name="ce23" office:value-type="float" office:value="3.54471">
            <text:p>3.54471</text:p>
          </table:table-cell>
        </table:table-row>
        <table:table-row table:style-name="ro2">
          <table:table-cell table:style-name="ce23" office:value-type="float" office:value="2095">
            <text:p>209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28">
            <text:p>0.002528</text:p>
          </table:table-cell>
          <table:table-cell table:style-name="ce23" office:value-type="float" office:value="4.7618">
            <text:p>4.7618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51867">
            <text:p>3.51867</text:p>
          </table:table-cell>
        </table:table-row>
        <table:table-row table:style-name="ro2">
          <table:table-cell table:style-name="ce23" office:value-type="float" office:value="2096">
            <text:p>209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399999999">
            <text:p>0.002554</text:p>
          </table:table-cell>
          <table:table-cell table:style-name="ce23" office:value-type="float" office:value="4.83387">
            <text:p>4.83387</text:p>
          </table:table-cell>
          <table:table-cell table:style-name="ce23" office:value-type="float" office:value="0.002111">
            <text:p>0.002111</text:p>
          </table:table-cell>
          <table:table-cell table:style-name="ce23" office:value-type="float" office:value="3.51535">
            <text:p>3.51535</text:p>
          </table:table-cell>
        </table:table-row>
        <table:table-row table:style-name="ro2">
          <table:table-cell table:style-name="ce23" office:value-type="float" office:value="2097">
            <text:p>209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79621">
            <text:p>4.79621</text:p>
          </table:table-cell>
          <table:table-cell table:style-name="ce23" office:value-type="float" office:value="0.002122">
            <text:p>0.002122</text:p>
          </table:table-cell>
          <table:table-cell table:style-name="ce23" office:value-type="float" office:value="3.5033">
            <text:p>3.5033</text:p>
          </table:table-cell>
        </table:table-row>
        <table:table-row table:style-name="ro2">
          <table:table-cell table:style-name="ce23" office:value-type="float" office:value="2098">
            <text:p>209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628">
            <text:p>0.002628</text:p>
          </table:table-cell>
          <table:table-cell table:style-name="ce23" office:value-type="float" office:value="4.72647">
            <text:p>4.72647</text:p>
          </table:table-cell>
          <table:table-cell table:style-name="ce23" office:value-type="float" office:value="0.002098">
            <text:p>0.002098</text:p>
          </table:table-cell>
          <table:table-cell table:style-name="ce23" office:value-type="float" office:value="3.51575">
            <text:p>3.51575</text:p>
          </table:table-cell>
        </table:table-row>
        <table:table-row table:style-name="ro2">
          <table:table-cell table:style-name="ce23" office:value-type="float" office:value="2099">
            <text:p>209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5300000001">
            <text:p>0.002553</text:p>
          </table:table-cell>
          <table:table-cell table:style-name="ce23" office:value-type="float" office:value="4.82635">
            <text:p>4.82635</text:p>
          </table:table-cell>
          <table:table-cell table:style-name="ce23" office:value-type="float" office:value="0.00217000000001">
            <text:p>0.00217</text:p>
          </table:table-cell>
          <table:table-cell table:style-name="ce23" office:value-type="float" office:value="3.52242">
            <text:p>3.52242</text:p>
          </table:table-cell>
        </table:table-row>
        <table:table-row table:style-name="ro2">
          <table:table-cell table:style-name="ce23" office:value-type="float" office:value="2100">
            <text:p>210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.00266499999999">
            <text:p>0.002665</text:p>
          </table:table-cell>
          <table:table-cell table:style-name="ce23" office:value-type="float" office:value="4.74157">
            <text:p>4.74157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49477">
            <text:p>3.49477</text:p>
          </table:table-cell>
        </table:table-row>
        <table:table-row table:style-name="ro2">
          <table:table-cell table:style-name="ce23" office:value-type="float" office:value="2101">
            <text:p>2101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61999999999">
            <text:p>0.00262</text:p>
          </table:table-cell>
          <table:table-cell table:style-name="ce23" office:value-type="float" office:value="4.74939">
            <text:p>4.74939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56221">
            <text:p>3.56221</text:p>
          </table:table-cell>
        </table:table-row>
        <table:table-row table:style-name="ro2">
          <table:table-cell table:style-name="ce23" office:value-type="float" office:value="2102">
            <text:p>210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2800000001">
            <text:p>0.002528</text:p>
          </table:table-cell>
          <table:table-cell table:style-name="ce23" office:value-type="float" office:value="4.75702">
            <text:p>4.75702</text:p>
          </table:table-cell>
          <table:table-cell table:style-name="ce23" office:value-type="float" office:value="0.00209099999999">
            <text:p>0.002091</text:p>
          </table:table-cell>
          <table:table-cell table:style-name="ce23" office:value-type="float" office:value="3.51967">
            <text:p>3.51967</text:p>
          </table:table-cell>
        </table:table-row>
        <table:table-row table:style-name="ro2">
          <table:table-cell table:style-name="ce23" office:value-type="float" office:value="2103">
            <text:p>210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7400000001">
            <text:p>0.002574</text:p>
          </table:table-cell>
          <table:table-cell table:style-name="ce23" office:value-type="float" office:value="4.75026">
            <text:p>4.75026</text:p>
          </table:table-cell>
          <table:table-cell table:style-name="ce23" office:value-type="float" office:value="0.00209099999999">
            <text:p>0.002091</text:p>
          </table:table-cell>
          <table:table-cell table:style-name="ce23" office:value-type="float" office:value="3.51254">
            <text:p>3.51254</text:p>
          </table:table-cell>
        </table:table-row>
        <table:table-row table:style-name="ro2">
          <table:table-cell table:style-name="ce23" office:value-type="float" office:value="2104">
            <text:p>210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55">
            <text:p>0.002855</text:p>
          </table:table-cell>
          <table:table-cell table:style-name="ce23" office:value-type="float" office:value="4.79635">
            <text:p>4.79635</text:p>
          </table:table-cell>
          <table:table-cell table:style-name="ce23" office:value-type="float" office:value="0.00209500000001">
            <text:p>0.002095</text:p>
          </table:table-cell>
          <table:table-cell table:style-name="ce23" office:value-type="float" office:value="3.54462">
            <text:p>3.54462</text:p>
          </table:table-cell>
        </table:table-row>
        <table:table-row table:style-name="ro2">
          <table:table-cell table:style-name="ce23" office:value-type="float" office:value="2105">
            <text:p>210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7">
            <text:p>0.002537</text:p>
          </table:table-cell>
          <table:table-cell table:style-name="ce23" office:value-type="float" office:value="4.75578">
            <text:p>4.75578</text:p>
          </table:table-cell>
          <table:table-cell table:style-name="ce23" office:value-type="float" office:value="0.002089">
            <text:p>0.002089</text:p>
          </table:table-cell>
          <table:table-cell table:style-name="ce23" office:value-type="float" office:value="3.52692">
            <text:p>3.52692</text:p>
          </table:table-cell>
        </table:table-row>
        <table:table-row table:style-name="ro2">
          <table:table-cell table:style-name="ce23" office:value-type="float" office:value="2106">
            <text:p>210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57599999999">
            <text:p>0.002576</text:p>
          </table:table-cell>
          <table:table-cell table:style-name="ce23" office:value-type="float" office:value="4.77613">
            <text:p>4.77613</text:p>
          </table:table-cell>
          <table:table-cell table:style-name="ce23" office:value-type="float" office:value="0.00233299999999">
            <text:p>0.002333</text:p>
          </table:table-cell>
          <table:table-cell table:style-name="ce23" office:value-type="float" office:value="3.55155">
            <text:p>3.55155</text:p>
          </table:table-cell>
        </table:table-row>
        <table:table-row table:style-name="ro2">
          <table:table-cell table:style-name="ce23" office:value-type="float" office:value="2107">
            <text:p>210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7500000001">
            <text:p>0.002575</text:p>
          </table:table-cell>
          <table:table-cell table:style-name="ce23" office:value-type="float" office:value="4.77325">
            <text:p>4.77325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50755">
            <text:p>3.50755</text:p>
          </table:table-cell>
        </table:table-row>
        <table:table-row table:style-name="ro2">
          <table:table-cell table:style-name="ce23" office:value-type="float" office:value="2108">
            <text:p>210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9">
            <text:p>0.002589</text:p>
          </table:table-cell>
          <table:table-cell table:style-name="ce23" office:value-type="float" office:value="4.74936">
            <text:p>4.74936</text:p>
          </table:table-cell>
          <table:table-cell table:style-name="ce23" office:value-type="float" office:value="0.002105">
            <text:p>0.002105</text:p>
          </table:table-cell>
          <table:table-cell table:style-name="ce23" office:value-type="float" office:value="3.5834">
            <text:p>3.5834</text:p>
          </table:table-cell>
        </table:table-row>
        <table:table-row table:style-name="ro2">
          <table:table-cell table:style-name="ce23" office:value-type="float" office:value="2109">
            <text:p>210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5">
            <text:p>0.00255</text:p>
          </table:table-cell>
          <table:table-cell table:style-name="ce23" office:value-type="float" office:value="4.77426">
            <text:p>4.77426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53345">
            <text:p>3.53345</text:p>
          </table:table-cell>
        </table:table-row>
        <table:table-row table:style-name="ro2">
          <table:table-cell table:style-name="ce23" office:value-type="float" office:value="2110">
            <text:p>211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7742">
            <text:p>4.7742</text:p>
          </table:table-cell>
          <table:table-cell table:style-name="ce23" office:value-type="float" office:value="0.002168">
            <text:p>0.002168</text:p>
          </table:table-cell>
          <table:table-cell table:style-name="ce23" office:value-type="float" office:value="3.50947">
            <text:p>3.50947</text:p>
          </table:table-cell>
        </table:table-row>
        <table:table-row table:style-name="ro2">
          <table:table-cell table:style-name="ce23" office:value-type="float" office:value="2111">
            <text:p>211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55">
            <text:p>0.002555</text:p>
          </table:table-cell>
          <table:table-cell table:style-name="ce23" office:value-type="float" office:value="4.83524">
            <text:p>4.83524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53878">
            <text:p>3.53878</text:p>
          </table:table-cell>
        </table:table-row>
        <table:table-row table:style-name="ro2">
          <table:table-cell table:style-name="ce23" office:value-type="float" office:value="2112">
            <text:p>2112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3600000001">
            <text:p>0.002536</text:p>
          </table:table-cell>
          <table:table-cell table:style-name="ce23" office:value-type="float" office:value="4.77109">
            <text:p>4.77109</text:p>
          </table:table-cell>
          <table:table-cell table:style-name="ce23" office:value-type="float" office:value="0.00210700000001">
            <text:p>0.002107</text:p>
          </table:table-cell>
          <table:table-cell table:style-name="ce23" office:value-type="float" office:value="3.53355">
            <text:p>3.53355</text:p>
          </table:table-cell>
        </table:table-row>
        <table:table-row table:style-name="ro2">
          <table:table-cell table:style-name="ce23" office:value-type="float" office:value="2113">
            <text:p>2113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62799999999">
            <text:p>0.002628</text:p>
          </table:table-cell>
          <table:table-cell table:style-name="ce23" office:value-type="float" office:value="4.78157">
            <text:p>4.78157</text:p>
          </table:table-cell>
          <table:table-cell table:style-name="ce23" office:value-type="float" office:value="0.002107">
            <text:p>0.002107</text:p>
          </table:table-cell>
          <table:table-cell table:style-name="ce23" office:value-type="float" office:value="3.58334">
            <text:p>3.58334</text:p>
          </table:table-cell>
        </table:table-row>
        <table:table-row table:style-name="ro2">
          <table:table-cell table:style-name="ce23" office:value-type="float" office:value="2114">
            <text:p>211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33">
            <text:p>0.002533</text:p>
          </table:table-cell>
          <table:table-cell table:style-name="ce23" office:value-type="float" office:value="4.78446">
            <text:p>4.78446</text:p>
          </table:table-cell>
          <table:table-cell table:style-name="ce23" office:value-type="float" office:value="0.00209100000001">
            <text:p>0.002091</text:p>
          </table:table-cell>
          <table:table-cell table:style-name="ce23" office:value-type="float" office:value="3.53939">
            <text:p>3.53939</text:p>
          </table:table-cell>
        </table:table-row>
        <table:table-row table:style-name="ro2">
          <table:table-cell table:style-name="ce23" office:value-type="float" office:value="2115">
            <text:p>211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1">
            <text:p>0.002551</text:p>
          </table:table-cell>
          <table:table-cell table:style-name="ce23" office:value-type="float" office:value="4.79105">
            <text:p>4.79105</text:p>
          </table:table-cell>
          <table:table-cell table:style-name="ce23" office:value-type="float" office:value="0.002084">
            <text:p>0.002084</text:p>
          </table:table-cell>
          <table:table-cell table:style-name="ce23" office:value-type="float" office:value="3.55088">
            <text:p>3.55088</text:p>
          </table:table-cell>
        </table:table-row>
        <table:table-row table:style-name="ro2">
          <table:table-cell table:style-name="ce23" office:value-type="float" office:value="2116">
            <text:p>211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61">
            <text:p>0.00261</text:p>
          </table:table-cell>
          <table:table-cell table:style-name="ce23" office:value-type="float" office:value="4.83284">
            <text:p>4.83284</text:p>
          </table:table-cell>
          <table:table-cell table:style-name="ce23" office:value-type="float" office:value="0.002087">
            <text:p>0.002087</text:p>
          </table:table-cell>
          <table:table-cell table:style-name="ce23" office:value-type="float" office:value="3.52141">
            <text:p>3.52141</text:p>
          </table:table-cell>
        </table:table-row>
        <table:table-row table:style-name="ro2">
          <table:table-cell table:style-name="ce23" office:value-type="float" office:value="2117">
            <text:p>211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1399999999">
            <text:p>0.002614</text:p>
          </table:table-cell>
          <table:table-cell table:style-name="ce23" office:value-type="float" office:value="4.77274">
            <text:p>4.77274</text:p>
          </table:table-cell>
          <table:table-cell table:style-name="ce23" office:value-type="float" office:value="0.00212699999999">
            <text:p>0.002127</text:p>
          </table:table-cell>
          <table:table-cell table:style-name="ce23" office:value-type="float" office:value="3.55323">
            <text:p>3.55323</text:p>
          </table:table-cell>
        </table:table-row>
        <table:table-row table:style-name="ro2">
          <table:table-cell table:style-name="ce23" office:value-type="float" office:value="2118">
            <text:p>211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606">
            <text:p>0.002606</text:p>
          </table:table-cell>
          <table:table-cell table:style-name="ce23" office:value-type="float" office:value="4.82349">
            <text:p>4.82349</text:p>
          </table:table-cell>
          <table:table-cell table:style-name="ce23" office:value-type="float" office:value="0.00213500000001">
            <text:p>0.002135</text:p>
          </table:table-cell>
          <table:table-cell table:style-name="ce23" office:value-type="float" office:value="3.55369">
            <text:p>3.55369</text:p>
          </table:table-cell>
        </table:table-row>
        <table:table-row table:style-name="ro2">
          <table:table-cell table:style-name="ce23" office:value-type="float" office:value="2119">
            <text:p>211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6400000001">
            <text:p>0.002564</text:p>
          </table:table-cell>
          <table:table-cell table:style-name="ce23" office:value-type="float" office:value="4.802">
            <text:p>4.802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54262">
            <text:p>3.54262</text:p>
          </table:table-cell>
        </table:table-row>
        <table:table-row table:style-name="ro2">
          <table:table-cell table:style-name="ce23" office:value-type="float" office:value="2120">
            <text:p>212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49">
            <text:p>0.002549</text:p>
          </table:table-cell>
          <table:table-cell table:style-name="ce23" office:value-type="float" office:value="4.79645">
            <text:p>4.79645</text:p>
          </table:table-cell>
          <table:table-cell table:style-name="ce23" office:value-type="float" office:value="0.002098">
            <text:p>0.002098</text:p>
          </table:table-cell>
          <table:table-cell table:style-name="ce23" office:value-type="float" office:value="3.56665">
            <text:p>3.56665</text:p>
          </table:table-cell>
        </table:table-row>
        <table:table-row table:style-name="ro2">
          <table:table-cell table:style-name="ce23" office:value-type="float" office:value="2121">
            <text:p>212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200000001">
            <text:p>0.002562</text:p>
          </table:table-cell>
          <table:table-cell table:style-name="ce23" office:value-type="float" office:value="4.79545">
            <text:p>4.79545</text:p>
          </table:table-cell>
          <table:table-cell table:style-name="ce23" office:value-type="float" office:value="0.002161">
            <text:p>0.002161</text:p>
          </table:table-cell>
          <table:table-cell table:style-name="ce23" office:value-type="float" office:value="3.55235">
            <text:p>3.55235</text:p>
          </table:table-cell>
        </table:table-row>
        <table:table-row table:style-name="ro2">
          <table:table-cell table:style-name="ce23" office:value-type="float" office:value="2122">
            <text:p>212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">
            <text:p>0.002562</text:p>
          </table:table-cell>
          <table:table-cell table:style-name="ce23" office:value-type="float" office:value="4.80067">
            <text:p>4.80067</text:p>
          </table:table-cell>
          <table:table-cell table:style-name="ce23" office:value-type="float" office:value="0.002168">
            <text:p>0.002168</text:p>
          </table:table-cell>
          <table:table-cell table:style-name="ce23" office:value-type="float" office:value="3.55649">
            <text:p>3.55649</text:p>
          </table:table-cell>
        </table:table-row>
        <table:table-row table:style-name="ro2">
          <table:table-cell table:style-name="ce23" office:value-type="float" office:value="2123">
            <text:p>212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900000001">
            <text:p>0.002559</text:p>
          </table:table-cell>
          <table:table-cell table:style-name="ce23" office:value-type="float" office:value="4.83809">
            <text:p>4.83809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54398">
            <text:p>3.54398</text:p>
          </table:table-cell>
        </table:table-row>
        <table:table-row table:style-name="ro2">
          <table:table-cell table:style-name="ce23" office:value-type="float" office:value="2124">
            <text:p>2124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7">
            <text:p>0.002567</text:p>
          </table:table-cell>
          <table:table-cell table:style-name="ce23" office:value-type="float" office:value="4.80339">
            <text:p>4.80339</text:p>
          </table:table-cell>
          <table:table-cell table:style-name="ce23" office:value-type="float" office:value="0.00209700000001">
            <text:p>0.002097</text:p>
          </table:table-cell>
          <table:table-cell table:style-name="ce23" office:value-type="float" office:value="3.55401">
            <text:p>3.55401</text:p>
          </table:table-cell>
        </table:table-row>
        <table:table-row table:style-name="ro2">
          <table:table-cell table:style-name="ce23" office:value-type="float" office:value="2125">
            <text:p>2125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55">
            <text:p>0.002555</text:p>
          </table:table-cell>
          <table:table-cell table:style-name="ce23" office:value-type="float" office:value="4.86062">
            <text:p>4.86062</text:p>
          </table:table-cell>
          <table:table-cell table:style-name="ce23" office:value-type="float" office:value="0.002087">
            <text:p>0.002087</text:p>
          </table:table-cell>
          <table:table-cell table:style-name="ce23" office:value-type="float" office:value="3.55955">
            <text:p>3.55955</text:p>
          </table:table-cell>
        </table:table-row>
        <table:table-row table:style-name="ro2">
          <table:table-cell table:style-name="ce23" office:value-type="float" office:value="2126">
            <text:p>212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37">
            <text:p>0.002537</text:p>
          </table:table-cell>
          <table:table-cell table:style-name="ce23" office:value-type="float" office:value="4.8019">
            <text:p>4.8019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53592">
            <text:p>3.53592</text:p>
          </table:table-cell>
        </table:table-row>
        <table:table-row table:style-name="ro2">
          <table:table-cell table:style-name="ce23" office:value-type="float" office:value="2127">
            <text:p>212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900000001">
            <text:p>0.002569</text:p>
          </table:table-cell>
          <table:table-cell table:style-name="ce23" office:value-type="float" office:value="4.81001">
            <text:p>4.81001</text:p>
          </table:table-cell>
          <table:table-cell table:style-name="ce23" office:value-type="float" office:value="0.002092">
            <text:p>0.002092</text:p>
          </table:table-cell>
          <table:table-cell table:style-name="ce23" office:value-type="float" office:value="3.59929">
            <text:p>3.59929</text:p>
          </table:table-cell>
        </table:table-row>
        <table:table-row table:style-name="ro2">
          <table:table-cell table:style-name="ce23" office:value-type="float" office:value="2128">
            <text:p>212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400000001">
            <text:p>0.002524</text:p>
          </table:table-cell>
          <table:table-cell table:style-name="ce23" office:value-type="float" office:value="4.81572">
            <text:p>4.81572</text:p>
          </table:table-cell>
          <table:table-cell table:style-name="ce23" office:value-type="float" office:value="0.002105">
            <text:p>0.002105</text:p>
          </table:table-cell>
          <table:table-cell table:style-name="ce23" office:value-type="float" office:value="3.57233">
            <text:p>3.57233</text:p>
          </table:table-cell>
        </table:table-row>
        <table:table-row table:style-name="ro2">
          <table:table-cell table:style-name="ce23" office:value-type="float" office:value="2129">
            <text:p>212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8">
            <text:p>0.002538</text:p>
          </table:table-cell>
          <table:table-cell table:style-name="ce23" office:value-type="float" office:value="4.82169">
            <text:p>4.82169</text:p>
          </table:table-cell>
          <table:table-cell table:style-name="ce23" office:value-type="float" office:value="0.00222100000001">
            <text:p>0.002221</text:p>
          </table:table-cell>
          <table:table-cell table:style-name="ce23" office:value-type="float" office:value="3.56527">
            <text:p>3.56527</text:p>
          </table:table-cell>
        </table:table-row>
        <table:table-row table:style-name="ro2">
          <table:table-cell table:style-name="ce23" office:value-type="float" office:value="2130">
            <text:p>213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28">
            <text:p>0.002628</text:p>
          </table:table-cell>
          <table:table-cell table:style-name="ce23" office:value-type="float" office:value="4.86633">
            <text:p>4.86633</text:p>
          </table:table-cell>
          <table:table-cell table:style-name="ce23" office:value-type="float" office:value="0.00209799999999">
            <text:p>0.002098</text:p>
          </table:table-cell>
          <table:table-cell table:style-name="ce23" office:value-type="float" office:value="3.5516">
            <text:p>3.5516</text:p>
          </table:table-cell>
        </table:table-row>
        <table:table-row table:style-name="ro2">
          <table:table-cell table:style-name="ce23" office:value-type="float" office:value="2131">
            <text:p>213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5600000001">
            <text:p>0.002556</text:p>
          </table:table-cell>
          <table:table-cell table:style-name="ce23" office:value-type="float" office:value="4.81173">
            <text:p>4.81173</text:p>
          </table:table-cell>
          <table:table-cell table:style-name="ce23" office:value-type="float" office:value="0.00231599999999">
            <text:p>0.002316</text:p>
          </table:table-cell>
          <table:table-cell table:style-name="ce23" office:value-type="float" office:value="3.563">
            <text:p>3.563</text:p>
          </table:table-cell>
        </table:table-row>
        <table:table-row table:style-name="ro2">
          <table:table-cell table:style-name="ce23" office:value-type="float" office:value="2132">
            <text:p>213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5">
            <text:p>0.002585</text:p>
          </table:table-cell>
          <table:table-cell table:style-name="ce23" office:value-type="float" office:value="4.86552">
            <text:p>4.86552</text:p>
          </table:table-cell>
          <table:table-cell table:style-name="ce23" office:value-type="float" office:value="0.002099">
            <text:p>0.002099</text:p>
          </table:table-cell>
          <table:table-cell table:style-name="ce23" office:value-type="float" office:value="3.57368">
            <text:p>3.57368</text:p>
          </table:table-cell>
        </table:table-row>
        <table:table-row table:style-name="ro2">
          <table:table-cell table:style-name="ce23" office:value-type="float" office:value="2133">
            <text:p>213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99">
            <text:p>0.002599</text:p>
          </table:table-cell>
          <table:table-cell table:style-name="ce23" office:value-type="float" office:value="4.83364">
            <text:p>4.83364</text:p>
          </table:table-cell>
          <table:table-cell table:style-name="ce23" office:value-type="float" office:value="0.00211">
            <text:p>0.00211</text:p>
          </table:table-cell>
          <table:table-cell table:style-name="ce23" office:value-type="float" office:value="3.54851">
            <text:p>3.54851</text:p>
          </table:table-cell>
        </table:table-row>
        <table:table-row table:style-name="ro2">
          <table:table-cell table:style-name="ce23" office:value-type="float" office:value="2134">
            <text:p>213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799">
            <text:p>0.002799</text:p>
          </table:table-cell>
          <table:table-cell table:style-name="ce23" office:value-type="float" office:value="4.81678">
            <text:p>4.81678</text:p>
          </table:table-cell>
          <table:table-cell table:style-name="ce23" office:value-type="float" office:value="0.002123">
            <text:p>0.002123</text:p>
          </table:table-cell>
          <table:table-cell table:style-name="ce23" office:value-type="float" office:value="3.64396">
            <text:p>3.64396</text:p>
          </table:table-cell>
        </table:table-row>
        <table:table-row table:style-name="ro2">
          <table:table-cell table:style-name="ce23" office:value-type="float" office:value="2135">
            <text:p>213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7">
            <text:p>0.002537</text:p>
          </table:table-cell>
          <table:table-cell table:style-name="ce23" office:value-type="float" office:value="4.83095">
            <text:p>4.83095</text:p>
          </table:table-cell>
          <table:table-cell table:style-name="ce23" office:value-type="float" office:value="0.00212099999999">
            <text:p>0.002121</text:p>
          </table:table-cell>
          <table:table-cell table:style-name="ce23" office:value-type="float" office:value="3.59592">
            <text:p>3.59592</text:p>
          </table:table-cell>
        </table:table-row>
        <table:table-row table:style-name="ro2">
          <table:table-cell table:style-name="ce23" office:value-type="float" office:value="2136">
            <text:p>213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7">
            <text:p>0.002557</text:p>
          </table:table-cell>
          <table:table-cell table:style-name="ce23" office:value-type="float" office:value="4.82481">
            <text:p>4.82481</text:p>
          </table:table-cell>
          <table:table-cell table:style-name="ce23" office:value-type="float" office:value="0.002121">
            <text:p>0.002121</text:p>
          </table:table-cell>
          <table:table-cell table:style-name="ce23" office:value-type="float" office:value="3.57669">
            <text:p>3.57669</text:p>
          </table:table-cell>
        </table:table-row>
        <table:table-row table:style-name="ro2">
          <table:table-cell table:style-name="ce23" office:value-type="float" office:value="2137">
            <text:p>21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.00256">
            <text:p>0.00256</text:p>
          </table:table-cell>
          <table:table-cell table:style-name="ce23" office:value-type="float" office:value="4.91306">
            <text:p>4.91306</text:p>
          </table:table-cell>
          <table:table-cell table:style-name="ce23" office:value-type="float" office:value="0.00209">
            <text:p>0.00209</text:p>
          </table:table-cell>
          <table:table-cell table:style-name="ce23" office:value-type="float" office:value="3.55381">
            <text:p>3.55381</text:p>
          </table:table-cell>
        </table:table-row>
        <table:table-row table:style-name="ro2">
          <table:table-cell table:style-name="ce23" office:value-type="float" office:value="2138">
            <text:p>21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68">
            <text:p>0.002568</text:p>
          </table:table-cell>
          <table:table-cell table:style-name="ce23" office:value-type="float" office:value="4.83508">
            <text:p>4.83508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58633">
            <text:p>3.58633</text:p>
          </table:table-cell>
        </table:table-row>
        <table:table-row table:style-name="ro2">
          <table:table-cell table:style-name="ce23" office:value-type="float" office:value="2139">
            <text:p>21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61">
            <text:p>0.002561</text:p>
          </table:table-cell>
          <table:table-cell table:style-name="ce23" office:value-type="float" office:value="4.87766">
            <text:p>4.87766</text:p>
          </table:table-cell>
          <table:table-cell table:style-name="ce23" office:value-type="float" office:value="0.00208000000001">
            <text:p>0.00208</text:p>
          </table:table-cell>
          <table:table-cell table:style-name="ce23" office:value-type="float" office:value="3.58528">
            <text:p>3.58528</text:p>
          </table:table-cell>
        </table:table-row>
        <table:table-row table:style-name="ro2">
          <table:table-cell table:style-name="ce23" office:value-type="float" office:value="2140">
            <text:p>21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400000001">
            <text:p>0.002564</text:p>
          </table:table-cell>
          <table:table-cell table:style-name="ce23" office:value-type="float" office:value="4.84615">
            <text:p>4.84615</text:p>
          </table:table-cell>
          <table:table-cell table:style-name="ce23" office:value-type="float" office:value="0.002151">
            <text:p>0.002151</text:p>
          </table:table-cell>
          <table:table-cell table:style-name="ce23" office:value-type="float" office:value="3.55833">
            <text:p>3.55833</text:p>
          </table:table-cell>
        </table:table-row>
        <table:table-row table:style-name="ro2">
          <table:table-cell table:style-name="ce23" office:value-type="float" office:value="2141">
            <text:p>214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89">
            <text:p>0.002689</text:p>
          </table:table-cell>
          <table:table-cell table:style-name="ce23" office:value-type="float" office:value="4.8357">
            <text:p>4.8357</text:p>
          </table:table-cell>
          <table:table-cell table:style-name="ce23" office:value-type="float" office:value="0.002093">
            <text:p>0.002093</text:p>
          </table:table-cell>
          <table:table-cell table:style-name="ce23" office:value-type="float" office:value="3.63364">
            <text:p>3.63364</text:p>
          </table:table-cell>
        </table:table-row>
        <table:table-row table:style-name="ro2">
          <table:table-cell table:style-name="ce23" office:value-type="float" office:value="2142">
            <text:p>214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82">
            <text:p>0.002582</text:p>
          </table:table-cell>
          <table:table-cell table:style-name="ce23" office:value-type="float" office:value="4.84738">
            <text:p>4.84738</text:p>
          </table:table-cell>
          <table:table-cell table:style-name="ce23" office:value-type="float" office:value="0.00209100000001">
            <text:p>0.002091</text:p>
          </table:table-cell>
          <table:table-cell table:style-name="ce23" office:value-type="float" office:value="3.59513">
            <text:p>3.59513</text:p>
          </table:table-cell>
        </table:table-row>
        <table:table-row table:style-name="ro2">
          <table:table-cell table:style-name="ce23" office:value-type="float" office:value="2143">
            <text:p>214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8699999999">
            <text:p>0.002587</text:p>
          </table:table-cell>
          <table:table-cell table:style-name="ce23" office:value-type="float" office:value="4.83779">
            <text:p>4.83779</text:p>
          </table:table-cell>
          <table:table-cell table:style-name="ce23" office:value-type="float" office:value="0.002088">
            <text:p>0.002088</text:p>
          </table:table-cell>
          <table:table-cell table:style-name="ce23" office:value-type="float" office:value="3.5871">
            <text:p>3.5871</text:p>
          </table:table-cell>
        </table:table-row>
        <table:table-row table:style-name="ro2">
          <table:table-cell table:style-name="ce23" office:value-type="float" office:value="2144">
            <text:p>2144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5">
            <text:p>0.002585</text:p>
          </table:table-cell>
          <table:table-cell table:style-name="ce23" office:value-type="float" office:value="4.90767">
            <text:p>4.90767</text:p>
          </table:table-cell>
          <table:table-cell table:style-name="ce23" office:value-type="float" office:value="0.00210800000001">
            <text:p>0.002108</text:p>
          </table:table-cell>
          <table:table-cell table:style-name="ce23" office:value-type="float" office:value="3.56085">
            <text:p>3.56085</text:p>
          </table:table-cell>
        </table:table-row>
        <table:table-row table:style-name="ro2">
          <table:table-cell table:style-name="ce23" office:value-type="float" office:value="2145">
            <text:p>2145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500000001">
            <text:p>0.002525</text:p>
          </table:table-cell>
          <table:table-cell table:style-name="ce23" office:value-type="float" office:value="4.85964">
            <text:p>4.85964</text:p>
          </table:table-cell>
          <table:table-cell table:style-name="ce23" office:value-type="float" office:value="0.00211899999999">
            <text:p>0.002119</text:p>
          </table:table-cell>
          <table:table-cell table:style-name="ce23" office:value-type="float" office:value="3.60076">
            <text:p>3.60076</text:p>
          </table:table-cell>
        </table:table-row>
        <table:table-row table:style-name="ro2">
          <table:table-cell table:style-name="ce23" office:value-type="float" office:value="2146">
            <text:p>2146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5">
            <text:p>0.00265</text:p>
          </table:table-cell>
          <table:table-cell table:style-name="ce23" office:value-type="float" office:value="4.88308">
            <text:p>4.88308</text:p>
          </table:table-cell>
          <table:table-cell table:style-name="ce23" office:value-type="float" office:value="0.00213699999999">
            <text:p>0.002137</text:p>
          </table:table-cell>
          <table:table-cell table:style-name="ce23" office:value-type="float" office:value="3.59351">
            <text:p>3.59351</text:p>
          </table:table-cell>
        </table:table-row>
        <table:table-row table:style-name="ro2">
          <table:table-cell table:style-name="ce23" office:value-type="float" office:value="2147">
            <text:p>2147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4">
            <text:p>0.002544</text:p>
          </table:table-cell>
          <table:table-cell table:style-name="ce23" office:value-type="float" office:value="4.84902">
            <text:p>4.84902</text:p>
          </table:table-cell>
          <table:table-cell table:style-name="ce23" office:value-type="float" office:value="0.002134">
            <text:p>0.002134</text:p>
          </table:table-cell>
          <table:table-cell table:style-name="ce23" office:value-type="float" office:value="3.57413">
            <text:p>3.57413</text:p>
          </table:table-cell>
        </table:table-row>
        <table:table-row table:style-name="ro2">
          <table:table-cell table:style-name="ce23" office:value-type="float" office:value="2148">
            <text:p>2148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7">
            <text:p>0.002567</text:p>
          </table:table-cell>
          <table:table-cell table:style-name="ce23" office:value-type="float" office:value="4.84913">
            <text:p>4.84913</text:p>
          </table:table-cell>
          <table:table-cell table:style-name="ce23" office:value-type="float" office:value="0.002174">
            <text:p>0.002174</text:p>
          </table:table-cell>
          <table:table-cell table:style-name="ce23" office:value-type="float" office:value="3.64874">
            <text:p>3.64874</text:p>
          </table:table-cell>
        </table:table-row>
        <table:table-row table:style-name="ro2">
          <table:table-cell table:style-name="ce23" office:value-type="float" office:value="2149">
            <text:p>214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2900000001">
            <text:p>0.002529</text:p>
          </table:table-cell>
          <table:table-cell table:style-name="ce23" office:value-type="float" office:value="4.8479">
            <text:p>4.8479</text:p>
          </table:table-cell>
          <table:table-cell table:style-name="ce23" office:value-type="float" office:value="0.002099">
            <text:p>0.002099</text:p>
          </table:table-cell>
          <table:table-cell table:style-name="ce23" office:value-type="float" office:value="3.58399">
            <text:p>3.58399</text:p>
          </table:table-cell>
        </table:table-row>
        <table:table-row table:style-name="ro2">
          <table:table-cell table:style-name="ce23" office:value-type="float" office:value="2150">
            <text:p>215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5199999999">
            <text:p>0.002552</text:p>
          </table:table-cell>
          <table:table-cell table:style-name="ce23" office:value-type="float" office:value="4.86186">
            <text:p>4.86186</text:p>
          </table:table-cell>
          <table:table-cell table:style-name="ce23" office:value-type="float" office:value="0.00212499999999">
            <text:p>0.002125</text:p>
          </table:table-cell>
          <table:table-cell table:style-name="ce23" office:value-type="float" office:value="3.59447">
            <text:p>3.59447</text:p>
          </table:table-cell>
        </table:table-row>
        <table:table-row table:style-name="ro2">
          <table:table-cell table:style-name="ce23" office:value-type="float" office:value="2151">
            <text:p>2151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2399999999">
            <text:p>0.002524</text:p>
          </table:table-cell>
          <table:table-cell table:style-name="ce23" office:value-type="float" office:value="4.91263">
            <text:p>4.91263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58541">
            <text:p>3.58541</text:p>
          </table:table-cell>
        </table:table-row>
        <table:table-row table:style-name="ro2">
          <table:table-cell table:style-name="ce23" office:value-type="float" office:value="2152">
            <text:p>215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77">
            <text:p>0.002577</text:p>
          </table:table-cell>
          <table:table-cell table:style-name="ce23" office:value-type="float" office:value="4.86896">
            <text:p>4.86896</text:p>
          </table:table-cell>
          <table:table-cell table:style-name="ce23" office:value-type="float" office:value="0.002105">
            <text:p>0.002105</text:p>
          </table:table-cell>
          <table:table-cell table:style-name="ce23" office:value-type="float" office:value="3.59116">
            <text:p>3.59116</text:p>
          </table:table-cell>
        </table:table-row>
        <table:table-row table:style-name="ro2">
          <table:table-cell table:style-name="ce23" office:value-type="float" office:value="2153">
            <text:p>2153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">
            <text:p>0.00255</text:p>
          </table:table-cell>
          <table:table-cell table:style-name="ce23" office:value-type="float" office:value="4.91762">
            <text:p>4.91762</text:p>
          </table:table-cell>
          <table:table-cell table:style-name="ce23" office:value-type="float" office:value="0.002078">
            <text:p>0.002078</text:p>
          </table:table-cell>
          <table:table-cell table:style-name="ce23" office:value-type="float" office:value="3.62992">
            <text:p>3.62992</text:p>
          </table:table-cell>
        </table:table-row>
        <table:table-row table:style-name="ro2">
          <table:table-cell table:style-name="ce23" office:value-type="float" office:value="2154">
            <text:p>215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7900000003">
            <text:p>0.002579</text:p>
          </table:table-cell>
          <table:table-cell table:style-name="ce23" office:value-type="float" office:value="4.85493">
            <text:p>4.85493</text:p>
          </table:table-cell>
          <table:table-cell table:style-name="ce23" office:value-type="float" office:value="0.00211200000001">
            <text:p>0.002112</text:p>
          </table:table-cell>
          <table:table-cell table:style-name="ce23" office:value-type="float" office:value="3.5908">
            <text:p>3.5908</text:p>
          </table:table-cell>
        </table:table-row>
        <table:table-row table:style-name="ro2">
          <table:table-cell table:style-name="ce23" office:value-type="float" office:value="2155">
            <text:p>215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899999998">
            <text:p>0.002529</text:p>
          </table:table-cell>
          <table:table-cell table:style-name="ce23" office:value-type="float" office:value="4.86414">
            <text:p>4.86414</text:p>
          </table:table-cell>
          <table:table-cell table:style-name="ce23" office:value-type="float" office:value="0.00210799999999">
            <text:p>0.002108</text:p>
          </table:table-cell>
          <table:table-cell table:style-name="ce23" office:value-type="float" office:value="3.65317">
            <text:p>3.65317</text:p>
          </table:table-cell>
        </table:table-row>
        <table:table-row table:style-name="ro2">
          <table:table-cell table:style-name="ce23" office:value-type="float" office:value="2156">
            <text:p>215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76">
            <text:p>0.002576</text:p>
          </table:table-cell>
          <table:table-cell table:style-name="ce23" office:value-type="float" office:value="4.8795">
            <text:p>4.8795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60604">
            <text:p>3.60604</text:p>
          </table:table-cell>
        </table:table-row>
        <table:table-row table:style-name="ro2">
          <table:table-cell table:style-name="ce23" office:value-type="float" office:value="2157">
            <text:p>215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2">
            <text:p>0.002532</text:p>
          </table:table-cell>
          <table:table-cell table:style-name="ce23" office:value-type="float" office:value="4.89012">
            <text:p>4.89012</text:p>
          </table:table-cell>
          <table:table-cell table:style-name="ce23" office:value-type="float" office:value="0.00211900000002">
            <text:p>0.002119</text:p>
          </table:table-cell>
          <table:table-cell table:style-name="ce23" office:value-type="float" office:value="3.6054">
            <text:p>3.6054</text:p>
          </table:table-cell>
        </table:table-row>
        <table:table-row table:style-name="ro2">
          <table:table-cell table:style-name="ce23" office:value-type="float" office:value="2158">
            <text:p>215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85399999999">
            <text:p>0.002854</text:p>
          </table:table-cell>
          <table:table-cell table:style-name="ce23" office:value-type="float" office:value="4.91268">
            <text:p>4.91268</text:p>
          </table:table-cell>
          <table:table-cell table:style-name="ce23" office:value-type="float" office:value="0.002127">
            <text:p>0.002127</text:p>
          </table:table-cell>
          <table:table-cell table:style-name="ce23" office:value-type="float" office:value="3.59254">
            <text:p>3.59254</text:p>
          </table:table-cell>
        </table:table-row>
        <table:table-row table:style-name="ro2">
          <table:table-cell table:style-name="ce23" office:value-type="float" office:value="2159">
            <text:p>215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499999997">
            <text:p>0.002555</text:p>
          </table:table-cell>
          <table:table-cell table:style-name="ce23" office:value-type="float" office:value="4.90522">
            <text:p>4.90522</text:p>
          </table:table-cell>
          <table:table-cell table:style-name="ce23" office:value-type="float" office:value="0.00213500000001">
            <text:p>0.002135</text:p>
          </table:table-cell>
          <table:table-cell table:style-name="ce23" office:value-type="float" office:value="3.72378">
            <text:p>3.72378</text:p>
          </table:table-cell>
        </table:table-row>
        <table:table-row table:style-name="ro2">
          <table:table-cell table:style-name="ce23" office:value-type="float" office:value="2160">
            <text:p>216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712">
            <text:p>0.002712</text:p>
          </table:table-cell>
          <table:table-cell table:style-name="ce23" office:value-type="float" office:value="5.00189">
            <text:p>5.00189</text:p>
          </table:table-cell>
          <table:table-cell table:style-name="ce23" office:value-type="float" office:value="0.00212099999999">
            <text:p>0.002121</text:p>
          </table:table-cell>
          <table:table-cell table:style-name="ce23" office:value-type="float" office:value="3.62728">
            <text:p>3.62728</text:p>
          </table:table-cell>
        </table:table-row>
        <table:table-row table:style-name="ro2">
          <table:table-cell table:style-name="ce23" office:value-type="float" office:value="2161">
            <text:p>2161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77">
            <text:p>0.002577</text:p>
          </table:table-cell>
          <table:table-cell table:style-name="ce23" office:value-type="float" office:value="4.88349">
            <text:p>4.88349</text:p>
          </table:table-cell>
          <table:table-cell table:style-name="ce23" office:value-type="float" office:value="0.00206699999998">
            <text:p>0.002067</text:p>
          </table:table-cell>
          <table:table-cell table:style-name="ce23" office:value-type="float" office:value="3.62603">
            <text:p>3.62603</text:p>
          </table:table-cell>
        </table:table-row>
        <table:table-row table:style-name="ro2">
          <table:table-cell table:style-name="ce23" office:value-type="float" office:value="2162">
            <text:p>216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89382">
            <text:p>4.89382</text:p>
          </table:table-cell>
          <table:table-cell table:style-name="ce23" office:value-type="float" office:value="0.00212999999999">
            <text:p>0.00213</text:p>
          </table:table-cell>
          <table:table-cell table:style-name="ce23" office:value-type="float" office:value="3.63153">
            <text:p>3.63153</text:p>
          </table:table-cell>
        </table:table-row>
        <table:table-row table:style-name="ro2">
          <table:table-cell table:style-name="ce23" office:value-type="float" office:value="2163">
            <text:p>216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23">
            <text:p>0.002523</text:p>
          </table:table-cell>
          <table:table-cell table:style-name="ce23" office:value-type="float" office:value="4.89925">
            <text:p>4.89925</text:p>
          </table:table-cell>
          <table:table-cell table:style-name="ce23" office:value-type="float" office:value="0.00211299999998">
            <text:p>0.002113</text:p>
          </table:table-cell>
          <table:table-cell table:style-name="ce23" office:value-type="float" office:value="3.62482">
            <text:p>3.62482</text:p>
          </table:table-cell>
        </table:table-row>
        <table:table-row table:style-name="ro2">
          <table:table-cell table:style-name="ce23" office:value-type="float" office:value="2164">
            <text:p>216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5">
            <text:p>0.002565</text:p>
          </table:table-cell>
          <table:table-cell table:style-name="ce23" office:value-type="float" office:value="4.88991">
            <text:p>4.88991</text:p>
          </table:table-cell>
          <table:table-cell table:style-name="ce23" office:value-type="float" office:value="0.00215600000001">
            <text:p>0.002156</text:p>
          </table:table-cell>
          <table:table-cell table:style-name="ce23" office:value-type="float" office:value="3.68245">
            <text:p>3.68245</text:p>
          </table:table-cell>
        </table:table-row>
        <table:table-row table:style-name="ro2">
          <table:table-cell table:style-name="ce23" office:value-type="float" office:value="2165">
            <text:p>216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699999999">
            <text:p>0.002547</text:p>
          </table:table-cell>
          <table:table-cell table:style-name="ce23" office:value-type="float" office:value="4.89926">
            <text:p>4.89926</text:p>
          </table:table-cell>
          <table:table-cell table:style-name="ce23" office:value-type="float" office:value="0.00208800000001">
            <text:p>0.002088</text:p>
          </table:table-cell>
          <table:table-cell table:style-name="ce23" office:value-type="float" office:value="3.62015">
            <text:p>3.62015</text:p>
          </table:table-cell>
        </table:table-row>
        <table:table-row table:style-name="ro2">
          <table:table-cell table:style-name="ce23" office:value-type="float" office:value="2166">
            <text:p>216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9500000001">
            <text:p>0.002595</text:p>
          </table:table-cell>
          <table:table-cell table:style-name="ce23" office:value-type="float" office:value="4.96024">
            <text:p>4.96024</text:p>
          </table:table-cell>
          <table:table-cell table:style-name="ce23" office:value-type="float" office:value="0.00224700000001">
            <text:p>0.002247</text:p>
          </table:table-cell>
          <table:table-cell table:style-name="ce23" office:value-type="float" office:value="3.62371">
            <text:p>3.62371</text:p>
          </table:table-cell>
        </table:table-row>
        <table:table-row table:style-name="ro2">
          <table:table-cell table:style-name="ce23" office:value-type="float" office:value="2167">
            <text:p>216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000000001">
            <text:p>0.00255</text:p>
          </table:table-cell>
          <table:table-cell table:style-name="ce23" office:value-type="float" office:value="4.94747">
            <text:p>4.94747</text:p>
          </table:table-cell>
          <table:table-cell table:style-name="ce23" office:value-type="float" office:value="0.00216399999999">
            <text:p>0.002164</text:p>
          </table:table-cell>
          <table:table-cell table:style-name="ce23" office:value-type="float" office:value="3.63005">
            <text:p>3.63005</text:p>
          </table:table-cell>
        </table:table-row>
        <table:table-row table:style-name="ro2">
          <table:table-cell table:style-name="ce23" office:value-type="float" office:value="2168">
            <text:p>216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54">
            <text:p>0.002554</text:p>
          </table:table-cell>
          <table:table-cell table:style-name="ce23" office:value-type="float" office:value="4.89977">
            <text:p>4.89977</text:p>
          </table:table-cell>
          <table:table-cell table:style-name="ce23" office:value-type="float" office:value="0.00207499999999">
            <text:p>0.002075</text:p>
          </table:table-cell>
          <table:table-cell table:style-name="ce23" office:value-type="float" office:value="3.66086">
            <text:p>3.66086</text:p>
          </table:table-cell>
        </table:table-row>
        <table:table-row table:style-name="ro2">
          <table:table-cell table:style-name="ce23" office:value-type="float" office:value="2169">
            <text:p>216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33">
            <text:p>0.002533</text:p>
          </table:table-cell>
          <table:table-cell table:style-name="ce23" office:value-type="float" office:value="4.9647">
            <text:p>4.9647</text:p>
          </table:table-cell>
          <table:table-cell table:style-name="ce23" office:value-type="float" office:value="0.00234900000001">
            <text:p>0.002349</text:p>
          </table:table-cell>
          <table:table-cell table:style-name="ce23" office:value-type="float" office:value="3.64062">
            <text:p>3.64062</text:p>
          </table:table-cell>
        </table:table-row>
        <table:table-row table:style-name="ro2">
          <table:table-cell table:style-name="ce23" office:value-type="float" office:value="2170">
            <text:p>217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700000002">
            <text:p>0.002537</text:p>
          </table:table-cell>
          <table:table-cell table:style-name="ce23" office:value-type="float" office:value="4.90342">
            <text:p>4.90342</text:p>
          </table:table-cell>
          <table:table-cell table:style-name="ce23" office:value-type="float" office:value="0.00207500000002">
            <text:p>0.002075</text:p>
          </table:table-cell>
          <table:table-cell table:style-name="ce23" office:value-type="float" office:value="3.6084">
            <text:p>3.6084</text:p>
          </table:table-cell>
        </table:table-row>
        <table:table-row table:style-name="ro2">
          <table:table-cell table:style-name="ce23" office:value-type="float" office:value="2171">
            <text:p>217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44">
            <text:p>0.002544</text:p>
          </table:table-cell>
          <table:table-cell table:style-name="ce23" office:value-type="float" office:value="4.9044">
            <text:p>4.9044</text:p>
          </table:table-cell>
          <table:table-cell table:style-name="ce23" office:value-type="float" office:value="0.002126">
            <text:p>0.002126</text:p>
          </table:table-cell>
          <table:table-cell table:style-name="ce23" office:value-type="float" office:value="3.69187">
            <text:p>3.69187</text:p>
          </table:table-cell>
        </table:table-row>
        <table:table-row table:style-name="ro2">
          <table:table-cell table:style-name="ce23" office:value-type="float" office:value="2172">
            <text:p>2172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99999998">
            <text:p>0.002563</text:p>
          </table:table-cell>
          <table:table-cell table:style-name="ce23" office:value-type="float" office:value="4.90246">
            <text:p>4.90246</text:p>
          </table:table-cell>
          <table:table-cell table:style-name="ce23" office:value-type="float" office:value="0.00211299999998">
            <text:p>0.002113</text:p>
          </table:table-cell>
          <table:table-cell table:style-name="ce23" office:value-type="float" office:value="3.63994">
            <text:p>3.63994</text:p>
          </table:table-cell>
        </table:table-row>
        <table:table-row table:style-name="ro2">
          <table:table-cell table:style-name="ce23" office:value-type="float" office:value="2173">
            <text:p>2173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6">
            <text:p>0.002556</text:p>
          </table:table-cell>
          <table:table-cell table:style-name="ce23" office:value-type="float" office:value="4.91048">
            <text:p>4.91048</text:p>
          </table:table-cell>
          <table:table-cell table:style-name="ce23" office:value-type="float" office:value="0.00213099999999">
            <text:p>0.002131</text:p>
          </table:table-cell>
          <table:table-cell table:style-name="ce23" office:value-type="float" office:value="3.63675">
            <text:p>3.63675</text:p>
          </table:table-cell>
        </table:table-row>
        <table:table-row table:style-name="ro2">
          <table:table-cell table:style-name="ce23" office:value-type="float" office:value="2174">
            <text:p>2174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.002545">
            <text:p>0.002545</text:p>
          </table:table-cell>
          <table:table-cell table:style-name="ce23" office:value-type="float" office:value="4.95906">
            <text:p>4.95906</text:p>
          </table:table-cell>
          <table:table-cell table:style-name="ce23" office:value-type="float" office:value="0.00217000000001">
            <text:p>0.00217</text:p>
          </table:table-cell>
          <table:table-cell table:style-name="ce23" office:value-type="float" office:value="3.62124">
            <text:p>3.62124</text:p>
          </table:table-cell>
        </table:table-row>
        <table:table-row table:style-name="ro2">
          <table:table-cell table:style-name="ce23" office:value-type="float" office:value="2175">
            <text:p>2175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89">
            <text:p>0.002589</text:p>
          </table:table-cell>
          <table:table-cell table:style-name="ce23" office:value-type="float" office:value="4.91153">
            <text:p>4.91153</text:p>
          </table:table-cell>
          <table:table-cell table:style-name="ce23" office:value-type="float" office:value="0.00209599999999">
            <text:p>0.002096</text:p>
          </table:table-cell>
          <table:table-cell table:style-name="ce23" office:value-type="float" office:value="3.65004">
            <text:p>3.65004</text:p>
          </table:table-cell>
        </table:table-row>
        <table:table-row table:style-name="ro2">
          <table:table-cell table:style-name="ce23" office:value-type="float" office:value="2176">
            <text:p>2176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611">
            <text:p>0.002611</text:p>
          </table:table-cell>
          <table:table-cell table:style-name="ce23" office:value-type="float" office:value="4.98222">
            <text:p>4.98222</text:p>
          </table:table-cell>
          <table:table-cell table:style-name="ce23" office:value-type="float" office:value="0.00212100000002">
            <text:p>0.002121</text:p>
          </table:table-cell>
          <table:table-cell table:style-name="ce23" office:value-type="float" office:value="3.64554">
            <text:p>3.64554</text:p>
          </table:table-cell>
        </table:table-row>
        <table:table-row table:style-name="ro2">
          <table:table-cell table:style-name="ce23" office:value-type="float" office:value="2177">
            <text:p>2177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8">
            <text:p>0.002568</text:p>
          </table:table-cell>
          <table:table-cell table:style-name="ce23" office:value-type="float" office:value="4.91872">
            <text:p>4.91872</text:p>
          </table:table-cell>
          <table:table-cell table:style-name="ce23" office:value-type="float" office:value="0.00216">
            <text:p>0.00216</text:p>
          </table:table-cell>
          <table:table-cell table:style-name="ce23" office:value-type="float" office:value="3.62267">
            <text:p>3.62267</text:p>
          </table:table-cell>
        </table:table-row>
        <table:table-row table:style-name="ro2">
          <table:table-cell table:style-name="ce23" office:value-type="float" office:value="2178">
            <text:p>217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83899999999">
            <text:p>0.002839</text:p>
          </table:table-cell>
          <table:table-cell table:style-name="ce23" office:value-type="float" office:value="4.90543">
            <text:p>4.90543</text:p>
          </table:table-cell>
          <table:table-cell table:style-name="ce23" office:value-type="float" office:value="0.002106">
            <text:p>0.002106</text:p>
          </table:table-cell>
          <table:table-cell table:style-name="ce23" office:value-type="float" office:value="3.67795">
            <text:p>3.67795</text:p>
          </table:table-cell>
        </table:table-row>
        <table:table-row table:style-name="ro2">
          <table:table-cell table:style-name="ce23" office:value-type="float" office:value="2179">
            <text:p>217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23">
            <text:p>0.002523</text:p>
          </table:table-cell>
          <table:table-cell table:style-name="ce23" office:value-type="float" office:value="4.92037">
            <text:p>4.92037</text:p>
          </table:table-cell>
          <table:table-cell table:style-name="ce23" office:value-type="float" office:value="0.00210600000003">
            <text:p>0.002106</text:p>
          </table:table-cell>
          <table:table-cell table:style-name="ce23" office:value-type="float" office:value="3.65344">
            <text:p>3.65344</text:p>
          </table:table-cell>
        </table:table-row>
        <table:table-row table:style-name="ro2">
          <table:table-cell table:style-name="ce23" office:value-type="float" office:value="2180">
            <text:p>218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69300000002">
            <text:p>0.002693</text:p>
          </table:table-cell>
          <table:table-cell table:style-name="ce23" office:value-type="float" office:value="4.93809">
            <text:p>4.93809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70333">
            <text:p>3.70333</text:p>
          </table:table-cell>
        </table:table-row>
        <table:table-row table:style-name="ro2">
          <table:table-cell table:style-name="ce23" office:value-type="float" office:value="2181">
            <text:p>2181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0800000002">
            <text:p>0.002808</text:p>
          </table:table-cell>
          <table:table-cell table:style-name="ce23" office:value-type="float" office:value="4.93194">
            <text:p>4.93194</text:p>
          </table:table-cell>
          <table:table-cell table:style-name="ce23" office:value-type="float" office:value="0.002095">
            <text:p>0.002095</text:p>
          </table:table-cell>
          <table:table-cell table:style-name="ce23" office:value-type="float" office:value="3.63318">
            <text:p>3.63318</text:p>
          </table:table-cell>
        </table:table-row>
        <table:table-row table:style-name="ro2">
          <table:table-cell table:style-name="ce23" office:value-type="float" office:value="2182">
            <text:p>2182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6200000001">
            <text:p>0.002562</text:p>
          </table:table-cell>
          <table:table-cell table:style-name="ce23" office:value-type="float" office:value="4.9173">
            <text:p>4.9173</text:p>
          </table:table-cell>
          <table:table-cell table:style-name="ce23" office:value-type="float" office:value="0.002107">
            <text:p>0.002107</text:p>
          </table:table-cell>
          <table:table-cell table:style-name="ce23" office:value-type="float" office:value="3.65414">
            <text:p>3.65414</text:p>
          </table:table-cell>
        </table:table-row>
        <table:table-row table:style-name="ro2">
          <table:table-cell table:style-name="ce23" office:value-type="float" office:value="2183">
            <text:p>2183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3000000001">
            <text:p>0.00253</text:p>
          </table:table-cell>
          <table:table-cell table:style-name="ce23" office:value-type="float" office:value="4.97942">
            <text:p>4.97942</text:p>
          </table:table-cell>
          <table:table-cell table:style-name="ce23" office:value-type="float" office:value="0.002137">
            <text:p>0.002137</text:p>
          </table:table-cell>
          <table:table-cell table:style-name="ce23" office:value-type="float" office:value="3.67897">
            <text:p>3.67897</text:p>
          </table:table-cell>
        </table:table-row>
        <table:table-row table:style-name="ro2">
          <table:table-cell table:style-name="ce23" office:value-type="float" office:value="2184">
            <text:p>2184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5100000001">
            <text:p>0.002551</text:p>
          </table:table-cell>
          <table:table-cell table:style-name="ce23" office:value-type="float" office:value="4.93482">
            <text:p>4.93482</text:p>
          </table:table-cell>
          <table:table-cell table:style-name="ce23" office:value-type="float" office:value="0.002116">
            <text:p>0.002116</text:p>
          </table:table-cell>
          <table:table-cell table:style-name="ce23" office:value-type="float" office:value="3.66983">
            <text:p>3.66983</text:p>
          </table:table-cell>
        </table:table-row>
        <table:table-row table:style-name="ro2">
          <table:table-cell table:style-name="ce23" office:value-type="float" office:value="2185">
            <text:p>2185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31">
            <text:p>0.002531</text:p>
          </table:table-cell>
          <table:table-cell table:style-name="ce23" office:value-type="float" office:value="4.99242">
            <text:p>4.99242</text:p>
          </table:table-cell>
          <table:table-cell table:style-name="ce23" office:value-type="float" office:value="0.002118">
            <text:p>0.002118</text:p>
          </table:table-cell>
          <table:table-cell table:style-name="ce23" office:value-type="float" office:value="3.63789">
            <text:p>3.63789</text:p>
          </table:table-cell>
        </table:table-row>
        <table:table-row table:style-name="ro2">
          <table:table-cell table:style-name="ce23" office:value-type="float" office:value="2186">
            <text:p>218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814">
            <text:p>0.002814</text:p>
          </table:table-cell>
          <table:table-cell table:style-name="ce23" office:value-type="float" office:value="4.92257">
            <text:p>4.92257</text:p>
          </table:table-cell>
          <table:table-cell table:style-name="ce23" office:value-type="float" office:value="0.002174">
            <text:p>0.002174</text:p>
          </table:table-cell>
          <table:table-cell table:style-name="ce23" office:value-type="float" office:value="3.66002">
            <text:p>3.66002</text:p>
          </table:table-cell>
        </table:table-row>
        <table:table-row table:style-name="ro2">
          <table:table-cell table:style-name="ce23" office:value-type="float" office:value="2187">
            <text:p>218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.002534">
            <text:p>0.002534</text:p>
          </table:table-cell>
          <table:table-cell table:style-name="ce23" office:value-type="float" office:value="4.95327">
            <text:p>4.95327</text:p>
          </table:table-cell>
          <table:table-cell table:style-name="ce23" office:value-type="float" office:value="0.00217599999999">
            <text:p>0.002176</text:p>
          </table:table-cell>
          <table:table-cell table:style-name="ce23" office:value-type="float" office:value="3.70431">
            <text:p>3.70431</text:p>
          </table:table-cell>
        </table:table-row>
        <table:table-row table:style-name="ro2">
          <table:table-cell table:style-name="ce23" office:value-type="float" office:value="2188">
            <text:p>218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21">
            <text:p>0.002521</text:p>
          </table:table-cell>
          <table:table-cell table:style-name="ce23" office:value-type="float" office:value="4.94779">
            <text:p>4.94779</text:p>
          </table:table-cell>
          <table:table-cell table:style-name="ce23" office:value-type="float" office:value="0.00210300000001">
            <text:p>0.002103</text:p>
          </table:table-cell>
          <table:table-cell table:style-name="ce23" office:value-type="float" office:value="3.67814">
            <text:p>3.67814</text:p>
          </table:table-cell>
        </table:table-row>
        <table:table-row table:style-name="ro2">
          <table:table-cell table:style-name="ce23" office:value-type="float" office:value="2189">
            <text:p>218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3000000001">
            <text:p>0.00253</text:p>
          </table:table-cell>
          <table:table-cell table:style-name="ce23" office:value-type="float" office:value="4.95383">
            <text:p>4.95383</text:p>
          </table:table-cell>
          <table:table-cell table:style-name="ce23" office:value-type="float" office:value="0.00211800000002">
            <text:p>0.002118</text:p>
          </table:table-cell>
          <table:table-cell table:style-name="ce23" office:value-type="float" office:value="3.6478">
            <text:p>3.6478</text:p>
          </table:table-cell>
        </table:table-row>
        <table:table-row table:style-name="ro2">
          <table:table-cell table:style-name="ce23" office:value-type="float" office:value="2190">
            <text:p>2190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623">
            <text:p>0.002623</text:p>
          </table:table-cell>
          <table:table-cell table:style-name="ce23" office:value-type="float" office:value="5.01309">
            <text:p>5.01309</text:p>
          </table:table-cell>
          <table:table-cell table:style-name="ce23" office:value-type="float" office:value="0.00209100000001">
            <text:p>0.002091</text:p>
          </table:table-cell>
          <table:table-cell table:style-name="ce23" office:value-type="float" office:value="3.6617">
            <text:p>3.6617</text:p>
          </table:table-cell>
        </table:table-row>
        <table:table-row table:style-name="ro2">
          <table:table-cell table:style-name="ce23" office:value-type="float" office:value="2191">
            <text:p>2191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34">
            <text:p>0.002534</text:p>
          </table:table-cell>
          <table:table-cell table:style-name="ce23" office:value-type="float" office:value="4.96183">
            <text:p>4.96183</text:p>
          </table:table-cell>
          <table:table-cell table:style-name="ce23" office:value-type="float" office:value="0.002107">
            <text:p>0.002107</text:p>
          </table:table-cell>
          <table:table-cell table:style-name="ce23" office:value-type="float" office:value="3.68117">
            <text:p>3.68117</text:p>
          </table:table-cell>
        </table:table-row>
        <table:table-row table:style-name="ro2">
          <table:table-cell table:style-name="ce23" office:value-type="float" office:value="2192">
            <text:p>2192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7999999999">
            <text:p>0.00258</text:p>
          </table:table-cell>
          <table:table-cell table:style-name="ce23" office:value-type="float" office:value="5.00182">
            <text:p>5.00182</text:p>
          </table:table-cell>
          <table:table-cell table:style-name="ce23" office:value-type="float" office:value="0.002106">
            <text:p>0.002106</text:p>
          </table:table-cell>
          <table:table-cell table:style-name="ce23" office:value-type="float" office:value="3.68837">
            <text:p>3.68837</text:p>
          </table:table-cell>
        </table:table-row>
        <table:table-row table:style-name="ro2">
          <table:table-cell table:style-name="ce23" office:value-type="float" office:value="2193">
            <text:p>2193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9300000002">
            <text:p>0.002593</text:p>
          </table:table-cell>
          <table:table-cell table:style-name="ce23" office:value-type="float" office:value="5.06586">
            <text:p>5.06586</text:p>
          </table:table-cell>
          <table:table-cell table:style-name="ce23" office:value-type="float" office:value="0.00212300000001">
            <text:p>0.002123</text:p>
          </table:table-cell>
          <table:table-cell table:style-name="ce23" office:value-type="float" office:value="3.65662">
            <text:p>3.65662</text:p>
          </table:table-cell>
        </table:table-row>
        <table:table-row table:style-name="ro2">
          <table:table-cell table:style-name="ce23" office:value-type="float" office:value="2194">
            <text:p>2194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61800000001">
            <text:p>0.002618</text:p>
          </table:table-cell>
          <table:table-cell table:style-name="ce23" office:value-type="float" office:value="4.94497">
            <text:p>4.94497</text:p>
          </table:table-cell>
          <table:table-cell table:style-name="ce23" office:value-type="float" office:value="0.00211199999998">
            <text:p>0.002112</text:p>
          </table:table-cell>
          <table:table-cell table:style-name="ce23" office:value-type="float" office:value="3.71317">
            <text:p>3.71317</text:p>
          </table:table-cell>
        </table:table-row>
        <table:table-row table:style-name="ro2">
          <table:table-cell table:style-name="ce23" office:value-type="float" office:value="2195">
            <text:p>2195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557">
            <text:p>0.002557</text:p>
          </table:table-cell>
          <table:table-cell table:style-name="ce23" office:value-type="float" office:value="4.96347">
            <text:p>4.96347</text:p>
          </table:table-cell>
          <table:table-cell table:style-name="ce23" office:value-type="float" office:value="0.00214200000002">
            <text:p>0.002142</text:p>
          </table:table-cell>
          <table:table-cell table:style-name="ce23" office:value-type="float" office:value="3.67278">
            <text:p>3.67278</text:p>
          </table:table-cell>
        </table:table-row>
        <table:table-row table:style-name="ro2">
          <table:table-cell table:style-name="ce23" office:value-type="float" office:value="2196">
            <text:p>2196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.002588">
            <text:p>0.002588</text:p>
          </table:table-cell>
          <table:table-cell table:style-name="ce23" office:value-type="float" office:value="4.96738">
            <text:p>4.96738</text:p>
          </table:table-cell>
          <table:table-cell table:style-name="ce23" office:value-type="float" office:value="0.002138">
            <text:p>0.002138</text:p>
          </table:table-cell>
          <table:table-cell table:style-name="ce23" office:value-type="float" office:value="3.74838">
            <text:p>3.74838</text:p>
          </table:table-cell>
        </table:table-row>
        <table:table-row table:style-name="ro2">
          <table:table-cell table:style-name="ce23" office:value-type="float" office:value="2197">
            <text:p>219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.00257099999999">
            <text:p>0.002571</text:p>
          </table:table-cell>
          <table:table-cell table:style-name="ce23" office:value-type="float" office:value="4.97251">
            <text:p>4.97251</text:p>
          </table:table-cell>
          <table:table-cell table:style-name="ce23" office:value-type="float" office:value="0.00213699999998">
            <text:p>0.002137</text:p>
          </table:table-cell>
          <table:table-cell table:style-name="ce23" office:value-type="float" office:value="3.68343">
            <text:p>3.68343</text:p>
          </table:table-cell>
        </table:table-row>
        <table:table-row table:style-name="ro2">
          <table:table-cell table:style-name="ce23" office:value-type="float" office:value="2198">
            <text:p>219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.00280100000001">
            <text:p>0.002801</text:p>
          </table:table-cell>
          <table:table-cell table:style-name="ce23" office:value-type="float" office:value="4.96317">
            <text:p>4.96317</text:p>
          </table:table-cell>
          <table:table-cell table:style-name="ce23" office:value-type="float" office:value="0.00209799999999">
            <text:p>0.002098</text:p>
          </table:table-cell>
          <table:table-cell table:style-name="ce23" office:value-type="float" office:value="3.66129">
            <text:p>3.66129</text:p>
          </table:table-cell>
        </table:table-row>
        <table:table-row table:style-name="ro2">
          <table:table-cell table:style-name="ce23" office:value-type="float" office:value="2199">
            <text:p>219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.00254999999999">
            <text:p>0.00255</text:p>
          </table:table-cell>
          <table:table-cell table:style-name="ce23" office:value-type="float" office:value="5.02663">
            <text:p>5.02663</text:p>
          </table:table-cell>
          <table:table-cell table:style-name="ce23" office:value-type="float" office:value="0.00229400000001">
            <text:p>0.002294</text:p>
          </table:table-cell>
          <table:table-cell table:style-name="ce23" office:value-type="float" office:value="3.68828">
            <text:p>3.68828</text:p>
          </table:table-cell>
        </table:table-row>
        <table:table-row table:style-name="ro2">
          <table:table-cell table:style-name="ce23" office:value-type="float" office:value="2200">
            <text:p>2200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.002568">
            <text:p>0.002568</text:p>
          </table:table-cell>
          <table:table-cell table:style-name="ce23" office:value-type="float" office:value="4.96749">
            <text:p>4.96749</text:p>
          </table:table-cell>
          <table:table-cell table:style-name="ce23" office:value-type="float" office:value="0.002115">
            <text:p>0.002115</text:p>
          </table:table-cell>
          <table:table-cell table:style-name="ce23" office:value-type="float" office:value="3.696">
            <text:p>3.696</text:p>
          </table:table-cell>
        </table:table-row>
      </table:table>
      <table:table table:name="problem6" table:style-name="ta3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1" table:default-cell-style-name="ce15" table:number-columns-repeated="251"/>
        <table:table-row table:style-name="ro2">
          <table:table-cell table:style-name="ce24" office:value-type="string">
            <text:p>amount</text:p>
          </table:table-cell>
          <table:table-cell table:style-name="ce25" office:value-type="string">
            <text:p>greedy coins</text:p>
          </table:table-cell>
          <table:table-cell table:style-name="ce25" office:value-type="string">
            <text:p>dp coins</text:p>
          </table:table-cell>
          <table:table-cell table:style-name="ce25" office:value-type="string">
            <text:p>greedy time</text:p>
          </table:table-cell>
          <table:table-cell table:style-name="ce25" office:value-type="string">
            <text:p>dp time</text:p>
          </table:table-cell>
          <table:table-cell table:style-name="ce21"/>
        </table:table-row>
        <table:table-row table:style-name="ro2">
          <table:table-cell table:style-name="ce26" office:value-type="float" office:value="2000">
            <text:p>2000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0.004668">
            <text:p>0.004668</text:p>
          </table:table-cell>
          <table:table-cell table:style-name="ce26" office:value-type="float" office:value="9.14199">
            <text:p>9.14199</text:p>
          </table:table-cell>
          <table:table-cell table:style-name="ce27">
            <draw:frame table:end-cell-address="problem6.J16" svg:x="0cm" svg:y="0cm" svg:width="13.23cm" svg:height="8.18cm" draw:z-index="0" draw:name="Chart 2" draw:style-name="gr3">
              <draw:object draw:notify-on-update-of-ranges="problem6.B2:problem6.B202 " xlink:href="./Object 2-0" xlink:type="simple" xlink:show="embed" xlink:actuate="onLoad"/>
              <draw:image xlink:href="./ObjectReplacements/Object 2-0" xlink:show="embed" xlink:actuate="onLoad"/>
            </draw:frame>
          </table:table-cell>
        </table:table-row>
        <table:table-row table:style-name="ro2">
          <table:table-cell table:style-name="ce26" office:value-type="float" office:value="2001">
            <text:p>2001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66">
            <text:p>0.004666</text:p>
          </table:table-cell>
          <table:table-cell table:style-name="ce26" office:value-type="float" office:value="9.07287">
            <text:p>9.07287</text:p>
          </table:table-cell>
          <table:table-cell table:style-name="ce27"/>
        </table:table-row>
        <table:table-row table:style-name="ro2">
          <table:table-cell table:style-name="ce26" office:value-type="float" office:value="2002">
            <text:p>2002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0.004704">
            <text:p>0.004704</text:p>
          </table:table-cell>
          <table:table-cell table:style-name="ce26" office:value-type="float" office:value="9.13838">
            <text:p>9.13838</text:p>
          </table:table-cell>
          <table:table-cell table:style-name="ce27"/>
        </table:table-row>
        <table:table-row table:style-name="ro2">
          <table:table-cell table:style-name="ce26" office:value-type="float" office:value="2003">
            <text:p>2003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76">
            <text:p>0.00476</text:p>
          </table:table-cell>
          <table:table-cell table:style-name="ce26" office:value-type="float" office:value="9.09008">
            <text:p>9.09008</text:p>
          </table:table-cell>
          <table:table-cell table:style-name="ce27"/>
        </table:table-row>
        <table:table-row table:style-name="ro2">
          <table:table-cell table:style-name="ce26" office:value-type="float" office:value="2004">
            <text:p>2004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0.004633">
            <text:p>0.004633</text:p>
          </table:table-cell>
          <table:table-cell table:style-name="ce26" office:value-type="float" office:value="9.1965">
            <text:p>9.1965</text:p>
          </table:table-cell>
          <table:table-cell table:style-name="ce27"/>
        </table:table-row>
        <table:table-row table:style-name="ro2">
          <table:table-cell table:style-name="ce26" office:value-type="float" office:value="2005">
            <text:p>2005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27">
            <text:p>0.004627</text:p>
          </table:table-cell>
          <table:table-cell table:style-name="ce26" office:value-type="float" office:value="9.12943">
            <text:p>9.12943</text:p>
          </table:table-cell>
          <table:table-cell table:style-name="ce27"/>
        </table:table-row>
        <table:table-row table:style-name="ro2">
          <table:table-cell table:style-name="ce26" office:value-type="float" office:value="2006">
            <text:p>2006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0.00465">
            <text:p>0.00465</text:p>
          </table:table-cell>
          <table:table-cell table:style-name="ce26" office:value-type="float" office:value="9.25391">
            <text:p>9.25391</text:p>
          </table:table-cell>
          <table:table-cell table:style-name="ce27"/>
        </table:table-row>
        <table:table-row table:style-name="ro2">
          <table:table-cell table:style-name="ce26" office:value-type="float" office:value="2007">
            <text:p>2007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37">
            <text:p>0.004637</text:p>
          </table:table-cell>
          <table:table-cell table:style-name="ce26" office:value-type="float" office:value="9.14449">
            <text:p>9.14449</text:p>
          </table:table-cell>
          <table:table-cell table:style-name="ce27"/>
        </table:table-row>
        <table:table-row table:style-name="ro2">
          <table:table-cell table:style-name="ce26" office:value-type="float" office:value="2008">
            <text:p>2008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0.004792">
            <text:p>0.004792</text:p>
          </table:table-cell>
          <table:table-cell table:style-name="ce26" office:value-type="float" office:value="9.10587">
            <text:p>9.10587</text:p>
          </table:table-cell>
          <table:table-cell table:style-name="ce27"/>
        </table:table-row>
        <table:table-row table:style-name="ro2">
          <table:table-cell table:style-name="ce26" office:value-type="float" office:value="2009">
            <text:p>2009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23">
            <text:p>0.004623</text:p>
          </table:table-cell>
          <table:table-cell table:style-name="ce26" office:value-type="float" office:value="9.1516">
            <text:p>9.1516</text:p>
          </table:table-cell>
          <table:table-cell table:style-name="ce27"/>
        </table:table-row>
        <table:table-row table:style-name="ro2">
          <table:table-cell table:style-name="ce26" office:value-type="float" office:value="2010">
            <text:p>2010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67">
            <text:p>67</text:p>
          </table:table-cell>
          <table:table-cell table:style-name="ce26" office:value-type="float" office:value="0.004612">
            <text:p>0.004612</text:p>
          </table:table-cell>
          <table:table-cell table:style-name="ce26" office:value-type="float" office:value="9.10162">
            <text:p>9.10162</text:p>
          </table:table-cell>
          <table:table-cell table:style-name="ce27"/>
        </table:table-row>
        <table:table-row table:style-name="ro2">
          <table:table-cell table:style-name="ce26" office:value-type="float" office:value="2011">
            <text:p>2011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48">
            <text:p>0.004648</text:p>
          </table:table-cell>
          <table:table-cell table:style-name="ce26" office:value-type="float" office:value="9.1659">
            <text:p>9.1659</text:p>
          </table:table-cell>
          <table:table-cell table:style-name="ce27"/>
        </table:table-row>
        <table:table-row table:style-name="ro2">
          <table:table-cell table:style-name="ce26" office:value-type="float" office:value="2012">
            <text:p>2012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27">
            <text:p>0.004627</text:p>
          </table:table-cell>
          <table:table-cell table:style-name="ce26" office:value-type="float" office:value="9.12151">
            <text:p>9.12151</text:p>
          </table:table-cell>
          <table:table-cell table:style-name="ce27"/>
        </table:table-row>
        <table:table-row table:style-name="ro2">
          <table:table-cell table:style-name="ce26" office:value-type="float" office:value="2013">
            <text:p>2013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29">
            <text:p>0.004629</text:p>
          </table:table-cell>
          <table:table-cell table:style-name="ce26" office:value-type="float" office:value="9.18581">
            <text:p>9.18581</text:p>
          </table:table-cell>
          <table:table-cell table:style-name="ce27"/>
        </table:table-row>
        <table:table-row table:style-name="ro2">
          <table:table-cell table:style-name="ce26" office:value-type="float" office:value="2014">
            <text:p>2014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49">
            <text:p>0.004649</text:p>
          </table:table-cell>
          <table:table-cell table:style-name="ce26" office:value-type="float" office:value="9.11992">
            <text:p>9.11992</text:p>
          </table:table-cell>
          <table:table-cell table:style-name="ce27"/>
        </table:table-row>
        <table:table-row table:style-name="ro2">
          <table:table-cell table:style-name="ce26" office:value-type="float" office:value="2015">
            <text:p>2015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93">
            <text:p>0.004693</text:p>
          </table:table-cell>
          <table:table-cell table:style-name="ce26" office:value-type="float" office:value="9.19712">
            <text:p>9.19712</text:p>
          </table:table-cell>
          <table:table-cell table:style-name="ce27"/>
        </table:table-row>
        <table:table-row table:style-name="ro2">
          <table:table-cell table:style-name="ce26" office:value-type="float" office:value="2016">
            <text:p>2016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22">
            <text:p>0.004622</text:p>
          </table:table-cell>
          <table:table-cell table:style-name="ce26" office:value-type="float" office:value="9.14917">
            <text:p>9.14917</text:p>
          </table:table-cell>
          <table:table-cell table:style-name="ce27">
            <draw:frame table:end-cell-address="problem6.J32" svg:x="0cm" svg:y="0cm" svg:width="13.23cm" svg:height="8.18cm" draw:z-index="1" draw:name="Chart 3" draw:style-name="gr4">
              <draw:object draw:notify-on-update-of-ranges="problem6.C2:problem6.C202 " xlink:href="./Object 2-1" xlink:type="simple" xlink:show="embed" xlink:actuate="onLoad"/>
              <draw:image xlink:href="./ObjectReplacements/Object 2-1" xlink:show="embed" xlink:actuate="onLoad"/>
            </draw:frame>
          </table:table-cell>
        </table:table-row>
        <table:table-row table:style-name="ro2">
          <table:table-cell table:style-name="ce26" office:value-type="float" office:value="2017">
            <text:p>2017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51">
            <text:p>0.004651</text:p>
          </table:table-cell>
          <table:table-cell table:style-name="ce26" office:value-type="float" office:value="9.19147">
            <text:p>9.19147</text:p>
          </table:table-cell>
          <table:table-cell table:style-name="ce27"/>
        </table:table-row>
        <table:table-row table:style-name="ro2">
          <table:table-cell table:style-name="ce26" office:value-type="float" office:value="2018">
            <text:p>201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42">
            <text:p>0.004642</text:p>
          </table:table-cell>
          <table:table-cell table:style-name="ce26" office:value-type="float" office:value="9.14143">
            <text:p>9.14143</text:p>
          </table:table-cell>
          <table:table-cell table:style-name="ce27"/>
        </table:table-row>
        <table:table-row table:style-name="ro2">
          <table:table-cell table:style-name="ce26" office:value-type="float" office:value="2019">
            <text:p>201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85">
            <text:p>0.004685</text:p>
          </table:table-cell>
          <table:table-cell table:style-name="ce26" office:value-type="float" office:value="9.21675">
            <text:p>9.21675</text:p>
          </table:table-cell>
          <table:table-cell table:style-name="ce27"/>
        </table:table-row>
        <table:table-row table:style-name="ro2">
          <table:table-cell table:style-name="ce26" office:value-type="float" office:value="2020">
            <text:p>2020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719">
            <text:p>0.004719</text:p>
          </table:table-cell>
          <table:table-cell table:style-name="ce26" office:value-type="float" office:value="9.15636">
            <text:p>9.15636</text:p>
          </table:table-cell>
          <table:table-cell table:style-name="ce27"/>
        </table:table-row>
        <table:table-row table:style-name="ro2">
          <table:table-cell table:style-name="ce26" office:value-type="float" office:value="2021">
            <text:p>2021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08">
            <text:p>0.004608</text:p>
          </table:table-cell>
          <table:table-cell table:style-name="ce26" office:value-type="float" office:value="9.20107">
            <text:p>9.20107</text:p>
          </table:table-cell>
          <table:table-cell table:style-name="ce27"/>
        </table:table-row>
        <table:table-row table:style-name="ro2">
          <table:table-cell table:style-name="ce26" office:value-type="float" office:value="2022">
            <text:p>2022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5165">
            <text:p>0.005165</text:p>
          </table:table-cell>
          <table:table-cell table:style-name="ce26" office:value-type="float" office:value="9.17452">
            <text:p>9.17452</text:p>
          </table:table-cell>
          <table:table-cell table:style-name="ce27"/>
        </table:table-row>
        <table:table-row table:style-name="ro2">
          <table:table-cell table:style-name="ce26" office:value-type="float" office:value="2023">
            <text:p>2023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61">
            <text:p>0.004661</text:p>
          </table:table-cell>
          <table:table-cell table:style-name="ce26" office:value-type="float" office:value="9.18765">
            <text:p>9.18765</text:p>
          </table:table-cell>
          <table:table-cell table:style-name="ce27"/>
        </table:table-row>
        <table:table-row table:style-name="ro2">
          <table:table-cell table:style-name="ce26" office:value-type="float" office:value="2024">
            <text:p>2024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967">
            <text:p>0.004967</text:p>
          </table:table-cell>
          <table:table-cell table:style-name="ce26" office:value-type="float" office:value="9.20762">
            <text:p>9.20762</text:p>
          </table:table-cell>
          <table:table-cell table:style-name="ce27"/>
        </table:table-row>
        <table:table-row table:style-name="ro2">
          <table:table-cell table:style-name="ce26" office:value-type="float" office:value="2025">
            <text:p>2025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5185">
            <text:p>0.005185</text:p>
          </table:table-cell>
          <table:table-cell table:style-name="ce26" office:value-type="float" office:value="9.15405">
            <text:p>9.15405</text:p>
          </table:table-cell>
          <table:table-cell table:style-name="ce27"/>
        </table:table-row>
        <table:table-row table:style-name="ro2">
          <table:table-cell table:style-name="ce26" office:value-type="float" office:value="2026">
            <text:p>2026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65">
            <text:p>0.004665</text:p>
          </table:table-cell>
          <table:table-cell table:style-name="ce26" office:value-type="float" office:value="9.23819">
            <text:p>9.23819</text:p>
          </table:table-cell>
          <table:table-cell table:style-name="ce27"/>
        </table:table-row>
        <table:table-row table:style-name="ro2">
          <table:table-cell table:style-name="ce26" office:value-type="float" office:value="2027">
            <text:p>2027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13">
            <text:p>0.004613</text:p>
          </table:table-cell>
          <table:table-cell table:style-name="ce26" office:value-type="float" office:value="9.18618">
            <text:p>9.18618</text:p>
          </table:table-cell>
          <table:table-cell table:style-name="ce27"/>
        </table:table-row>
        <table:table-row table:style-name="ro2">
          <table:table-cell table:style-name="ce26" office:value-type="float" office:value="2028">
            <text:p>202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72">
            <text:p>0.004672</text:p>
          </table:table-cell>
          <table:table-cell table:style-name="ce26" office:value-type="float" office:value="9.23532">
            <text:p>9.23532</text:p>
          </table:table-cell>
          <table:table-cell table:style-name="ce27"/>
        </table:table-row>
        <table:table-row table:style-name="ro2">
          <table:table-cell table:style-name="ce26" office:value-type="float" office:value="2029">
            <text:p>202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86">
            <text:p>0.004686</text:p>
          </table:table-cell>
          <table:table-cell table:style-name="ce26" office:value-type="float" office:value="9.22774">
            <text:p>9.22774</text:p>
          </table:table-cell>
          <table:table-cell table:style-name="ce27"/>
        </table:table-row>
        <table:table-row table:style-name="ro2">
          <table:table-cell table:style-name="ce26" office:value-type="float" office:value="2030">
            <text:p>2030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707">
            <text:p>0.004707</text:p>
          </table:table-cell>
          <table:table-cell table:style-name="ce26" office:value-type="float" office:value="9.29129">
            <text:p>9.29129</text:p>
          </table:table-cell>
          <table:table-cell table:style-name="ce27"/>
        </table:table-row>
        <table:table-row table:style-name="ro2">
          <table:table-cell table:style-name="ce26" office:value-type="float" office:value="2031">
            <text:p>2031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9">
            <text:p>0.00469</text:p>
          </table:table-cell>
          <table:table-cell table:style-name="ce26" office:value-type="float" office:value="9.34514">
            <text:p>9.34514</text:p>
          </table:table-cell>
          <table:table-cell table:style-name="ce27">
            <draw:frame table:end-cell-address="problem6.J48" svg:x="0.03cm" svg:y="0.56cm" svg:width="13.28cm" svg:height="8.23cm" draw:z-index="2" draw:name="Chart 5" draw:style-name="gr5">
              <draw:object draw:notify-on-update-of-ranges="problem6.D2:problem6.D1000 " xlink:href="./Object 2-2" xlink:type="simple" xlink:show="embed" xlink:actuate="onLoad"/>
              <draw:image xlink:href="./ObjectReplacements/Object 2-2" xlink:show="embed" xlink:actuate="onLoad"/>
            </draw:frame>
          </table:table-cell>
        </table:table-row>
        <table:table-row table:style-name="ro2">
          <table:table-cell table:style-name="ce26" office:value-type="float" office:value="2032">
            <text:p>2032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85">
            <text:p>0.00485</text:p>
          </table:table-cell>
          <table:table-cell table:style-name="ce26" office:value-type="float" office:value="9.33325">
            <text:p>9.33325</text:p>
          </table:table-cell>
          <table:table-cell table:style-name="ce27"/>
        </table:table-row>
        <table:table-row table:style-name="ro2">
          <table:table-cell table:style-name="ce26" office:value-type="float" office:value="2033">
            <text:p>2033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74">
            <text:p>0.004674</text:p>
          </table:table-cell>
          <table:table-cell table:style-name="ce26" office:value-type="float" office:value="9.23718">
            <text:p>9.23718</text:p>
          </table:table-cell>
          <table:table-cell table:style-name="ce27"/>
        </table:table-row>
        <table:table-row table:style-name="ro2">
          <table:table-cell table:style-name="ce26" office:value-type="float" office:value="2034">
            <text:p>2034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68">
            <text:p>0.004668</text:p>
          </table:table-cell>
          <table:table-cell table:style-name="ce26" office:value-type="float" office:value="9.3331">
            <text:p>9.3331</text:p>
          </table:table-cell>
          <table:table-cell table:style-name="ce27"/>
        </table:table-row>
        <table:table-row table:style-name="ro2">
          <table:table-cell table:style-name="ce26" office:value-type="float" office:value="2035">
            <text:p>2035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931">
            <text:p>0.004931</text:p>
          </table:table-cell>
          <table:table-cell table:style-name="ce26" office:value-type="float" office:value="9.28317">
            <text:p>9.28317</text:p>
          </table:table-cell>
          <table:table-cell table:style-name="ce27"/>
        </table:table-row>
        <table:table-row table:style-name="ro2">
          <table:table-cell table:style-name="ce26" office:value-type="float" office:value="2036">
            <text:p>2036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657">
            <text:p>0.004657</text:p>
          </table:table-cell>
          <table:table-cell table:style-name="ce26" office:value-type="float" office:value="9.36545">
            <text:p>9.36545</text:p>
          </table:table-cell>
          <table:table-cell table:style-name="ce27"/>
        </table:table-row>
        <table:table-row table:style-name="ro2">
          <table:table-cell table:style-name="ce26" office:value-type="float" office:value="2037">
            <text:p>2037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88300000001">
            <text:p>0.004883</text:p>
          </table:table-cell>
          <table:table-cell table:style-name="ce26" office:value-type="float" office:value="9.34838">
            <text:p>9.34838</text:p>
          </table:table-cell>
          <table:table-cell table:style-name="ce27"/>
        </table:table-row>
        <table:table-row table:style-name="ro2">
          <table:table-cell table:style-name="ce26" office:value-type="float" office:value="2038">
            <text:p>203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4704">
            <text:p>0.004704</text:p>
          </table:table-cell>
          <table:table-cell table:style-name="ce26" office:value-type="float" office:value="9.27761">
            <text:p>9.27761</text:p>
          </table:table-cell>
          <table:table-cell table:style-name="ce27"/>
        </table:table-row>
        <table:table-row table:style-name="ro2">
          <table:table-cell table:style-name="ce26" office:value-type="float" office:value="2039">
            <text:p>203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5307">
            <text:p>0.005307</text:p>
          </table:table-cell>
          <table:table-cell table:style-name="ce26" office:value-type="float" office:value="9.34114">
            <text:p>9.34114</text:p>
          </table:table-cell>
          <table:table-cell table:style-name="ce27"/>
        </table:table-row>
        <table:table-row table:style-name="ro2">
          <table:table-cell table:style-name="ce26" office:value-type="float" office:value="2040">
            <text:p>2040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0.005007">
            <text:p>0.005007</text:p>
          </table:table-cell>
          <table:table-cell table:style-name="ce26" office:value-type="float" office:value="9.2732">
            <text:p>9.2732</text:p>
          </table:table-cell>
          <table:table-cell table:style-name="ce27"/>
        </table:table-row>
        <table:table-row table:style-name="ro2">
          <table:table-cell table:style-name="ce26" office:value-type="float" office:value="2041">
            <text:p>2041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04">
            <text:p>0.004604</text:p>
          </table:table-cell>
          <table:table-cell table:style-name="ce26" office:value-type="float" office:value="9.35948">
            <text:p>9.35948</text:p>
          </table:table-cell>
          <table:table-cell table:style-name="ce27"/>
        </table:table-row>
        <table:table-row table:style-name="ro2">
          <table:table-cell table:style-name="ce26" office:value-type="float" office:value="2042">
            <text:p>2042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47">
            <text:p>0.004647</text:p>
          </table:table-cell>
          <table:table-cell table:style-name="ce26" office:value-type="float" office:value="9.34525">
            <text:p>9.34525</text:p>
          </table:table-cell>
          <table:table-cell table:style-name="ce27"/>
        </table:table-row>
        <table:table-row table:style-name="ro2">
          <table:table-cell table:style-name="ce26" office:value-type="float" office:value="2043">
            <text:p>2043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74">
            <text:p>0.004674</text:p>
          </table:table-cell>
          <table:table-cell table:style-name="ce26" office:value-type="float" office:value="9.36761">
            <text:p>9.36761</text:p>
          </table:table-cell>
          <table:table-cell table:style-name="ce27"/>
        </table:table-row>
        <table:table-row table:style-name="ro2">
          <table:table-cell table:style-name="ce26" office:value-type="float" office:value="2044">
            <text:p>2044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705">
            <text:p>0.004705</text:p>
          </table:table-cell>
          <table:table-cell table:style-name="ce26" office:value-type="float" office:value="9.36521">
            <text:p>9.36521</text:p>
          </table:table-cell>
          <table:table-cell table:style-name="ce27"/>
        </table:table-row>
        <table:table-row table:style-name="ro2">
          <table:table-cell table:style-name="ce26" office:value-type="float" office:value="2045">
            <text:p>2045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8900000001">
            <text:p>0.004689</text:p>
          </table:table-cell>
          <table:table-cell table:style-name="ce26" office:value-type="float" office:value="9.39055">
            <text:p>9.39055</text:p>
          </table:table-cell>
          <table:table-cell table:style-name="ce27"/>
        </table:table-row>
        <table:table-row table:style-name="ro2">
          <table:table-cell table:style-name="ce26" office:value-type="float" office:value="2046">
            <text:p>2046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8900000001">
            <text:p>0.004689</text:p>
          </table:table-cell>
          <table:table-cell table:style-name="ce26" office:value-type="float" office:value="9.37382">
            <text:p>9.37382</text:p>
          </table:table-cell>
          <table:table-cell table:style-name="ce27"/>
        </table:table-row>
        <table:table-row table:style-name="ro2">
          <table:table-cell table:style-name="ce26" office:value-type="float" office:value="2047">
            <text:p>2047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67">
            <text:p>0.004667</text:p>
          </table:table-cell>
          <table:table-cell table:style-name="ce26" office:value-type="float" office:value="9.34666">
            <text:p>9.34666</text:p>
          </table:table-cell>
          <table:table-cell table:style-name="ce27">
            <draw:frame table:end-cell-address="problem6.J64" svg:x="0cm" svg:y="0.53cm" svg:width="13.28cm" svg:height="8.23cm" draw:z-index="3" draw:name="Chart 9" draw:style-name="gr6">
              <draw:object draw:notify-on-update-of-ranges="problem6.E2:problem6.E1000 " xlink:href="./Object 2-3" xlink:type="simple" xlink:show="embed" xlink:actuate="onLoad"/>
              <draw:image xlink:href="./ObjectReplacements/Object 2-3" xlink:show="embed" xlink:actuate="onLoad"/>
            </draw:frame>
          </table:table-cell>
        </table:table-row>
        <table:table-row table:style-name="ro2">
          <table:table-cell table:style-name="ce26" office:value-type="float" office:value="2048">
            <text:p>2048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911">
            <text:p>0.004911</text:p>
          </table:table-cell>
          <table:table-cell table:style-name="ce26" office:value-type="float" office:value="9.35353">
            <text:p>9.35353</text:p>
          </table:table-cell>
          <table:table-cell table:style-name="ce27"/>
        </table:table-row>
        <table:table-row table:style-name="ro2">
          <table:table-cell table:style-name="ce26" office:value-type="float" office:value="2049">
            <text:p>2049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47">
            <text:p>0.004647</text:p>
          </table:table-cell>
          <table:table-cell table:style-name="ce26" office:value-type="float" office:value="9.36467">
            <text:p>9.36467</text:p>
          </table:table-cell>
          <table:table-cell table:style-name="ce27"/>
          <table:table-cell table:number-columns-repeated="2"/>
          <table:table-cell table:style-name="ce28"/>
        </table:table-row>
        <table:table-row table:style-name="ro2">
          <table:table-cell table:style-name="ce26" office:value-type="float" office:value="2050">
            <text:p>2050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35">
            <text:p>0.004635</text:p>
          </table:table-cell>
          <table:table-cell table:style-name="ce26" office:value-type="float" office:value="9.32516">
            <text:p>9.32516</text:p>
          </table:table-cell>
          <table:table-cell table:style-name="ce27"/>
        </table:table-row>
        <table:table-row table:style-name="ro2">
          <table:table-cell table:style-name="ce26" office:value-type="float" office:value="2051">
            <text:p>2051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33">
            <text:p>0.004633</text:p>
          </table:table-cell>
          <table:table-cell table:style-name="ce26" office:value-type="float" office:value="9.41865">
            <text:p>9.41865</text:p>
          </table:table-cell>
          <table:table-cell table:style-name="ce27"/>
        </table:table-row>
        <table:table-row table:style-name="ro2">
          <table:table-cell table:style-name="ce26" office:value-type="float" office:value="2052">
            <text:p>2052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724">
            <text:p>0.004724</text:p>
          </table:table-cell>
          <table:table-cell table:style-name="ce26" office:value-type="float" office:value="9.36851">
            <text:p>9.36851</text:p>
          </table:table-cell>
          <table:table-cell table:style-name="ce27"/>
        </table:table-row>
        <table:table-row table:style-name="ro2">
          <table:table-cell table:style-name="ce26" office:value-type="float" office:value="2053">
            <text:p>2053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59">
            <text:p>0.004659</text:p>
          </table:table-cell>
          <table:table-cell table:style-name="ce26" office:value-type="float" office:value="9.42641">
            <text:p>9.42641</text:p>
          </table:table-cell>
          <table:table-cell table:style-name="ce27"/>
        </table:table-row>
        <table:table-row table:style-name="ro2">
          <table:table-cell table:style-name="ce26" office:value-type="float" office:value="2054">
            <text:p>2054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38">
            <text:p>0.004638</text:p>
          </table:table-cell>
          <table:table-cell table:style-name="ce26" office:value-type="float" office:value="9.40486">
            <text:p>9.40486</text:p>
          </table:table-cell>
          <table:table-cell table:style-name="ce27"/>
        </table:table-row>
        <table:table-row table:style-name="ro2">
          <table:table-cell table:style-name="ce26" office:value-type="float" office:value="2055">
            <text:p>2055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">
            <text:p>0.0046</text:p>
          </table:table-cell>
          <table:table-cell table:style-name="ce26" office:value-type="float" office:value="9.46423">
            <text:p>9.46423</text:p>
          </table:table-cell>
          <table:table-cell table:style-name="ce27"/>
        </table:table-row>
        <table:table-row table:style-name="ro2">
          <table:table-cell table:style-name="ce26" office:value-type="float" office:value="2056">
            <text:p>2056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32">
            <text:p>0.004632</text:p>
          </table:table-cell>
          <table:table-cell table:style-name="ce26" office:value-type="float" office:value="9.41257">
            <text:p>9.41257</text:p>
          </table:table-cell>
          <table:table-cell table:style-name="ce27"/>
        </table:table-row>
        <table:table-row table:style-name="ro2">
          <table:table-cell table:style-name="ce26" office:value-type="float" office:value="2057">
            <text:p>2057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61">
            <text:p>0.004661</text:p>
          </table:table-cell>
          <table:table-cell table:style-name="ce26" office:value-type="float" office:value="9.45141">
            <text:p>9.45141</text:p>
          </table:table-cell>
          <table:table-cell table:style-name="ce27"/>
        </table:table-row>
        <table:table-row table:style-name="ro2">
          <table:table-cell table:style-name="ce26" office:value-type="float" office:value="2058">
            <text:p>2058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5017">
            <text:p>0.005017</text:p>
          </table:table-cell>
          <table:table-cell table:style-name="ce26" office:value-type="float" office:value="9.41142">
            <text:p>9.41142</text:p>
          </table:table-cell>
          <table:table-cell table:style-name="ce27"/>
        </table:table-row>
        <table:table-row table:style-name="ro2">
          <table:table-cell table:style-name="ce26" office:value-type="float" office:value="2059">
            <text:p>2059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586">
            <text:p>0.004586</text:p>
          </table:table-cell>
          <table:table-cell table:style-name="ce26" office:value-type="float" office:value="9.45545">
            <text:p>9.45545</text:p>
          </table:table-cell>
          <table:table-cell table:style-name="ce27"/>
        </table:table-row>
        <table:table-row table:style-name="ro2">
          <table:table-cell table:style-name="ce26" office:value-type="float" office:value="2060">
            <text:p>2060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806">
            <text:p>0.004806</text:p>
          </table:table-cell>
          <table:table-cell table:style-name="ce26" office:value-type="float" office:value="9.39254">
            <text:p>9.39254</text:p>
          </table:table-cell>
          <table:table-cell table:style-name="ce27"/>
        </table:table-row>
        <table:table-row table:style-name="ro2">
          <table:table-cell table:style-name="ce26" office:value-type="float" office:value="2061">
            <text:p>2061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08">
            <text:p>0.004608</text:p>
          </table:table-cell>
          <table:table-cell table:style-name="ce26" office:value-type="float" office:value="9.35301">
            <text:p>9.35301</text:p>
          </table:table-cell>
          <table:table-cell table:style-name="ce27"/>
        </table:table-row>
        <table:table-row table:style-name="ro2">
          <table:table-cell table:style-name="ce26" office:value-type="float" office:value="2062">
            <text:p>2062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17">
            <text:p>0.004617</text:p>
          </table:table-cell>
          <table:table-cell table:style-name="ce26" office:value-type="float" office:value="9.38122">
            <text:p>9.38122</text:p>
          </table:table-cell>
          <table:table-cell table:style-name="ce27"/>
        </table:table-row>
        <table:table-row table:style-name="ro2">
          <table:table-cell table:style-name="ce26" office:value-type="float" office:value="2063">
            <text:p>2063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31">
            <text:p>0.004631</text:p>
          </table:table-cell>
          <table:table-cell table:style-name="ce26" office:value-type="float" office:value="9.3226">
            <text:p>9.3226</text:p>
          </table:table-cell>
          <table:table-cell table:style-name="ce27"/>
        </table:table-row>
        <table:table-row table:style-name="ro2">
          <table:table-cell table:style-name="ce26" office:value-type="float" office:value="2064">
            <text:p>2064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5326">
            <text:p>0.005326</text:p>
          </table:table-cell>
          <table:table-cell table:style-name="ce26" office:value-type="float" office:value="9.41352">
            <text:p>9.41352</text:p>
          </table:table-cell>
          <table:table-cell table:style-name="ce27"/>
        </table:table-row>
        <table:table-row table:style-name="ro2">
          <table:table-cell table:style-name="ce26" office:value-type="float" office:value="2065">
            <text:p>2065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37">
            <text:p>0.004637</text:p>
          </table:table-cell>
          <table:table-cell table:style-name="ce26" office:value-type="float" office:value="9.43236">
            <text:p>9.43236</text:p>
          </table:table-cell>
          <table:table-cell table:style-name="ce27"/>
        </table:table-row>
        <table:table-row table:style-name="ro2">
          <table:table-cell table:style-name="ce26" office:value-type="float" office:value="2066">
            <text:p>2066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39">
            <text:p>0.004639</text:p>
          </table:table-cell>
          <table:table-cell table:style-name="ce26" office:value-type="float" office:value="9.39467">
            <text:p>9.39467</text:p>
          </table:table-cell>
          <table:table-cell table:style-name="ce27"/>
        </table:table-row>
        <table:table-row table:style-name="ro2">
          <table:table-cell table:style-name="ce26" office:value-type="float" office:value="2067">
            <text:p>2067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82">
            <text:p>0.004682</text:p>
          </table:table-cell>
          <table:table-cell table:style-name="ce26" office:value-type="float" office:value="9.45049">
            <text:p>9.45049</text:p>
          </table:table-cell>
          <table:table-cell table:style-name="ce27"/>
        </table:table-row>
        <table:table-row table:style-name="ro2">
          <table:table-cell table:style-name="ce26" office:value-type="float" office:value="2068">
            <text:p>2068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72300000001">
            <text:p>0.004723</text:p>
          </table:table-cell>
          <table:table-cell table:style-name="ce26" office:value-type="float" office:value="9.41853">
            <text:p>9.41853</text:p>
          </table:table-cell>
          <table:table-cell table:style-name="ce27"/>
        </table:table-row>
        <table:table-row table:style-name="ro2">
          <table:table-cell table:style-name="ce26" office:value-type="float" office:value="2069">
            <text:p>2069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15">
            <text:p>0.004615</text:p>
          </table:table-cell>
          <table:table-cell table:style-name="ce26" office:value-type="float" office:value="9.51238">
            <text:p>9.51238</text:p>
          </table:table-cell>
          <table:table-cell table:style-name="ce27"/>
        </table:table-row>
        <table:table-row table:style-name="ro2">
          <table:table-cell table:style-name="ce26" office:value-type="float" office:value="2070">
            <text:p>2070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69">
            <text:p>69</text:p>
          </table:table-cell>
          <table:table-cell table:style-name="ce26" office:value-type="float" office:value="0.00460699999999">
            <text:p>0.004607</text:p>
          </table:table-cell>
          <table:table-cell table:style-name="ce26" office:value-type="float" office:value="9.4337">
            <text:p>9.4337</text:p>
          </table:table-cell>
          <table:table-cell table:style-name="ce27"/>
        </table:table-row>
        <table:table-row table:style-name="ro2">
          <table:table-cell table:style-name="ce26" office:value-type="float" office:value="2071">
            <text:p>2071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06">
            <text:p>0.004606</text:p>
          </table:table-cell>
          <table:table-cell table:style-name="ce26" office:value-type="float" office:value="9.40039">
            <text:p>9.40039</text:p>
          </table:table-cell>
          <table:table-cell table:style-name="ce27"/>
        </table:table-row>
        <table:table-row table:style-name="ro2">
          <table:table-cell table:style-name="ce26" office:value-type="float" office:value="2072">
            <text:p>2072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727">
            <text:p>0.004727</text:p>
          </table:table-cell>
          <table:table-cell table:style-name="ce26" office:value-type="float" office:value="9.47459">
            <text:p>9.47459</text:p>
          </table:table-cell>
          <table:table-cell table:style-name="ce27"/>
        </table:table-row>
        <table:table-row table:style-name="ro2">
          <table:table-cell table:style-name="ce26" office:value-type="float" office:value="2073">
            <text:p>2073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0700000001">
            <text:p>0.004607</text:p>
          </table:table-cell>
          <table:table-cell table:style-name="ce26" office:value-type="float" office:value="9.43358">
            <text:p>9.43358</text:p>
          </table:table-cell>
          <table:table-cell table:style-name="ce27"/>
        </table:table-row>
        <table:table-row table:style-name="ro2">
          <table:table-cell table:style-name="ce26" office:value-type="float" office:value="2074">
            <text:p>2074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39">
            <text:p>0.004639</text:p>
          </table:table-cell>
          <table:table-cell table:style-name="ce26" office:value-type="float" office:value="9.49813">
            <text:p>9.49813</text:p>
          </table:table-cell>
          <table:table-cell table:style-name="ce27"/>
        </table:table-row>
        <table:table-row table:style-name="ro2">
          <table:table-cell table:style-name="ce26" office:value-type="float" office:value="2075">
            <text:p>2075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14">
            <text:p>0.004614</text:p>
          </table:table-cell>
          <table:table-cell table:style-name="ce26" office:value-type="float" office:value="9.3948">
            <text:p>9.3948</text:p>
          </table:table-cell>
          <table:table-cell table:style-name="ce27"/>
        </table:table-row>
        <table:table-row table:style-name="ro2">
          <table:table-cell table:style-name="ce26" office:value-type="float" office:value="2076">
            <text:p>2076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819">
            <text:p>0.004819</text:p>
          </table:table-cell>
          <table:table-cell table:style-name="ce26" office:value-type="float" office:value="9.45741">
            <text:p>9.45741</text:p>
          </table:table-cell>
          <table:table-cell table:style-name="ce27"/>
        </table:table-row>
        <table:table-row table:style-name="ro2">
          <table:table-cell table:style-name="ce26" office:value-type="float" office:value="2077">
            <text:p>2077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09">
            <text:p>0.004609</text:p>
          </table:table-cell>
          <table:table-cell table:style-name="ce26" office:value-type="float" office:value="9.41814">
            <text:p>9.41814</text:p>
          </table:table-cell>
          <table:table-cell table:style-name="ce27"/>
        </table:table-row>
        <table:table-row table:style-name="ro2">
          <table:table-cell table:style-name="ce26" office:value-type="float" office:value="2078">
            <text:p>2078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5047">
            <text:p>0.005047</text:p>
          </table:table-cell>
          <table:table-cell table:style-name="ce26" office:value-type="float" office:value="9.48418">
            <text:p>9.48418</text:p>
          </table:table-cell>
          <table:table-cell table:style-name="ce27"/>
        </table:table-row>
        <table:table-row table:style-name="ro2">
          <table:table-cell table:style-name="ce26" office:value-type="float" office:value="2079">
            <text:p>2079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70199999999">
            <text:p>0.004702</text:p>
          </table:table-cell>
          <table:table-cell table:style-name="ce26" office:value-type="float" office:value="9.44443">
            <text:p>9.44443</text:p>
          </table:table-cell>
          <table:table-cell table:style-name="ce27"/>
        </table:table-row>
        <table:table-row table:style-name="ro2">
          <table:table-cell table:style-name="ce26" office:value-type="float" office:value="2080">
            <text:p>208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5199999999">
            <text:p>0.004652</text:p>
          </table:table-cell>
          <table:table-cell table:style-name="ce26" office:value-type="float" office:value="9.46565">
            <text:p>9.46565</text:p>
          </table:table-cell>
          <table:table-cell table:style-name="ce27"/>
        </table:table-row>
        <table:table-row table:style-name="ro2">
          <table:table-cell table:style-name="ce26" office:value-type="float" office:value="2081">
            <text:p>208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49">
            <text:p>0.004649</text:p>
          </table:table-cell>
          <table:table-cell table:style-name="ce26" office:value-type="float" office:value="9.42179">
            <text:p>9.42179</text:p>
          </table:table-cell>
          <table:table-cell table:style-name="ce27"/>
        </table:table-row>
        <table:table-row table:style-name="ro2">
          <table:table-cell table:style-name="ce26" office:value-type="float" office:value="2082">
            <text:p>2082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61">
            <text:p>0.004661</text:p>
          </table:table-cell>
          <table:table-cell table:style-name="ce26" office:value-type="float" office:value="9.49367">
            <text:p>9.49367</text:p>
          </table:table-cell>
          <table:table-cell table:style-name="ce27"/>
        </table:table-row>
        <table:table-row table:style-name="ro2">
          <table:table-cell table:style-name="ce26" office:value-type="float" office:value="2083">
            <text:p>2083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76599999999">
            <text:p>0.004766</text:p>
          </table:table-cell>
          <table:table-cell table:style-name="ce26" office:value-type="float" office:value="9.43641">
            <text:p>9.43641</text:p>
          </table:table-cell>
          <table:table-cell table:style-name="ce27"/>
        </table:table-row>
        <table:table-row table:style-name="ro2">
          <table:table-cell table:style-name="ce26" office:value-type="float" office:value="2084">
            <text:p>2084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4100000001">
            <text:p>0.004641</text:p>
          </table:table-cell>
          <table:table-cell table:style-name="ce26" office:value-type="float" office:value="9.53738">
            <text:p>9.53738</text:p>
          </table:table-cell>
          <table:table-cell table:style-name="ce27"/>
        </table:table-row>
        <table:table-row table:style-name="ro2">
          <table:table-cell table:style-name="ce26" office:value-type="float" office:value="2085">
            <text:p>2085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744">
            <text:p>0.004744</text:p>
          </table:table-cell>
          <table:table-cell table:style-name="ce26" office:value-type="float" office:value="9.47083">
            <text:p>9.47083</text:p>
          </table:table-cell>
          <table:table-cell table:style-name="ce27"/>
        </table:table-row>
        <table:table-row table:style-name="ro2">
          <table:table-cell table:style-name="ce26" office:value-type="float" office:value="2086">
            <text:p>2086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32">
            <text:p>0.004632</text:p>
          </table:table-cell>
          <table:table-cell table:style-name="ce26" office:value-type="float" office:value="9.45993">
            <text:p>9.45993</text:p>
          </table:table-cell>
          <table:table-cell table:style-name="ce27"/>
        </table:table-row>
        <table:table-row table:style-name="ro2">
          <table:table-cell table:style-name="ce26" office:value-type="float" office:value="2087">
            <text:p>2087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857">
            <text:p>0.004857</text:p>
          </table:table-cell>
          <table:table-cell table:style-name="ce26" office:value-type="float" office:value="9.48902">
            <text:p>9.48902</text:p>
          </table:table-cell>
          <table:table-cell table:style-name="ce27"/>
        </table:table-row>
        <table:table-row table:style-name="ro2">
          <table:table-cell table:style-name="ce26" office:value-type="float" office:value="2088">
            <text:p>2088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947">
            <text:p>0.004947</text:p>
          </table:table-cell>
          <table:table-cell table:style-name="ce26" office:value-type="float" office:value="9.44133">
            <text:p>9.44133</text:p>
          </table:table-cell>
          <table:table-cell table:style-name="ce27"/>
        </table:table-row>
        <table:table-row table:style-name="ro2">
          <table:table-cell table:style-name="ce26" office:value-type="float" office:value="2089">
            <text:p>2089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59600000001">
            <text:p>0.004596</text:p>
          </table:table-cell>
          <table:table-cell table:style-name="ce26" office:value-type="float" office:value="9.51466">
            <text:p>9.51466</text:p>
          </table:table-cell>
          <table:table-cell table:style-name="ce27"/>
        </table:table-row>
        <table:table-row table:style-name="ro2">
          <table:table-cell table:style-name="ce26" office:value-type="float" office:value="2090">
            <text:p>209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833">
            <text:p>0.004833</text:p>
          </table:table-cell>
          <table:table-cell table:style-name="ce26" office:value-type="float" office:value="9.46325">
            <text:p>9.46325</text:p>
          </table:table-cell>
          <table:table-cell table:style-name="ce27"/>
        </table:table-row>
        <table:table-row table:style-name="ro2">
          <table:table-cell table:style-name="ce26" office:value-type="float" office:value="2091">
            <text:p>209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2999999999">
            <text:p>0.00463</text:p>
          </table:table-cell>
          <table:table-cell table:style-name="ce26" office:value-type="float" office:value="9.5145">
            <text:p>9.5145</text:p>
          </table:table-cell>
          <table:table-cell table:style-name="ce27"/>
        </table:table-row>
        <table:table-row table:style-name="ro2">
          <table:table-cell table:style-name="ce26" office:value-type="float" office:value="2092">
            <text:p>2092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772">
            <text:p>0.004772</text:p>
          </table:table-cell>
          <table:table-cell table:style-name="ce26" office:value-type="float" office:value="9.47885">
            <text:p>9.47885</text:p>
          </table:table-cell>
          <table:table-cell table:style-name="ce27"/>
        </table:table-row>
        <table:table-row table:style-name="ro2">
          <table:table-cell table:style-name="ce26" office:value-type="float" office:value="2093">
            <text:p>2093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717">
            <text:p>0.004717</text:p>
          </table:table-cell>
          <table:table-cell table:style-name="ce26" office:value-type="float" office:value="9.53379">
            <text:p>9.53379</text:p>
          </table:table-cell>
          <table:table-cell table:style-name="ce27"/>
        </table:table-row>
        <table:table-row table:style-name="ro2">
          <table:table-cell table:style-name="ce26" office:value-type="float" office:value="2094">
            <text:p>2094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99">
            <text:p>0.004699</text:p>
          </table:table-cell>
          <table:table-cell table:style-name="ce26" office:value-type="float" office:value="9.49491">
            <text:p>9.49491</text:p>
          </table:table-cell>
          <table:table-cell table:style-name="ce27"/>
        </table:table-row>
        <table:table-row table:style-name="ro2">
          <table:table-cell table:style-name="ce26" office:value-type="float" office:value="2095">
            <text:p>2095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54">
            <text:p>0.004654</text:p>
          </table:table-cell>
          <table:table-cell table:style-name="ce26" office:value-type="float" office:value="9.5548">
            <text:p>9.5548</text:p>
          </table:table-cell>
          <table:table-cell table:style-name="ce27"/>
        </table:table-row>
        <table:table-row table:style-name="ro2">
          <table:table-cell table:style-name="ce26" office:value-type="float" office:value="2096">
            <text:p>2096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3499999999">
            <text:p>0.004635</text:p>
          </table:table-cell>
          <table:table-cell table:style-name="ce26" office:value-type="float" office:value="9.48636">
            <text:p>9.48636</text:p>
          </table:table-cell>
          <table:table-cell table:style-name="ce27"/>
        </table:table-row>
        <table:table-row table:style-name="ro2">
          <table:table-cell table:style-name="ce26" office:value-type="float" office:value="2097">
            <text:p>2097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94">
            <text:p>0.004694</text:p>
          </table:table-cell>
          <table:table-cell table:style-name="ce26" office:value-type="float" office:value="9.57038">
            <text:p>9.57038</text:p>
          </table:table-cell>
          <table:table-cell table:style-name="ce27"/>
        </table:table-row>
        <table:table-row table:style-name="ro2">
          <table:table-cell table:style-name="ce26" office:value-type="float" office:value="2098">
            <text:p>2098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1199999999">
            <text:p>0.004612</text:p>
          </table:table-cell>
          <table:table-cell table:style-name="ce26" office:value-type="float" office:value="9.50449">
            <text:p>9.50449</text:p>
          </table:table-cell>
          <table:table-cell table:style-name="ce27"/>
        </table:table-row>
        <table:table-row table:style-name="ro2">
          <table:table-cell table:style-name="ce26" office:value-type="float" office:value="2099">
            <text:p>2099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22">
            <text:p>0.004622</text:p>
          </table:table-cell>
          <table:table-cell table:style-name="ce26" office:value-type="float" office:value="9.57274">
            <text:p>9.57274</text:p>
          </table:table-cell>
          <table:table-cell table:style-name="ce27"/>
        </table:table-row>
        <table:table-row table:style-name="ro2">
          <table:table-cell table:style-name="ce26" office:value-type="float" office:value="2100">
            <text:p>210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70">
            <text:p>70</text:p>
          </table:table-cell>
          <table:table-cell table:style-name="ce26" office:value-type="float" office:value="0.00469099999999">
            <text:p>0.004691</text:p>
          </table:table-cell>
          <table:table-cell table:style-name="ce26" office:value-type="float" office:value="9.51959">
            <text:p>9.51959</text:p>
          </table:table-cell>
          <table:table-cell table:style-name="ce27"/>
        </table:table-row>
        <table:table-row table:style-name="ro2">
          <table:table-cell table:style-name="ce26" office:value-type="float" office:value="2101">
            <text:p>210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98300000001">
            <text:p>0.004983</text:p>
          </table:table-cell>
          <table:table-cell table:style-name="ce26" office:value-type="float" office:value="9.55905">
            <text:p>9.55905</text:p>
          </table:table-cell>
          <table:table-cell table:style-name="ce27"/>
        </table:table-row>
        <table:table-row table:style-name="ro2">
          <table:table-cell table:style-name="ce26" office:value-type="float" office:value="2102">
            <text:p>2102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0699999999">
            <text:p>0.004607</text:p>
          </table:table-cell>
          <table:table-cell table:style-name="ce26" office:value-type="float" office:value="9.52749">
            <text:p>9.52749</text:p>
          </table:table-cell>
          <table:table-cell table:style-name="ce27"/>
        </table:table-row>
        <table:table-row table:style-name="ro2">
          <table:table-cell table:style-name="ce26" office:value-type="float" office:value="2103">
            <text:p>2103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907">
            <text:p>0.004907</text:p>
          </table:table-cell>
          <table:table-cell table:style-name="ce26" office:value-type="float" office:value="9.53038">
            <text:p>9.53038</text:p>
          </table:table-cell>
          <table:table-cell table:style-name="ce27"/>
        </table:table-row>
        <table:table-row table:style-name="ro2">
          <table:table-cell table:style-name="ce26" office:value-type="float" office:value="2104">
            <text:p>2104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95">
            <text:p>0.004695</text:p>
          </table:table-cell>
          <table:table-cell table:style-name="ce26" office:value-type="float" office:value="9.56253">
            <text:p>9.56253</text:p>
          </table:table-cell>
          <table:table-cell table:style-name="ce27"/>
        </table:table-row>
        <table:table-row table:style-name="ro2">
          <table:table-cell table:style-name="ce26" office:value-type="float" office:value="2105">
            <text:p>2105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1300000001">
            <text:p>0.004613</text:p>
          </table:table-cell>
          <table:table-cell table:style-name="ce26" office:value-type="float" office:value="9.58728">
            <text:p>9.58728</text:p>
          </table:table-cell>
          <table:table-cell table:style-name="ce27"/>
        </table:table-row>
        <table:table-row table:style-name="ro2">
          <table:table-cell table:style-name="ce26" office:value-type="float" office:value="2106">
            <text:p>2106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95">
            <text:p>0.004695</text:p>
          </table:table-cell>
          <table:table-cell table:style-name="ce26" office:value-type="float" office:value="9.57842">
            <text:p>9.57842</text:p>
          </table:table-cell>
          <table:table-cell table:style-name="ce27"/>
        </table:table-row>
        <table:table-row table:style-name="ro2">
          <table:table-cell table:style-name="ce26" office:value-type="float" office:value="2107">
            <text:p>2107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87">
            <text:p>0.004687</text:p>
          </table:table-cell>
          <table:table-cell table:style-name="ce26" office:value-type="float" office:value="9.64434">
            <text:p>9.64434</text:p>
          </table:table-cell>
          <table:table-cell table:style-name="ce27"/>
        </table:table-row>
        <table:table-row table:style-name="ro2">
          <table:table-cell table:style-name="ce26" office:value-type="float" office:value="2108">
            <text:p>2108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27">
            <text:p>0.004627</text:p>
          </table:table-cell>
          <table:table-cell table:style-name="ce26" office:value-type="float" office:value="9.54503">
            <text:p>9.54503</text:p>
          </table:table-cell>
          <table:table-cell table:style-name="ce27"/>
        </table:table-row>
        <table:table-row table:style-name="ro2">
          <table:table-cell table:style-name="ce26" office:value-type="float" office:value="2109">
            <text:p>2109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45">
            <text:p>0.004645</text:p>
          </table:table-cell>
          <table:table-cell table:style-name="ce26" office:value-type="float" office:value="9.66319">
            <text:p>9.66319</text:p>
          </table:table-cell>
          <table:table-cell table:style-name="ce27"/>
        </table:table-row>
        <table:table-row table:style-name="ro2">
          <table:table-cell table:style-name="ce26" office:value-type="float" office:value="2110">
            <text:p>2110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98999999999">
            <text:p>0.00499</text:p>
          </table:table-cell>
          <table:table-cell table:style-name="ce26" office:value-type="float" office:value="9.6046">
            <text:p>9.6046</text:p>
          </table:table-cell>
          <table:table-cell table:style-name="ce27"/>
        </table:table-row>
        <table:table-row table:style-name="ro2">
          <table:table-cell table:style-name="ce26" office:value-type="float" office:value="2111">
            <text:p>2111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717">
            <text:p>0.004717</text:p>
          </table:table-cell>
          <table:table-cell table:style-name="ce26" office:value-type="float" office:value="9.70295">
            <text:p>9.70295</text:p>
          </table:table-cell>
          <table:table-cell table:style-name="ce27"/>
        </table:table-row>
        <table:table-row table:style-name="ro2">
          <table:table-cell table:style-name="ce26" office:value-type="float" office:value="2112">
            <text:p>2112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44">
            <text:p>0.004644</text:p>
          </table:table-cell>
          <table:table-cell table:style-name="ce26" office:value-type="float" office:value="9.70272">
            <text:p>9.70272</text:p>
          </table:table-cell>
          <table:table-cell table:style-name="ce27"/>
        </table:table-row>
        <table:table-row table:style-name="ro2">
          <table:table-cell table:style-name="ce26" office:value-type="float" office:value="2113">
            <text:p>2113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78799999999">
            <text:p>0.004788</text:p>
          </table:table-cell>
          <table:table-cell table:style-name="ce26" office:value-type="float" office:value="9.69787">
            <text:p>9.69787</text:p>
          </table:table-cell>
          <table:table-cell table:style-name="ce27"/>
        </table:table-row>
        <table:table-row table:style-name="ro2">
          <table:table-cell table:style-name="ce26" office:value-type="float" office:value="2114">
            <text:p>2114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4299999999">
            <text:p>0.004643</text:p>
          </table:table-cell>
          <table:table-cell table:style-name="ce26" office:value-type="float" office:value="9.58558">
            <text:p>9.58558</text:p>
          </table:table-cell>
          <table:table-cell table:style-name="ce27"/>
        </table:table-row>
        <table:table-row table:style-name="ro2">
          <table:table-cell table:style-name="ce26" office:value-type="float" office:value="2115">
            <text:p>2115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99">
            <text:p>0.004699</text:p>
          </table:table-cell>
          <table:table-cell table:style-name="ce26" office:value-type="float" office:value="9.6326">
            <text:p>9.6326</text:p>
          </table:table-cell>
          <table:table-cell table:style-name="ce27"/>
        </table:table-row>
        <table:table-row table:style-name="ro2">
          <table:table-cell table:style-name="ce26" office:value-type="float" office:value="2116">
            <text:p>2116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769">
            <text:p>0.004769</text:p>
          </table:table-cell>
          <table:table-cell table:style-name="ce26" office:value-type="float" office:value="9.60247">
            <text:p>9.60247</text:p>
          </table:table-cell>
          <table:table-cell table:style-name="ce27"/>
        </table:table-row>
        <table:table-row table:style-name="ro2">
          <table:table-cell table:style-name="ce26" office:value-type="float" office:value="2117">
            <text:p>2117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8499999999">
            <text:p>0.004685</text:p>
          </table:table-cell>
          <table:table-cell table:style-name="ce26" office:value-type="float" office:value="9.64459">
            <text:p>9.64459</text:p>
          </table:table-cell>
          <table:table-cell table:style-name="ce27"/>
        </table:table-row>
        <table:table-row table:style-name="ro2">
          <table:table-cell table:style-name="ce26" office:value-type="float" office:value="2118">
            <text:p>2118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5">
            <text:p>0.00465</text:p>
          </table:table-cell>
          <table:table-cell table:style-name="ce26" office:value-type="float" office:value="9.58014">
            <text:p>9.58014</text:p>
          </table:table-cell>
          <table:table-cell table:style-name="ce27"/>
        </table:table-row>
        <table:table-row table:style-name="ro2">
          <table:table-cell table:style-name="ce26" office:value-type="float" office:value="2119">
            <text:p>2119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583">
            <text:p>0.004583</text:p>
          </table:table-cell>
          <table:table-cell table:style-name="ce26" office:value-type="float" office:value="9.62628">
            <text:p>9.62628</text:p>
          </table:table-cell>
          <table:table-cell table:style-name="ce27"/>
        </table:table-row>
        <table:table-row table:style-name="ro2">
          <table:table-cell table:style-name="ce26" office:value-type="float" office:value="2120">
            <text:p>2120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502899999999">
            <text:p>0.005029</text:p>
          </table:table-cell>
          <table:table-cell table:style-name="ce26" office:value-type="float" office:value="9.60836">
            <text:p>9.60836</text:p>
          </table:table-cell>
          <table:table-cell table:style-name="ce27"/>
        </table:table-row>
        <table:table-row table:style-name="ro2">
          <table:table-cell table:style-name="ce26" office:value-type="float" office:value="2121">
            <text:p>2121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1399999999">
            <text:p>0.004614</text:p>
          </table:table-cell>
          <table:table-cell table:style-name="ce26" office:value-type="float" office:value="9.7254">
            <text:p>9.7254</text:p>
          </table:table-cell>
          <table:table-cell table:style-name="ce27"/>
        </table:table-row>
        <table:table-row table:style-name="ro2">
          <table:table-cell table:style-name="ce26" office:value-type="float" office:value="2122">
            <text:p>2122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6899999999">
            <text:p>0.004669</text:p>
          </table:table-cell>
          <table:table-cell table:style-name="ce26" office:value-type="float" office:value="9.62013">
            <text:p>9.62013</text:p>
          </table:table-cell>
          <table:table-cell table:style-name="ce27"/>
        </table:table-row>
        <table:table-row table:style-name="ro2">
          <table:table-cell table:style-name="ce26" office:value-type="float" office:value="2123">
            <text:p>2123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06">
            <text:p>0.004606</text:p>
          </table:table-cell>
          <table:table-cell table:style-name="ce26" office:value-type="float" office:value="9.66556">
            <text:p>9.66556</text:p>
          </table:table-cell>
          <table:table-cell table:style-name="ce27"/>
        </table:table-row>
        <table:table-row table:style-name="ro2">
          <table:table-cell table:style-name="ce26" office:value-type="float" office:value="2124">
            <text:p>2124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5242">
            <text:p>0.005242</text:p>
          </table:table-cell>
          <table:table-cell table:style-name="ce26" office:value-type="float" office:value="9.62647">
            <text:p>9.62647</text:p>
          </table:table-cell>
          <table:table-cell table:style-name="ce27"/>
        </table:table-row>
        <table:table-row table:style-name="ro2">
          <table:table-cell table:style-name="ce26" office:value-type="float" office:value="2125">
            <text:p>2125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511300000001">
            <text:p>0.005113</text:p>
          </table:table-cell>
          <table:table-cell table:style-name="ce26" office:value-type="float" office:value="9.63535">
            <text:p>9.63535</text:p>
          </table:table-cell>
          <table:table-cell table:style-name="ce27"/>
        </table:table-row>
        <table:table-row table:style-name="ro2">
          <table:table-cell table:style-name="ce26" office:value-type="float" office:value="2126">
            <text:p>2126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762">
            <text:p>0.004762</text:p>
          </table:table-cell>
          <table:table-cell table:style-name="ce26" office:value-type="float" office:value="9.681">
            <text:p>9.681</text:p>
          </table:table-cell>
          <table:table-cell table:style-name="ce27"/>
        </table:table-row>
        <table:table-row table:style-name="ro2">
          <table:table-cell table:style-name="ce26" office:value-type="float" office:value="2127">
            <text:p>2127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1800000001">
            <text:p>0.004618</text:p>
          </table:table-cell>
          <table:table-cell table:style-name="ce26" office:value-type="float" office:value="9.63262">
            <text:p>9.63262</text:p>
          </table:table-cell>
          <table:table-cell table:style-name="ce27"/>
        </table:table-row>
        <table:table-row table:style-name="ro2">
          <table:table-cell table:style-name="ce26" office:value-type="float" office:value="2128">
            <text:p>2128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61900000001">
            <text:p>0.004619</text:p>
          </table:table-cell>
          <table:table-cell table:style-name="ce26" office:value-type="float" office:value="9.68954">
            <text:p>9.68954</text:p>
          </table:table-cell>
          <table:table-cell table:style-name="ce27"/>
        </table:table-row>
        <table:table-row table:style-name="ro2">
          <table:table-cell table:style-name="ce26" office:value-type="float" office:value="2129">
            <text:p>2129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1700000001">
            <text:p>0.004617</text:p>
          </table:table-cell>
          <table:table-cell table:style-name="ce26" office:value-type="float" office:value="9.64742">
            <text:p>9.64742</text:p>
          </table:table-cell>
          <table:table-cell table:style-name="ce27"/>
        </table:table-row>
        <table:table-row table:style-name="ro2">
          <table:table-cell table:style-name="ce26" office:value-type="float" office:value="2130">
            <text:p>2130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71">
            <text:p>71</text:p>
          </table:table-cell>
          <table:table-cell table:style-name="ce26" office:value-type="float" office:value="0.004724">
            <text:p>0.004724</text:p>
          </table:table-cell>
          <table:table-cell table:style-name="ce26" office:value-type="float" office:value="9.75501">
            <text:p>9.75501</text:p>
          </table:table-cell>
          <table:table-cell table:style-name="ce27"/>
        </table:table-row>
        <table:table-row table:style-name="ro2">
          <table:table-cell table:style-name="ce26" office:value-type="float" office:value="2131">
            <text:p>2131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8100000001">
            <text:p>0.004681</text:p>
          </table:table-cell>
          <table:table-cell table:style-name="ce26" office:value-type="float" office:value="9.77895">
            <text:p>9.77895</text:p>
          </table:table-cell>
          <table:table-cell table:style-name="ce27"/>
        </table:table-row>
        <table:table-row table:style-name="ro2">
          <table:table-cell table:style-name="ce26" office:value-type="float" office:value="2132">
            <text:p>213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99">
            <text:p>0.004699</text:p>
          </table:table-cell>
          <table:table-cell table:style-name="ce26" office:value-type="float" office:value="9.70856">
            <text:p>9.70856</text:p>
          </table:table-cell>
          <table:table-cell table:style-name="ce27"/>
        </table:table-row>
        <table:table-row table:style-name="ro2">
          <table:table-cell table:style-name="ce26" office:value-type="float" office:value="2133">
            <text:p>213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06">
            <text:p>0.004606</text:p>
          </table:table-cell>
          <table:table-cell table:style-name="ce26" office:value-type="float" office:value="9.66388">
            <text:p>9.66388</text:p>
          </table:table-cell>
          <table:table-cell table:style-name="ce27"/>
        </table:table-row>
        <table:table-row table:style-name="ro2">
          <table:table-cell table:style-name="ce26" office:value-type="float" office:value="2134">
            <text:p>2134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51">
            <text:p>0.004651</text:p>
          </table:table-cell>
          <table:table-cell table:style-name="ce26" office:value-type="float" office:value="9.70047">
            <text:p>9.70047</text:p>
          </table:table-cell>
          <table:table-cell table:style-name="ce27"/>
        </table:table-row>
        <table:table-row table:style-name="ro2">
          <table:table-cell table:style-name="ce26" office:value-type="float" office:value="2135">
            <text:p>2135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71899999999">
            <text:p>0.004719</text:p>
          </table:table-cell>
          <table:table-cell table:style-name="ce26" office:value-type="float" office:value="9.66018">
            <text:p>9.66018</text:p>
          </table:table-cell>
          <table:table-cell table:style-name="ce27"/>
        </table:table-row>
        <table:table-row table:style-name="ro2">
          <table:table-cell table:style-name="ce26" office:value-type="float" office:value="2136">
            <text:p>2136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92899999998">
            <text:p>0.004929</text:p>
          </table:table-cell>
          <table:table-cell table:style-name="ce26" office:value-type="float" office:value="9.70051">
            <text:p>9.70051</text:p>
          </table:table-cell>
          <table:table-cell table:style-name="ce27"/>
        </table:table-row>
        <table:table-row table:style-name="ro2">
          <table:table-cell table:style-name="ce26" office:value-type="float" office:value="2137">
            <text:p>2137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27">
            <text:p>0.004627</text:p>
          </table:table-cell>
          <table:table-cell table:style-name="ce26" office:value-type="float" office:value="9.68195">
            <text:p>9.68195</text:p>
          </table:table-cell>
          <table:table-cell table:style-name="ce27"/>
        </table:table-row>
        <table:table-row table:style-name="ro2">
          <table:table-cell table:style-name="ce26" office:value-type="float" office:value="2138">
            <text:p>2138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75499999999">
            <text:p>0.004755</text:p>
          </table:table-cell>
          <table:table-cell table:style-name="ce26" office:value-type="float" office:value="9.71761">
            <text:p>9.71761</text:p>
          </table:table-cell>
          <table:table-cell table:style-name="ce27"/>
        </table:table-row>
        <table:table-row table:style-name="ro2">
          <table:table-cell table:style-name="ce26" office:value-type="float" office:value="2139">
            <text:p>2139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1000000001">
            <text:p>0.00461</text:p>
          </table:table-cell>
          <table:table-cell table:style-name="ce26" office:value-type="float" office:value="9.68161">
            <text:p>9.68161</text:p>
          </table:table-cell>
          <table:table-cell table:style-name="ce27"/>
        </table:table-row>
        <table:table-row table:style-name="ro2">
          <table:table-cell table:style-name="ce26" office:value-type="float" office:value="2140">
            <text:p>2140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0600000002">
            <text:p>0.004606</text:p>
          </table:table-cell>
          <table:table-cell table:style-name="ce26" office:value-type="float" office:value="9.72251">
            <text:p>9.72251</text:p>
          </table:table-cell>
          <table:table-cell table:style-name="ce27"/>
        </table:table-row>
        <table:table-row table:style-name="ro2">
          <table:table-cell table:style-name="ce26" office:value-type="float" office:value="2141">
            <text:p>2141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38">
            <text:p>0.004638</text:p>
          </table:table-cell>
          <table:table-cell table:style-name="ce26" office:value-type="float" office:value="9.69982">
            <text:p>9.69982</text:p>
          </table:table-cell>
          <table:table-cell table:style-name="ce27"/>
        </table:table-row>
        <table:table-row table:style-name="ro2">
          <table:table-cell table:style-name="ce26" office:value-type="float" office:value="2142">
            <text:p>214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716">
            <text:p>0.004716</text:p>
          </table:table-cell>
          <table:table-cell table:style-name="ce26" office:value-type="float" office:value="9.73006">
            <text:p>9.73006</text:p>
          </table:table-cell>
          <table:table-cell table:style-name="ce27"/>
        </table:table-row>
        <table:table-row table:style-name="ro2">
          <table:table-cell table:style-name="ce26" office:value-type="float" office:value="2143">
            <text:p>214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1799999999">
            <text:p>0.004618</text:p>
          </table:table-cell>
          <table:table-cell table:style-name="ce26" office:value-type="float" office:value="9.68934">
            <text:p>9.68934</text:p>
          </table:table-cell>
          <table:table-cell table:style-name="ce27"/>
        </table:table-row>
        <table:table-row table:style-name="ro2">
          <table:table-cell table:style-name="ce26" office:value-type="float" office:value="2144">
            <text:p>2144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3500000001">
            <text:p>0.004635</text:p>
          </table:table-cell>
          <table:table-cell table:style-name="ce26" office:value-type="float" office:value="9.76477">
            <text:p>9.76477</text:p>
          </table:table-cell>
          <table:table-cell table:style-name="ce27"/>
        </table:table-row>
        <table:table-row table:style-name="ro2">
          <table:table-cell table:style-name="ce26" office:value-type="float" office:value="2145">
            <text:p>2145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2099999999">
            <text:p>0.004621</text:p>
          </table:table-cell>
          <table:table-cell table:style-name="ce26" office:value-type="float" office:value="9.72464">
            <text:p>9.72464</text:p>
          </table:table-cell>
          <table:table-cell table:style-name="ce27"/>
        </table:table-row>
        <table:table-row table:style-name="ro2">
          <table:table-cell table:style-name="ce26" office:value-type="float" office:value="2146">
            <text:p>2146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16">
            <text:p>0.004616</text:p>
          </table:table-cell>
          <table:table-cell table:style-name="ce26" office:value-type="float" office:value="9.75743">
            <text:p>9.75743</text:p>
          </table:table-cell>
          <table:table-cell table:style-name="ce27"/>
        </table:table-row>
        <table:table-row table:style-name="ro2">
          <table:table-cell table:style-name="ce26" office:value-type="float" office:value="2147">
            <text:p>2147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4000000002">
            <text:p>0.00464</text:p>
          </table:table-cell>
          <table:table-cell table:style-name="ce26" office:value-type="float" office:value="9.72187">
            <text:p>9.72187</text:p>
          </table:table-cell>
          <table:table-cell table:style-name="ce27"/>
        </table:table-row>
        <table:table-row table:style-name="ro2">
          <table:table-cell table:style-name="ce26" office:value-type="float" office:value="2148">
            <text:p>2148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92700000001">
            <text:p>0.004927</text:p>
          </table:table-cell>
          <table:table-cell table:style-name="ce26" office:value-type="float" office:value="9.75469">
            <text:p>9.75469</text:p>
          </table:table-cell>
          <table:table-cell table:style-name="ce27"/>
        </table:table-row>
        <table:table-row table:style-name="ro2">
          <table:table-cell table:style-name="ce26" office:value-type="float" office:value="2149">
            <text:p>2149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58700000001">
            <text:p>0.004587</text:p>
          </table:table-cell>
          <table:table-cell table:style-name="ce26" office:value-type="float" office:value="9.73494">
            <text:p>9.73494</text:p>
          </table:table-cell>
          <table:table-cell table:style-name="ce27"/>
        </table:table-row>
        <table:table-row table:style-name="ro2">
          <table:table-cell table:style-name="ce26" office:value-type="float" office:value="2150">
            <text:p>2150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6499999999">
            <text:p>0.004665</text:p>
          </table:table-cell>
          <table:table-cell table:style-name="ce26" office:value-type="float" office:value="9.79246">
            <text:p>9.79246</text:p>
          </table:table-cell>
          <table:table-cell table:style-name="ce27"/>
        </table:table-row>
        <table:table-row table:style-name="ro2">
          <table:table-cell table:style-name="ce26" office:value-type="float" office:value="2151">
            <text:p>2151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3199999999">
            <text:p>0.004632</text:p>
          </table:table-cell>
          <table:table-cell table:style-name="ce26" office:value-type="float" office:value="9.73945">
            <text:p>9.73945</text:p>
          </table:table-cell>
          <table:table-cell table:style-name="ce27"/>
        </table:table-row>
        <table:table-row table:style-name="ro2">
          <table:table-cell table:style-name="ce26" office:value-type="float" office:value="2152">
            <text:p>215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97300000001">
            <text:p>0.004973</text:p>
          </table:table-cell>
          <table:table-cell table:style-name="ce26" office:value-type="float" office:value="9.78896">
            <text:p>9.78896</text:p>
          </table:table-cell>
          <table:table-cell table:style-name="ce27"/>
        </table:table-row>
        <table:table-row table:style-name="ro2">
          <table:table-cell table:style-name="ce26" office:value-type="float" office:value="2153">
            <text:p>215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0700000002">
            <text:p>0.004607</text:p>
          </table:table-cell>
          <table:table-cell table:style-name="ce26" office:value-type="float" office:value="9.74168">
            <text:p>9.74168</text:p>
          </table:table-cell>
          <table:table-cell table:style-name="ce27"/>
        </table:table-row>
        <table:table-row table:style-name="ro2">
          <table:table-cell table:style-name="ce26" office:value-type="float" office:value="2154">
            <text:p>2154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7799999998">
            <text:p>0.004678</text:p>
          </table:table-cell>
          <table:table-cell table:style-name="ce26" office:value-type="float" office:value="9.79955">
            <text:p>9.79955</text:p>
          </table:table-cell>
          <table:table-cell table:style-name="ce27"/>
        </table:table-row>
        <table:table-row table:style-name="ro2">
          <table:table-cell table:style-name="ce26" office:value-type="float" office:value="2155">
            <text:p>2155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39">
            <text:p>0.004639</text:p>
          </table:table-cell>
          <table:table-cell table:style-name="ce26" office:value-type="float" office:value="9.8014">
            <text:p>9.8014</text:p>
          </table:table-cell>
          <table:table-cell table:style-name="ce27"/>
        </table:table-row>
        <table:table-row table:style-name="ro2">
          <table:table-cell table:style-name="ce26" office:value-type="float" office:value="2156">
            <text:p>2156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592">
            <text:p>0.004592</text:p>
          </table:table-cell>
          <table:table-cell table:style-name="ce26" office:value-type="float" office:value="9.84439">
            <text:p>9.84439</text:p>
          </table:table-cell>
          <table:table-cell table:style-name="ce27"/>
        </table:table-row>
        <table:table-row table:style-name="ro2">
          <table:table-cell table:style-name="ce26" office:value-type="float" office:value="2157">
            <text:p>2157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4600000001">
            <text:p>0.004646</text:p>
          </table:table-cell>
          <table:table-cell table:style-name="ce26" office:value-type="float" office:value="9.84563">
            <text:p>9.84563</text:p>
          </table:table-cell>
          <table:table-cell table:style-name="ce27"/>
        </table:table-row>
        <table:table-row table:style-name="ro2">
          <table:table-cell table:style-name="ce26" office:value-type="float" office:value="2158">
            <text:p>2158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61300000001">
            <text:p>0.004613</text:p>
          </table:table-cell>
          <table:table-cell table:style-name="ce26" office:value-type="float" office:value="9.84622">
            <text:p>9.84622</text:p>
          </table:table-cell>
          <table:table-cell table:style-name="ce27"/>
        </table:table-row>
        <table:table-row table:style-name="ro2">
          <table:table-cell table:style-name="ce26" office:value-type="float" office:value="2159">
            <text:p>2159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55300000002">
            <text:p>0.004553</text:p>
          </table:table-cell>
          <table:table-cell table:style-name="ce26" office:value-type="float" office:value="9.83154">
            <text:p>9.83154</text:p>
          </table:table-cell>
          <table:table-cell table:style-name="ce27"/>
        </table:table-row>
        <table:table-row table:style-name="ro2">
          <table:table-cell table:style-name="ce26" office:value-type="float" office:value="2160">
            <text:p>2160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0.00456499999999">
            <text:p>0.004565</text:p>
          </table:table-cell>
          <table:table-cell table:style-name="ce26" office:value-type="float" office:value="9.86692">
            <text:p>9.86692</text:p>
          </table:table-cell>
          <table:table-cell table:style-name="ce27"/>
        </table:table-row>
        <table:table-row table:style-name="ro2">
          <table:table-cell table:style-name="ce26" office:value-type="float" office:value="2161">
            <text:p>2161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2199999998">
            <text:p>0.004622</text:p>
          </table:table-cell>
          <table:table-cell table:style-name="ce26" office:value-type="float" office:value="9.80824">
            <text:p>9.80824</text:p>
          </table:table-cell>
          <table:table-cell table:style-name="ce27"/>
        </table:table-row>
        <table:table-row table:style-name="ro2">
          <table:table-cell table:style-name="ce26" office:value-type="float" office:value="2162">
            <text:p>2162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3300000001">
            <text:p>0.004633</text:p>
          </table:table-cell>
          <table:table-cell table:style-name="ce26" office:value-type="float" office:value="9.83452">
            <text:p>9.83452</text:p>
          </table:table-cell>
          <table:table-cell table:style-name="ce27"/>
        </table:table-row>
        <table:table-row table:style-name="ro2">
          <table:table-cell table:style-name="ce26" office:value-type="float" office:value="2163">
            <text:p>2163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59000000001">
            <text:p>0.00459</text:p>
          </table:table-cell>
          <table:table-cell table:style-name="ce26" office:value-type="float" office:value="9.80326">
            <text:p>9.80326</text:p>
          </table:table-cell>
          <table:table-cell table:style-name="ce27"/>
        </table:table-row>
        <table:table-row table:style-name="ro2">
          <table:table-cell table:style-name="ce26" office:value-type="float" office:value="2164">
            <text:p>2164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92599999998">
            <text:p>0.004926</text:p>
          </table:table-cell>
          <table:table-cell table:style-name="ce26" office:value-type="float" office:value="9.86044">
            <text:p>9.86044</text:p>
          </table:table-cell>
          <table:table-cell table:style-name="ce27"/>
        </table:table-row>
        <table:table-row table:style-name="ro2">
          <table:table-cell table:style-name="ce26" office:value-type="float" office:value="2165">
            <text:p>2165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2000000002">
            <text:p>0.00462</text:p>
          </table:table-cell>
          <table:table-cell table:style-name="ce26" office:value-type="float" office:value="9.84001">
            <text:p>9.84001</text:p>
          </table:table-cell>
          <table:table-cell table:style-name="ce27"/>
        </table:table-row>
        <table:table-row table:style-name="ro2">
          <table:table-cell table:style-name="ce26" office:value-type="float" office:value="2166">
            <text:p>2166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4700000001">
            <text:p>0.004647</text:p>
          </table:table-cell>
          <table:table-cell table:style-name="ce26" office:value-type="float" office:value="9.88212">
            <text:p>9.88212</text:p>
          </table:table-cell>
          <table:table-cell table:style-name="ce27"/>
        </table:table-row>
        <table:table-row table:style-name="ro2">
          <table:table-cell table:style-name="ce26" office:value-type="float" office:value="2167">
            <text:p>2167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515099999998">
            <text:p>0.005151</text:p>
          </table:table-cell>
          <table:table-cell table:style-name="ce26" office:value-type="float" office:value="9.94104">
            <text:p>9.94104</text:p>
          </table:table-cell>
          <table:table-cell table:style-name="ce27"/>
        </table:table-row>
        <table:table-row table:style-name="ro2">
          <table:table-cell table:style-name="ce26" office:value-type="float" office:value="2168">
            <text:p>2168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37">
            <text:p>0.004637</text:p>
          </table:table-cell>
          <table:table-cell table:style-name="ce26" office:value-type="float" office:value="9.88266">
            <text:p>9.88266</text:p>
          </table:table-cell>
          <table:table-cell table:style-name="ce27"/>
        </table:table-row>
        <table:table-row table:style-name="ro2">
          <table:table-cell table:style-name="ce26" office:value-type="float" office:value="2169">
            <text:p>2169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96200000001">
            <text:p>0.004962</text:p>
          </table:table-cell>
          <table:table-cell table:style-name="ce26" office:value-type="float" office:value="9.82895">
            <text:p>9.82895</text:p>
          </table:table-cell>
          <table:table-cell table:style-name="ce27"/>
        </table:table-row>
        <table:table-row table:style-name="ro2">
          <table:table-cell table:style-name="ce26" office:value-type="float" office:value="2170">
            <text:p>2170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5">
            <text:p>0.00465</text:p>
          </table:table-cell>
          <table:table-cell table:style-name="ce26" office:value-type="float" office:value="9.93141">
            <text:p>9.93141</text:p>
          </table:table-cell>
          <table:table-cell table:style-name="ce27"/>
        </table:table-row>
        <table:table-row table:style-name="ro2">
          <table:table-cell table:style-name="ce26" office:value-type="float" office:value="2171">
            <text:p>2171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3199999999">
            <text:p>0.004632</text:p>
          </table:table-cell>
          <table:table-cell table:style-name="ce26" office:value-type="float" office:value="9.86744">
            <text:p>9.86744</text:p>
          </table:table-cell>
          <table:table-cell table:style-name="ce27"/>
        </table:table-row>
        <table:table-row table:style-name="ro2">
          <table:table-cell table:style-name="ce26" office:value-type="float" office:value="2172">
            <text:p>2172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943">
            <text:p>0.004943</text:p>
          </table:table-cell>
          <table:table-cell table:style-name="ce26" office:value-type="float" office:value="9.93177">
            <text:p>9.93177</text:p>
          </table:table-cell>
          <table:table-cell table:style-name="ce27"/>
        </table:table-row>
        <table:table-row table:style-name="ro2">
          <table:table-cell table:style-name="ce26" office:value-type="float" office:value="2173">
            <text:p>2173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36">
            <text:p>0.004636</text:p>
          </table:table-cell>
          <table:table-cell table:style-name="ce26" office:value-type="float" office:value="9.86703">
            <text:p>9.86703</text:p>
          </table:table-cell>
          <table:table-cell table:style-name="ce27"/>
        </table:table-row>
        <table:table-row table:style-name="ro2">
          <table:table-cell table:style-name="ce26" office:value-type="float" office:value="2174">
            <text:p>2174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05">
            <text:p>0.004605</text:p>
          </table:table-cell>
          <table:table-cell table:style-name="ce26" office:value-type="float" office:value="9.91215">
            <text:p>9.91215</text:p>
          </table:table-cell>
          <table:table-cell table:style-name="ce27"/>
        </table:table-row>
        <table:table-row table:style-name="ro2">
          <table:table-cell table:style-name="ce26" office:value-type="float" office:value="2175">
            <text:p>2175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59699999999">
            <text:p>0.004597</text:p>
          </table:table-cell>
          <table:table-cell table:style-name="ce26" office:value-type="float" office:value="9.85472">
            <text:p>9.85472</text:p>
          </table:table-cell>
          <table:table-cell table:style-name="ce27"/>
        </table:table-row>
        <table:table-row table:style-name="ro2">
          <table:table-cell table:style-name="ce26" office:value-type="float" office:value="2176">
            <text:p>2176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72099999999">
            <text:p>0.004721</text:p>
          </table:table-cell>
          <table:table-cell table:style-name="ce26" office:value-type="float" office:value="9.94546">
            <text:p>9.94546</text:p>
          </table:table-cell>
          <table:table-cell table:style-name="ce27"/>
        </table:table-row>
        <table:table-row table:style-name="ro2">
          <table:table-cell table:style-name="ce26" office:value-type="float" office:value="2177">
            <text:p>2177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14">
            <text:p>0.004614</text:p>
          </table:table-cell>
          <table:table-cell table:style-name="ce26" office:value-type="float" office:value="9.87384">
            <text:p>9.87384</text:p>
          </table:table-cell>
          <table:table-cell table:style-name="ce27"/>
        </table:table-row>
        <table:table-row table:style-name="ro2">
          <table:table-cell table:style-name="ce26" office:value-type="float" office:value="2178">
            <text:p>2178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5">
            <text:p>0.00465</text:p>
          </table:table-cell>
          <table:table-cell table:style-name="ce26" office:value-type="float" office:value="9.9893">
            <text:p>9.9893</text:p>
          </table:table-cell>
          <table:table-cell table:style-name="ce27"/>
        </table:table-row>
        <table:table-row table:style-name="ro2">
          <table:table-cell table:style-name="ce26" office:value-type="float" office:value="2179">
            <text:p>2179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3000000002">
            <text:p>0.00463</text:p>
          </table:table-cell>
          <table:table-cell table:style-name="ce26" office:value-type="float" office:value="9.88603">
            <text:p>9.88603</text:p>
          </table:table-cell>
          <table:table-cell table:style-name="ce27"/>
        </table:table-row>
        <table:table-row table:style-name="ro2">
          <table:table-cell table:style-name="ce26" office:value-type="float" office:value="2180">
            <text:p>2180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4500000001">
            <text:p>0.004645</text:p>
          </table:table-cell>
          <table:table-cell table:style-name="ce26" office:value-type="float" office:value="9.97963">
            <text:p>9.97963</text:p>
          </table:table-cell>
          <table:table-cell table:style-name="ce27"/>
        </table:table-row>
        <table:table-row table:style-name="ro2">
          <table:table-cell table:style-name="ce26" office:value-type="float" office:value="2181">
            <text:p>2181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61">
            <text:p>0.004661</text:p>
          </table:table-cell>
          <table:table-cell table:style-name="ce26" office:value-type="float" office:value="10.02038">
            <text:p>10.02038</text:p>
          </table:table-cell>
          <table:table-cell table:style-name="ce27"/>
        </table:table-row>
        <table:table-row table:style-name="ro2">
          <table:table-cell table:style-name="ce26" office:value-type="float" office:value="2182">
            <text:p>2182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1000000001">
            <text:p>0.00461</text:p>
          </table:table-cell>
          <table:table-cell table:style-name="ce26" office:value-type="float" office:value="10.00576">
            <text:p>10.00576</text:p>
          </table:table-cell>
          <table:table-cell table:style-name="ce27"/>
        </table:table-row>
        <table:table-row table:style-name="ro2">
          <table:table-cell table:style-name="ce26" office:value-type="float" office:value="2183">
            <text:p>2183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7899999998">
            <text:p>0.004679</text:p>
          </table:table-cell>
          <table:table-cell table:style-name="ce26" office:value-type="float" office:value="9.89876">
            <text:p>9.89876</text:p>
          </table:table-cell>
          <table:table-cell table:style-name="ce27"/>
        </table:table-row>
        <table:table-row table:style-name="ro2">
          <table:table-cell table:style-name="ce26" office:value-type="float" office:value="2184">
            <text:p>2184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5800000001">
            <text:p>0.004658</text:p>
          </table:table-cell>
          <table:table-cell table:style-name="ce26" office:value-type="float" office:value="9.99825">
            <text:p>9.99825</text:p>
          </table:table-cell>
          <table:table-cell table:style-name="ce27"/>
        </table:table-row>
        <table:table-row table:style-name="ro2">
          <table:table-cell table:style-name="ce26" office:value-type="float" office:value="2185">
            <text:p>2185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3299999998">
            <text:p>0.004633</text:p>
          </table:table-cell>
          <table:table-cell table:style-name="ce26" office:value-type="float" office:value="9.96107">
            <text:p>9.96107</text:p>
          </table:table-cell>
          <table:table-cell table:style-name="ce27"/>
        </table:table-row>
        <table:table-row table:style-name="ro2">
          <table:table-cell table:style-name="ce26" office:value-type="float" office:value="2186">
            <text:p>2186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59700000002">
            <text:p>0.004597</text:p>
          </table:table-cell>
          <table:table-cell table:style-name="ce26" office:value-type="float" office:value="10.07991">
            <text:p>10.07991</text:p>
          </table:table-cell>
          <table:table-cell table:style-name="ce27"/>
        </table:table-row>
        <table:table-row table:style-name="ro2">
          <table:table-cell table:style-name="ce26" office:value-type="float" office:value="2187">
            <text:p>2187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28">
            <text:p>0.004628</text:p>
          </table:table-cell>
          <table:table-cell table:style-name="ce26" office:value-type="float" office:value="9.97831">
            <text:p>9.97831</text:p>
          </table:table-cell>
          <table:table-cell table:style-name="ce27"/>
        </table:table-row>
        <table:table-row table:style-name="ro2">
          <table:table-cell table:style-name="ce26" office:value-type="float" office:value="2188">
            <text:p>2188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0000000001">
            <text:p>0.0046</text:p>
          </table:table-cell>
          <table:table-cell table:style-name="ce26" office:value-type="float" office:value="9.96791">
            <text:p>9.96791</text:p>
          </table:table-cell>
          <table:table-cell table:style-name="ce27"/>
        </table:table-row>
        <table:table-row table:style-name="ro2">
          <table:table-cell table:style-name="ce26" office:value-type="float" office:value="2189">
            <text:p>2189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58800000001">
            <text:p>0.004588</text:p>
          </table:table-cell>
          <table:table-cell table:style-name="ce26" office:value-type="float" office:value="9.98425">
            <text:p>9.98425</text:p>
          </table:table-cell>
          <table:table-cell table:style-name="ce27"/>
        </table:table-row>
        <table:table-row table:style-name="ro2">
          <table:table-cell table:style-name="ce26" office:value-type="float" office:value="2190">
            <text:p>2190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0.00469799999999">
            <text:p>0.004698</text:p>
          </table:table-cell>
          <table:table-cell table:style-name="ce26" office:value-type="float" office:value="10.04097">
            <text:p>10.04097</text:p>
          </table:table-cell>
          <table:table-cell table:style-name="ce27"/>
        </table:table-row>
        <table:table-row table:style-name="ro2">
          <table:table-cell table:style-name="ce26" office:value-type="float" office:value="2191">
            <text:p>2191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71099999999">
            <text:p>0.004711</text:p>
          </table:table-cell>
          <table:table-cell table:style-name="ce26" office:value-type="float" office:value="10.04625">
            <text:p>10.04625</text:p>
          </table:table-cell>
          <table:table-cell table:style-name="ce27"/>
        </table:table-row>
        <table:table-row table:style-name="ro2">
          <table:table-cell table:style-name="ce26" office:value-type="float" office:value="2192">
            <text:p>2192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15">
            <text:p>0.004615</text:p>
          </table:table-cell>
          <table:table-cell table:style-name="ce26" office:value-type="float" office:value="10.00162">
            <text:p>10.00162</text:p>
          </table:table-cell>
          <table:table-cell table:style-name="ce27"/>
        </table:table-row>
        <table:table-row table:style-name="ro2">
          <table:table-cell table:style-name="ce26" office:value-type="float" office:value="2193">
            <text:p>2193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0.004662">
            <text:p>0.004662</text:p>
          </table:table-cell>
          <table:table-cell table:style-name="ce26" office:value-type="float" office:value="9.94201">
            <text:p>9.94201</text:p>
          </table:table-cell>
          <table:table-cell table:style-name="ce27"/>
        </table:table-row>
        <table:table-row table:style-name="ro2">
          <table:table-cell table:style-name="ce26" office:value-type="float" office:value="2194">
            <text:p>219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3199999999">
            <text:p>0.004632</text:p>
          </table:table-cell>
          <table:table-cell table:style-name="ce26" office:value-type="float" office:value="9.99835">
            <text:p>9.99835</text:p>
          </table:table-cell>
          <table:table-cell table:style-name="ce27"/>
        </table:table-row>
        <table:table-row table:style-name="ro2">
          <table:table-cell table:style-name="ce26" office:value-type="float" office:value="2195">
            <text:p>2195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0.00466700000001">
            <text:p>0.004667</text:p>
          </table:table-cell>
          <table:table-cell table:style-name="ce26" office:value-type="float" office:value="9.95757">
            <text:p>9.95757</text:p>
          </table:table-cell>
          <table:table-cell table:style-name="ce27"/>
        </table:table-row>
        <table:table-row table:style-name="ro2">
          <table:table-cell table:style-name="ce26" office:value-type="float" office:value="2196">
            <text:p>2196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510400000002">
            <text:p>0.005104</text:p>
          </table:table-cell>
          <table:table-cell table:style-name="ce26" office:value-type="float" office:value="10.02062">
            <text:p>10.02062</text:p>
          </table:table-cell>
          <table:table-cell table:style-name="ce27"/>
        </table:table-row>
        <table:table-row table:style-name="ro2">
          <table:table-cell table:style-name="ce26" office:value-type="float" office:value="2197">
            <text:p>2197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0.00464599999998">
            <text:p>0.004646</text:p>
          </table:table-cell>
          <table:table-cell table:style-name="ce26" office:value-type="float" office:value="10.06864">
            <text:p>10.06864</text:p>
          </table:table-cell>
          <table:table-cell table:style-name="ce27"/>
        </table:table-row>
        <table:table-row table:style-name="ro2">
          <table:table-cell table:style-name="ce26" office:value-type="float" office:value="2198">
            <text:p>2198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83">
            <text:p>0.004683</text:p>
          </table:table-cell>
          <table:table-cell table:style-name="ce26" office:value-type="float" office:value="10.00938">
            <text:p>10.00938</text:p>
          </table:table-cell>
          <table:table-cell table:style-name="ce27"/>
        </table:table-row>
        <table:table-row table:style-name="ro2">
          <table:table-cell table:style-name="ce26" office:value-type="float" office:value="2199">
            <text:p>2199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0.00497100000001">
            <text:p>0.004971</text:p>
          </table:table-cell>
          <table:table-cell table:style-name="ce26" office:value-type="float" office:value="10.05886">
            <text:p>10.05886</text:p>
          </table:table-cell>
          <table:table-cell table:style-name="ce27"/>
        </table:table-row>
        <table:table-row table:style-name="ro2">
          <table:table-cell table:style-name="ce26" office:value-type="float" office:value="2200">
            <text:p>2200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0.004648">
            <text:p>0.004648</text:p>
          </table:table-cell>
          <table:table-cell table:style-name="ce26" office:value-type="float" office:value="10.03387">
            <text:p>10.03387</text:p>
          </table:table-cell>
          <table:table-cell table:style-name="ce27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  <table:table-row table:style-name="ro2">
          <table:table-cell table:number-columns-repeated="5" table:style-name="ce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  <draw:fill-image draw:name="D3" xlink:show="embed" xlink:actuate="onLoad"/>
    <draw:fill-image draw:name="D4" xlink:show="embed" xlink:actuate="onLoad"/>
    <draw:fill-image draw:name="D2" xlink:show="embed" xlink:actuate="onLoad"/>
    <draw:fill-image draw:name="D3" xlink:show="embed" xlink:actuate="onLoad"/>
    <draw:fill-image draw:name="D3" xlink:show="embed" xlink:actuate="onLoad"/>
    <draw:fill-image draw:name="D4" xlink:show="embed" xlink:actuate="onLoad"/>
    <draw:fill-image draw:name="D5" xlink:show="embed" xlink:actuate="onLoad"/>
    <draw:fill-image draw:name="D6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blem 4" style:display-name="PageStyle_problem 4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blem5" style:display-name="PageStyle_problem5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roblem6" style:display-name="PageStyle_problem6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

<file path=Object 0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4f81bd" draw:fill="solid" /></style:style><style:style style:name="ch11" style:family="chart"><style:graphic-properties draw:stroke="none" svg:stroke-width="0.132291666666667cm" draw:fill-color="#4f81bd" draw:fill="solid" /></style:style></office:automatic-styles><office:body><office:chart><chart:chart svg:width="13.23cm" svg:height="8.18cm" chart:class="chart:scatter" chart:style-name="ch1"><chart:title svg:x="1.36in" svg:y="0.1in" chart:style-name="ch2"><text:p>Greedy Algorithm Coins</text:p></chart:title><chart:plot-area table:cell-range-address="'problem 4'.B2:'problem 4'.B40" svg:x="0.98cm" svg:width="11.99cm" svg:y="1.22cm" svg:height="5.98cm" chart:style-name="ch3"><chart:axis chart:name="primary-x" chart:dimension="x" chart:style-name="ch4"><chart:categories table:cell-range-address="'problem 4'.A2:'problem 4'.A40" chart:style-name="ch4" /><chart:title svg:x="2.72in" svg:y="2.88in" chart:style-name="ch6"><text:p>A</text:p></chart:title><chart:grid chart:class="major" chart:style-name="ch8" /></chart:axis><chart:axis chart:name="primary-y" chart:dimension="y" chart:style-name="ch7"><chart:title svg:x="0.15in" svg:y="1.08in" chart:style-name="ch9"><text:p>Coins required</text:p></chart:title><chart:grid chart:class="major" chart:style-name="ch8" /></chart:axis><chart:series chart:values-cell-range-address="'problem 4'.B2:'problem 4'.B40" chart:class="chart:scatter" chart:style-name="ch10"><chart:domain table:cell-range-address="'problem 4'.A2:'problem 4'.A40" /><chart:data-point chart:style-name="ch11" chart:repeated="39" /></chart:series><chart:wall chart:style-name="ch3" /></chart:plot-area></chart:chart></office:chart></office:body></office:document-content>
</file>

<file path=Object 0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4f81bd" draw:fill="solid" /></style:style><style:style style:name="ch11" style:family="chart"><style:graphic-properties draw:stroke="none" svg:stroke-width="0.132291666666667cm" draw:fill-color="#4f81bd" draw:fill="solid" /></style:style></office:automatic-styles><office:body><office:chart><chart:chart svg:width="13.23cm" svg:height="8.18cm" chart:class="chart:scatter" chart:style-name="ch1"><chart:title svg:x="1.58in" svg:y="0.1in" chart:style-name="ch2"><text:p>DP Algorithm Coins</text:p></chart:title><chart:plot-area table:cell-range-address="'problem 4'.C2:'problem 4'.C40" svg:x="0.98cm" svg:width="11.99cm" svg:y="1.22cm" svg:height="5.98cm" chart:style-name="ch3"><chart:axis chart:name="primary-x" chart:dimension="x" chart:style-name="ch4"><chart:categories table:cell-range-address="'problem 4'.A2:'problem 4'.A40" chart:style-name="ch4" /><chart:title svg:x="2.72in" svg:y="2.88in" chart:style-name="ch6"><text:p>A</text:p></chart:title><chart:grid chart:class="major" chart:style-name="ch8" /></chart:axis><chart:axis chart:name="primary-y" chart:dimension="y" chart:style-name="ch7"><chart:title svg:x="0.15in" svg:y="1.08in" chart:style-name="ch9"><text:p>Coins required</text:p></chart:title><chart:grid chart:class="major" chart:style-name="ch8" /></chart:axis><chart:series chart:values-cell-range-address="'problem 4'.C2:'problem 4'.C40" chart:class="chart:scatter" chart:style-name="ch10"><chart:domain table:cell-range-address="'problem 4'.A2:'problem 4'.A40" /><chart:data-point chart:style-name="ch11" chart:repeated="39" /></chart:series><chart:wall chart:style-name="ch3" /></chart:plot-area></chart:chart></office:chart></office:body></office:document-content>
</file>

<file path=Object 0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9" style:family="chart"><style:graphic-properties draw:stroke="solid" draw:fill-color="#b7b7b7" /></style:style><style:style style:name="ch10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1" style:family="chart"><style:chart-properties chart:symbol-name="arrow-right" chart:symbol-type="named-symbol" chart:symbol-width="0.079375cm" chart:symbol-height="0.079375cm" /><style:graphic-properties draw:stroke="none" svg:stroke-width="0.132291666666667cm" draw:fill-color="#4f81bd" draw:fill="solid" /></style:style><style:style style:name="ch12" style:family="chart"><style:graphic-properties draw:stroke="none" svg:stroke-width="0.132291666666667cm" draw:fill-color="#4f81bd" draw:fill="solid" /></style:style></office:automatic-styles><office:body><office:chart><chart:chart svg:width="13.28cm" svg:height="8.23cm" chart:class="chart:scatter" chart:style-name="ch1"><chart:title svg:x="1.42in" svg:y="0.1in" chart:style-name="ch2"><text:p>Time Greedy Algorithm</text:p></chart:title><chart:legend chart:legend-position="bottom" svg:x="0.53in" svg:y="2.9in" chart:style-name="ch3" chartooo:width="10.56cm" chartooo:height="0.61cm" /><chart:plot-area table:cell-range-address="'problem 4'.D2:'problem 4'.D40 'problem 4'.D1" svg:x="2.51cm" svg:width="10.56cm" svg:y="1.32cm" svg:height="5.32cm" chart:style-name="ch4"><chart:axis chart:name="primary-x" chart:dimension="x" chart:style-name="ch5"><chart:categories table:cell-range-address="'problem 4'.A2:'problem 4'.A40" chart:style-name="ch5" /><chart:title svg:x="3.21in" svg:y="2.61in" chart:style-name="ch7"><text:p>A</text:p></chart:title><chart:grid chart:class="major" chart:style-name="ch9" /></chart:axis><chart:axis chart:name="primary-y" chart:dimension="y" chart:style-name="ch8"><chart:title svg:x="0.79in" svg:y="0.83in" chart:style-name="ch10"><text:p>Time (milliseconds)</text:p></chart:title><chart:grid chart:class="major" chart:style-name="ch9" /></chart:axis><chart:series chart:values-cell-range-address="'problem 4'.D2:'problem 4'.D40" chart:class="chart:scatter" chart:label-cell-address="'problem 4'.D1" chart:style-name="ch11"><chart:domain table:cell-range-address="'problem 4'.A2:'problem 4'.A40" /><chart:regression-curve /><chart:data-point chart:style-name="ch12" chart:repeated="39" /></chart:series><chart:wall chart:style-name="ch4" /></chart:plot-area></chart:chart></office:chart></office:body></office:document-content>
</file>

<file path=Object 0-3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9" style:family="chart"><style:graphic-properties draw:stroke="solid" draw:fill-color="#b7b7b7" /></style:style><style:style style:name="ch10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1" style:family="chart"><style:chart-properties chart:symbol-name="arrow-right" chart:symbol-type="named-symbol" chart:symbol-width="0.079375cm" chart:symbol-height="0.079375cm" /><style:graphic-properties draw:stroke="none" svg:stroke-width="0.132291666666667cm" draw:fill-color="#4f81bd" draw:fill="solid" /></style:style><style:style style:name="ch12" style:family="chart"><style:graphic-properties draw:stroke="none" svg:stroke-width="0.132291666666667cm" draw:fill-color="#4f81bd" draw:fill="solid" /></style:style></office:automatic-styles><office:body><office:chart><chart:chart svg:width="13.28cm" svg:height="8.23cm" chart:class="chart:scatter" chart:style-name="ch1"><chart:title svg:x="1.62in" svg:y="0.1in" chart:style-name="ch2"><text:p>Time DP Algorithm</text:p></chart:title><chart:legend chart:legend-position="bottom" svg:x="0.98in" svg:y="2.9in" chart:style-name="ch3" chartooo:width="8.31cm" chartooo:height="0.61cm" /><chart:plot-area table:cell-range-address="'problem 4'.E2:'problem 4'.E40 'problem 4'.E1" svg:x="2.51cm" svg:width="10.56cm" svg:y="1.32cm" svg:height="5.32cm" chart:style-name="ch4"><chart:axis chart:name="primary-x" chart:dimension="x" chart:style-name="ch5"><chart:categories table:cell-range-address="'problem 4'.A2:'problem 4'.A40" chart:style-name="ch5" /><chart:title svg:x="3.06in" svg:y="2.61in" chart:style-name="ch7"><text:p>A</text:p></chart:title><chart:grid chart:class="major" chart:style-name="ch9" /></chart:axis><chart:axis chart:name="primary-y" chart:dimension="y" chart:style-name="ch8"><chart:title svg:x="0.79in" svg:y="0.83in" chart:style-name="ch10"><text:p>Time (milliseconds)</text:p></chart:title><chart:grid chart:class="major" chart:style-name="ch9" /></chart:axis><chart:series chart:values-cell-range-address="'problem 4'.E2:'problem 4'.E40" chart:class="chart:scatter" chart:label-cell-address="'problem 4'.E1" chart:style-name="ch11"><chart:domain table:cell-range-address="'problem 4'.A2:'problem 4'.A40" /><chart:regression-curve /><chart:data-point chart:style-name="ch12" chart:repeated="39" /></chart:series><chart:wall chart:style-name="ch4" /></chart:plot-area></chart:chart></office:chart></office:body></office:document-content>
</file>

<file path=Object 1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9" style:family="chart"><style:graphic-properties draw:stroke="solid" draw:fill-color="#b7b7b7" /></style:style><style:style style:name="ch10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1" style:family="chart"><style:chart-properties chart:symbol-name="arrow-right" chart:symbol-type="named-symbol" chart:symbol-width="0.079375cm" chart:symbol-height="0.079375cm" /><style:graphic-properties draw:stroke="none" svg:stroke-width="0.132291666666667cm" draw:fill-color="#c0504d" draw:fill="solid" /></style:style><style:style style:name="ch12" style:family="chart"><style:graphic-properties draw:stroke="none" svg:stroke-width="0.132291666666667cm" draw:fill-color="#c0504d" draw:fill="solid" /></style:style><style:style style:name="ch13" style:family="chart"><style:chart-properties chart:symbol-name="arrow-right" chart:symbol-type="named-symbol" chart:symbol-width="0.185208333333333cm" chart:symbol-height="0.185208333333333cm" /><style:graphic-properties draw:stroke="none" svg:stroke-width="0.132291666666667cm" draw:fill-color="#9bbb59" draw:fill="solid" /></style:style><style:style style:name="ch14" style:family="chart"><style:graphic-properties draw:stroke="none" svg:stroke-width="0.132291666666667cm" draw:fill-color="#9bbb59" draw:fill="solid" /></style:style></office:automatic-styles><office:body><office:chart><chart:chart svg:width="15.87cm" svg:height="9.82cm" chart:class="chart:scatter" chart:style-name="ch1"><chart:title svg:x="1.93in" svg:y="0.1in" chart:style-name="ch2"><text:p>Greedy Algorithm Time</text:p></chart:title><chart:legend chart:legend-position="end" svg:x="4.48in" svg:y="1.6in" chart:style-name="ch3" chartooo:width="4.23cm" chartooo:height="1.9cm" /><chart:plot-area table:cell-range-address="problem5.F2:problem5.F1000 problem5.F1 problem5.H2:problem5.H1000 problem5.H1" svg:x="1.77cm" svg:width="11.03cm" svg:y="1.61cm" svg:height="6.06cm" chart:style-name="ch4"><chart:axis chart:name="primary-x" chart:dimension="x" chart:style-name="ch5"><chart:categories table:cell-range-address="problem5.A2:problem5.A1000" chart:style-name="ch5" /><chart:title svg:x="2.98in" svg:y="3.02in" chart:style-name="ch7"><text:p>A</text:p></chart:title><chart:grid chart:class="major" chart:style-name="ch9" /></chart:axis><chart:axis chart:name="primary-y" chart:dimension="y" chart:style-name="ch8"><chart:title svg:x="0.5in" svg:y="1.09in" chart:style-name="ch10"><text:p>Time (milliseconds)</text:p></chart:title><chart:grid chart:class="major" chart:style-name="ch9" /></chart:axis><chart:series chart:values-cell-range-address="problem5.F2:problem5.F1000" chart:class="chart:scatter" chart:label-cell-address="problem5.F1" chart:style-name="ch11"><chart:domain table:cell-range-address="problem5.A2:problem5.A1000" /><chart:regression-curve /><chart:data-point chart:style-name="ch12" chart:repeated="999" /></chart:series><chart:series chart:values-cell-range-address="problem5.H2:problem5.H1000" chart:class="chart:scatter" chart:label-cell-address="problem5.H1" chart:style-name="ch13"><chart:domain table:cell-range-address="problem5.A2:problem5.A1000" /><chart:data-point chart:style-name="ch14" chart:repeated="999" /></chart:series><chart:wall chart:style-name="ch4" /></chart:plot-area></chart:chart></office:chart></office:body></office:document-content>
</file>

<file path=Object 1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9" style:family="chart"><style:graphic-properties draw:stroke="solid" draw:fill-color="#b7b7b7" /></style:style><style:style style:name="ch10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1" style:family="chart"><style:chart-properties chart:symbol-name="arrow-right" chart:symbol-type="named-symbol" chart:symbol-width="0.0529166666666667cm" chart:symbol-height="0.0529166666666667cm" /><style:graphic-properties draw:stroke="none" svg:stroke-width="0.132291666666667cm" draw:fill-color="#4f81bd" draw:fill="solid" /></style:style><style:style style:name="ch12" style:family="chart"><style:graphic-properties draw:stroke="none" svg:stroke-width="0.132291666666667cm" draw:fill-color="#4f81bd" draw:fill="solid" /></style:style><style:style style:name="ch13" style:family="chart"><style:chart-properties chart:symbol-name="arrow-right" chart:symbol-type="named-symbol" chart:symbol-width="0.0529166666666667cm" chart:symbol-height="0.0529166666666667cm" /><style:graphic-properties draw:stroke="none" svg:stroke-width="0.132291666666667cm" draw:fill-color="#c0504d" draw:fill="solid" /></style:style><style:style style:name="ch14" style:family="chart"><style:graphic-properties draw:stroke="none" svg:stroke-width="0.132291666666667cm" draw:fill-color="#c0504d" draw:fill="solid" /></style:style></office:automatic-styles><office:body><office:chart><chart:chart svg:width="15.87cm" svg:height="9.82cm" chart:class="chart:scatter" chart:style-name="ch1"><chart:title svg:x="2.14in" svg:y="0.1in" chart:style-name="ch2"><text:p>DP Algorithm Time</text:p></chart:title><chart:legend chart:legend-position="end" svg:x="4.74in" svg:y="1.48in" chart:style-name="ch3" chartooo:width="3.57cm" chartooo:height="2.54cm" /><chart:plot-area table:cell-range-address="problem5.G2:problem5.G1000 problem5.G1 problem5.I2:problem5.I1000 problem5.I1" svg:x="1.77cm" svg:width="11.03cm" svg:y="1.61cm" svg:height="6.06cm" chart:style-name="ch4"><chart:axis chart:name="primary-x" chart:dimension="x" chart:style-name="ch5"><chart:categories table:cell-range-address="problem5.A2:problem5.A1000" chart:style-name="ch5" /><chart:title svg:x="2.81in" svg:y="3.02in" chart:style-name="ch7"><text:p>A</text:p></chart:title><chart:grid chart:class="major" chart:style-name="ch9" /></chart:axis><chart:axis chart:name="primary-y" chart:dimension="y" chart:style-name="ch8"><chart:title svg:x="0.5in" svg:y="1.09in" chart:style-name="ch10"><text:p>Time (milliseconds)</text:p></chart:title><chart:grid chart:class="major" chart:style-name="ch9" /></chart:axis><chart:series chart:values-cell-range-address="problem5.G2:problem5.G1000" chart:class="chart:scatter" chart:label-cell-address="problem5.G1" chart:style-name="ch11"><chart:domain table:cell-range-address="problem5.A2:problem5.A1000" /><chart:regression-curve /><chart:data-point chart:style-name="ch12" chart:repeated="999" /></chart:series><chart:series chart:values-cell-range-address="problem5.I2:problem5.I1000" chart:class="chart:scatter" chart:label-cell-address="problem5.I1" chart:style-name="ch13"><chart:domain table:cell-range-address="problem5.A2:problem5.A1000" /><chart:regression-curve /><chart:data-point chart:style-name="ch14" chart:repeated="999" /></chart:series><chart:wall chart:style-name="ch4" /></chart:plot-area></chart:chart></office:chart></office:body></office:document-content>
</file>

<file path=Object 2-0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0529166666666667cm" chart:symbol-height="0.0529166666666667cm" /><style:graphic-properties draw:stroke="none" svg:stroke-width="0.132291666666667cm" draw:fill-color="#4f81bd" draw:fill="solid" /></style:style><style:style style:name="ch11" style:family="chart"><style:graphic-properties draw:stroke="none" svg:stroke-width="0.132291666666667cm" draw:fill-color="#4f81bd" draw:fill="solid" /></style:style></office:automatic-styles><office:body><office:chart><chart:chart svg:width="13.23cm" svg:height="8.18cm" chart:class="chart:scatter" chart:style-name="ch1"><chart:title svg:x="1.36in" svg:y="0.1in" chart:style-name="ch2"><text:p>Greedy Algorithm Coins</text:p></chart:title><chart:plot-area table:cell-range-address="problem6.B2:problem6.B202" svg:x="0.98cm" svg:width="11.99cm" svg:y="1.22cm" svg:height="5.98cm" chart:style-name="ch3"><chart:axis chart:name="primary-x" chart:dimension="x" chart:style-name="ch4"><chart:categories table:cell-range-address="problem6.A2:problem6.A202" chart:style-name="ch4" /><chart:title svg:x="2.72in" svg:y="2.88in" chart:style-name="ch6"><text:p>A</text:p></chart:title><chart:grid chart:class="major" chart:style-name="ch8" /></chart:axis><chart:axis chart:name="primary-y" chart:dimension="y" chart:style-name="ch7"><chart:title svg:x="0.15in" svg:y="1.08in" chart:style-name="ch9"><text:p>Coins required</text:p></chart:title><chart:grid chart:class="major" chart:style-name="ch8" /></chart:axis><chart:series chart:values-cell-range-address="problem6.B2:problem6.B202" chart:class="chart:scatter" chart:style-name="ch10"><chart:domain table:cell-range-address="problem6.A2:problem6.A202" /><chart:data-point chart:style-name="ch11" chart:repeated="201" /></chart:series><chart:wall chart:style-name="ch3" /></chart:plot-area></chart:chart></office:chart></office:body></office:document-content>
</file>

<file path=Object 2-1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treat-empty-cells="leave-gap" chart:include-hidden-cells="false" /><style:graphic-properties draw:stroke="none" draw:fill-color="#ffffff" draw:fill="solid" /></style:style><style:style style:name="ch4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5" style:family="chart"><style:graphic-properties draw:stroke="solid" draw:fill-color="#b7b7b7" /></style:style><style:style style:name="ch6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7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8" style:family="chart"><style:graphic-properties draw:stroke="solid" draw:fill-color="#b7b7b7" /></style:style><style:style style:name="ch9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0" style:family="chart"><style:chart-properties chart:symbol-name="arrow-right" chart:symbol-type="named-symbol" chart:symbol-width="0.0529166666666667cm" chart:symbol-height="0.0529166666666667cm" /><style:graphic-properties draw:stroke="none" svg:stroke-width="0.132291666666667cm" draw:fill-color="#4f81bd" draw:fill="solid" /></style:style><style:style style:name="ch11" style:family="chart"><style:graphic-properties draw:stroke="none" svg:stroke-width="0.132291666666667cm" draw:fill-color="#4f81bd" draw:fill="solid" /></style:style></office:automatic-styles><office:body><office:chart><chart:chart svg:width="13.23cm" svg:height="8.18cm" chart:class="chart:scatter" chart:style-name="ch1"><chart:title svg:x="1.58in" svg:y="0.1in" chart:style-name="ch2"><text:p>DP Algorithm Coins</text:p></chart:title><chart:plot-area table:cell-range-address="problem6.C2:problem6.C202" svg:x="0.98cm" svg:width="11.99cm" svg:y="1.22cm" svg:height="5.98cm" chart:style-name="ch3"><chart:axis chart:name="primary-x" chart:dimension="x" chart:style-name="ch4"><chart:categories table:cell-range-address="problem6.A2:problem6.A202" chart:style-name="ch4" /><chart:title svg:x="2.72in" svg:y="2.88in" chart:style-name="ch6"><text:p>A</text:p></chart:title><chart:grid chart:class="major" chart:style-name="ch8" /></chart:axis><chart:axis chart:name="primary-y" chart:dimension="y" chart:style-name="ch7"><chart:title svg:x="0.15in" svg:y="1.08in" chart:style-name="ch9"><text:p>Coins required</text:p></chart:title><chart:grid chart:class="major" chart:style-name="ch8" /></chart:axis><chart:series chart:values-cell-range-address="problem6.C2:problem6.C202" chart:class="chart:scatter" chart:style-name="ch10"><chart:domain table:cell-range-address="problem6.A2:problem6.A202" /><chart:data-point chart:style-name="ch11" chart:repeated="201" /></chart:series><chart:wall chart:style-name="ch3" /></chart:plot-area></chart:chart></office:chart></office:body></office:document-content>
</file>

<file path=Object 2-2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9" style:family="chart"><style:graphic-properties draw:stroke="solid" draw:fill-color="#b7b7b7" /></style:style><style:style style:name="ch10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1" style:family="chart"><style:chart-properties chart:symbol-name="arrow-right" chart:symbol-type="named-symbol" chart:symbol-width="0.079375cm" chart:symbol-height="0.079375cm" /><style:graphic-properties draw:stroke="none" svg:stroke-width="0.132291666666667cm" draw:fill-color="#4f81bd" draw:fill="solid" /></style:style><style:style style:name="ch12" style:family="chart"><style:graphic-properties draw:stroke="none" svg:stroke-width="0.132291666666667cm" draw:fill-color="#4f81bd" draw:fill="solid" /></style:style></office:automatic-styles><office:body><office:chart><chart:chart svg:width="13.28cm" svg:height="8.23cm" chart:class="chart:scatter" chart:style-name="ch1"><chart:title svg:x="1.42in" svg:y="0.1in" chart:style-name="ch2"><text:p>Time Greedy Algorithm</text:p></chart:title><chart:legend chart:legend-position="bottom" svg:x="0.53in" svg:y="2.9in" chart:style-name="ch3" chartooo:width="10.56cm" chartooo:height="0.61cm" /><chart:plot-area table:cell-range-address="problem6.D2:problem6.D1000 problem6.D1" svg:x="2.51cm" svg:width="10.56cm" svg:y="1.32cm" svg:height="5.32cm" chart:style-name="ch4"><chart:axis chart:name="primary-x" chart:dimension="x" chart:style-name="ch5"><chart:categories table:cell-range-address="problem6.A2:problem6.A1000" chart:style-name="ch5" /><chart:title svg:x="3.18in" svg:y="2.61in" chart:style-name="ch7"><text:p>A</text:p></chart:title><chart:grid chart:class="major" chart:style-name="ch9" /></chart:axis><chart:axis chart:name="primary-y" chart:dimension="y" chart:style-name="ch8"><chart:title svg:x="0.79in" svg:y="0.83in" chart:style-name="ch10"><text:p>Time (milliseconds)</text:p></chart:title><chart:grid chart:class="major" chart:style-name="ch9" /></chart:axis><chart:series chart:values-cell-range-address="problem6.D2:problem6.D1000" chart:class="chart:scatter" chart:label-cell-address="problem6.D1" chart:style-name="ch11"><chart:domain table:cell-range-address="problem6.A2:problem6.A1000" /><chart:regression-curve /><chart:data-point chart:style-name="ch12" chart:repeated="999" /></chart:series><chart:wall chart:style-name="ch4" /></chart:plot-area></chart:chart></office:chart></office:body></office:document-content>
</file>

<file path=Object 2-3/content.xml>﻿<?xml version="1.0" encoding="utf-8"?>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<office:automatic-styles><number:number-style style:name="N0"><number:number number:min-integer-digits="1" /></number:number-style><number:number-style style:name="N0"><number:number number:min-integer-digits="1" /></number:number-style><style:style style:name="ch1" style:family="chart"><style:graphic-properties draw:stroke="solid" draw:fill-color="#ffffff" draw:fill="solid" /></style:style><style:style style:name="ch2" style:family="chart"><style:graphic-properties draw:stroke="none" draw:fill="none" /><style:text-properties fo:color="#000000" fo:font-family="Arial" fo:font-weight="bold" style:font-weight-asian="bold" style:font-weight-complex="bold" fo:font-size="16pt" style:font-size-asian="16pt" style:font-size-complex="16pt" /></style:style><style:style style:name="ch3" style:family="chart"><style:chart-properties chart:auto-position="true" /><style:graphic-properties draw:stroke="none" draw:fill="none" /><style:text-properties fo:color="#000000" fo:font-family="Arial" fo:font-size="10pt" style:font-size-asian="10pt" style:font-size-complex="10pt" /></style:style><style:style style:name="ch4" style:family="chart"><style:chart-properties chart:treat-empty-cells="leave-gap" chart:include-hidden-cells="false" /><style:graphic-properties draw:stroke="none" draw:fill-color="#ffffff" draw:fill="solid" /></style:style><style:style style:name="ch5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6" style:family="chart"><style:graphic-properties draw:stroke="solid" draw:fill-color="#b7b7b7" /></style:style><style:style style:name="ch7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8" style:family="chart" style:data-style-name="N0"><style:chart-properties chart:reverse-direction="false" chart:logarithmic="false" chart:line-break="false" chart:text-overlap="true" chart:tick-marks-major-outer="true" chart:display-label="true" style:rotation-angle="0" chart:axis-position="0" /><style:graphic-properties draw:stroke="none" svg:stroke-width="0.132291666666667cm" draw:fill="none" /><style:text-properties fo:color="#000000" fo:font-family="Arial" fo:font-size="10pt" style:font-size-asian="10pt" style:font-size-complex="10pt" /></style:style><style:style style:name="ch9" style:family="chart"><style:graphic-properties draw:stroke="solid" draw:fill-color="#b7b7b7" /></style:style><style:style style:name="ch10" style:family="chart"><style:graphic-properties draw:stroke="none" draw:fill="none" /><style:text-properties fo:color="#000000" fo:font-family="Arial" fo:font-weight="bold" style:font-weight-asian="bold" style:font-weight-complex="bold" fo:font-size="10pt" style:font-size-asian="10pt" style:font-size-complex="10pt" /></style:style><style:style style:name="ch11" style:family="chart"><style:chart-properties chart:symbol-name="arrow-right" chart:symbol-type="named-symbol" chart:symbol-width="0.079375cm" chart:symbol-height="0.079375cm" /><style:graphic-properties draw:stroke="none" svg:stroke-width="0.132291666666667cm" draw:fill-color="#4f81bd" draw:fill="solid" /></style:style><style:style style:name="ch12" style:family="chart"><style:graphic-properties draw:stroke="none" svg:stroke-width="0.132291666666667cm" draw:fill-color="#4f81bd" draw:fill="solid" /></style:style></office:automatic-styles><office:body><office:chart><chart:chart svg:width="13.28cm" svg:height="8.23cm" chart:class="chart:scatter" chart:style-name="ch1"><chart:title svg:x="1.62in" svg:y="0.1in" chart:style-name="ch2"><text:p>Time DP Algorithm</text:p></chart:title><chart:legend chart:legend-position="bottom" svg:x="0.98in" svg:y="2.9in" chart:style-name="ch3" chartooo:width="8.31cm" chartooo:height="0.61cm" /><chart:plot-area table:cell-range-address="problem6.E2:problem6.E1000 problem6.E1" svg:x="2.51cm" svg:width="10.56cm" svg:y="1.32cm" svg:height="5.32cm" chart:style-name="ch4"><chart:axis chart:name="primary-x" chart:dimension="x" chart:style-name="ch5"><chart:categories table:cell-range-address="problem6.A2:problem6.A1000" chart:style-name="ch5" /><chart:title svg:x="3.1in" svg:y="2.61in" chart:style-name="ch7"><text:p>A</text:p></chart:title><chart:grid chart:class="major" chart:style-name="ch9" /></chart:axis><chart:axis chart:name="primary-y" chart:dimension="y" chart:style-name="ch8"><chart:title svg:x="0.79in" svg:y="0.83in" chart:style-name="ch10"><text:p>Time (milliseconds)</text:p></chart:title><chart:grid chart:class="major" chart:style-name="ch9" /></chart:axis><chart:series chart:values-cell-range-address="problem6.E2:problem6.E1000" chart:class="chart:scatter" chart:label-cell-address="problem6.E1" chart:style-name="ch11"><chart:domain table:cell-range-address="problem6.A2:problem6.A1000" /><chart:regression-curve /><chart:data-point chart:style-name="ch12" chart:repeated="999" /></chart:series><chart:wall chart:style-name="ch4" /></chart:plot-area></chart:chart></office:chart></office:body></office:document-content>
</file>